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874cm"/>
    </style:style>
    <style:style style:name="co12" style:family="table-column">
      <style:table-column-properties fo:break-before="auto" style:column-width="5.092cm"/>
    </style:style>
    <style:style style:name="co13" style:family="table-column">
      <style:table-column-properties fo:break-before="auto" style:column-width="6.281cm"/>
    </style:style>
    <style:style style:name="co14" style:family="table-column">
      <style:table-column-properties fo:break-before="auto" style:column-width="3.074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18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16500303">
            <text:p>16500303</text:p>
          </table:table-cell>
          <table:table-cell office:value-type="float" office:value="168931120">
            <text:p>168931120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office:value-type="string">
            <text:p>2013-03-05</text:p>
          </table:table-cell>
          <table:table-cell office:value-type="float" office:value="673042524467">
            <text:p>6730425244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19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19">
            <text:p>0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402">
            <text:p>551402</text:p>
          </table:table-cell>
          <table:table-cell office:value-type="float" office:value="122326493">
            <text:p>122326493</text:p>
          </table:table-cell>
          <table:table-cell office:value-type="string">
            <text:p>2012-05-10</text:p>
          </table:table-cell>
          <table:table-cell office:value-type="string">
            <text:p>S</text:p>
          </table:table-cell>
          <table:table-cell office:value-type="string">
            <text:p>2012-04-30</text:p>
          </table:table-cell>
          <table:table-cell office:value-type="float" office:value="52763994144">
            <text:p>527639941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5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9349">
            <text:p>21259349</text:p>
          </table:table-cell>
          <table:table-cell office:value-type="float" office:value="181882257">
            <text:p>181882257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765261331">
            <text:p>957652613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evas Trigl -4,3mmol/lkol -4,0 , HDL -0,5 </text:p>
          </table:table-cell>
          <table:table-cell office:value-type="string">
            <text:p>HDL -0,5 </text:p>
          </table:table-cell>
          <table:table-cell office:value-type="string">
            <text:p>, LDL - 2.2mmol/l , HbA1c-6,8 , </text:p>
          </table:table-cell>
          <table:table-cell office:value-type="string">
            <text:p>HDL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 100</text:p>
          </table:table-cell>
        </table:table-row>
        <table:table-row table:style-name="ro1">
          <table:table-cell office:value-type="float" office:value="569215">
            <text:p>569215</text:p>
          </table:table-cell>
          <table:table-cell office:value-type="float" office:value="82523152">
            <text:p>82523152</text:p>
          </table:table-cell>
          <table:table-cell office:value-type="string">
            <text:p>2012-01-13</text:p>
          </table:table-cell>
          <table:table-cell office:value-type="string">
            <text:p>S</text:p>
          </table:table-cell>
          <table:table-cell office:value-type="string">
            <text:p>2012-01-07</text:p>
          </table:table-cell>
          <table:table-cell office:value-type="float" office:value="17633891487">
            <text:p>176338914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0.55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0.55">
            <text:p>0,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365">
            <text:p>452365</text:p>
          </table:table-cell>
          <table:table-cell office:value-type="float" office:value="90487652">
            <text:p>90487652</text:p>
          </table:table-cell>
          <table:table-cell office:value-type="string">
            <text:p>2012-04-04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30637846383">
            <text:p>306378463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5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55">
            <text:p>0,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6527">
            <text:p>706527</text:p>
          </table:table-cell>
          <table:table-cell office:value-type="float" office:value="123377831">
            <text:p>123377831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08</text:p>
          </table:table-cell>
          <table:table-cell office:value-type="float" office:value="43658053641">
            <text:p>436580536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57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57">
            <text:p>0,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6217">
            <text:p>22476217</text:p>
          </table:table-cell>
          <table:table-cell office:value-type="float" office:value="210367735">
            <text:p>210367735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21104968795">
            <text:p>21104968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59 </text:p>
          </table:table-cell>
          <table:table-cell office:value-type="string">
            <text:p>↓ ( 0.80 . 2.10 mmol/L )</text:p>
          </table:table-cell>
          <table:table-cell office:value-type="string">
            <text:p>HDL</text:p>
          </table:table-cell>
          <table:table-cell office:value-type="float" office:value="0.59">
            <text:p>0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4325">
            <text:p>19334325</text:p>
          </table:table-cell>
          <table:table-cell office:value-type="float" office:value="214402541">
            <text:p>214402541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577805">
            <text:p>673030577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11.201319 : 15 : 22 : HDL kolesterool 0.6 mmol/l</text:p>
          </table:table-cell>
          <table:table-cell office:value-type="string">
            <text:p>HDL kolesterool 0.6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088">
            <text:p>2160088</text:p>
          </table:table-cell>
          <table:table-cell office:value-type="float" office:value="87906537">
            <text:p>8790653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410688041">
            <text:p>184106880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4.3 mmol/L HDL kolesterool 0.64 mmol/l</text:p>
          </table:table-cell>
          <table:table-cell office:value-type="string">
            <text:p>HDL kolesterool 0.64 mmol/l</text:p>
          </table:table-cell>
          <table:table-cell office:value-type="string">
            <text:p><text:s/>LDL kolesterool 2.54 mmol/l Tri</text:p>
          </table:table-cell>
          <table:table-cell office:value-type="string">
            <text:p>HDL kolesterool</text:p>
          </table:table-cell>
          <table:table-cell office:value-type="float" office:value="0.64">
            <text:p>0,6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07300">
            <text:p>4407300</text:p>
          </table:table-cell>
          <table:table-cell office:value-type="float" office:value="124122116">
            <text:p>124122116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54632984446">
            <text:p>546329844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6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65">
            <text:p>0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657">
            <text:p>768657</text:p>
          </table:table-cell>
          <table:table-cell office:value-type="float" office:value="140849647">
            <text:p>140849647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620396016">
            <text:p>456203960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6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65">
            <text:p>0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0715">
            <text:p>16640715</text:p>
          </table:table-cell>
          <table:table-cell office:value-type="float" office:value="160187584">
            <text:p>160187584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office:value-type="string">
            <text:p>2013-01-18</text:p>
          </table:table-cell>
          <table:table-cell office:value-type="float" office:value="673046871785">
            <text:p>6730468717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67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67">
            <text:p>0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9368">
            <text:p>2689368</text:p>
          </table:table-cell>
          <table:table-cell office:value-type="float" office:value="153407899">
            <text:p>15340789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9590935743">
            <text:p>295909357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12.201213 : 47 : HDL-kolesterool 0.68 mmol/l</text:p>
          </table:table-cell>
          <table:table-cell office:value-type="string">
            <text:p>HDL-kolesterool 0.68 mmol/l</text:p>
          </table:table-cell>
          <table:table-cell/>
          <table:table-cell office:value-type="string">
            <text:p>HDL-kolesterool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680">
            <text:p>520680</text:p>
          </table:table-cell>
          <table:table-cell office:value-type="float" office:value="137443401">
            <text:p>137443401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office:value-type="string">
            <text:p>2012-08-31</text:p>
          </table:table-cell>
          <table:table-cell office:value-type="float" office:value="77045552325">
            <text:p>770455523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4 ( 2.9 . 6.1 mmol/L ) S , P-HDL-Chol 0.73 ( </text:p>
          </table:table-cell>
          <table:table-cell office:value-type="string">
            <text:p>S , P-HDL-Chol 0.73 ( </text:p>
          </table:table-cell>
          <table:table-cell office:value-type="string">
            <text:p>0.80 . 2.10 mmol/L ) S , P-LDL-C</text:p>
          </table:table-cell>
          <table:table-cell office:value-type="string">
            <text:p>S , P-HDL-Chol</text:p>
          </table:table-cell>
          <table:table-cell office:value-type="float" office:value="0.73">
            <text:p>0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68174">
            <text:p>20168174</text:p>
          </table:table-cell>
          <table:table-cell office:value-type="float" office:value="206516533">
            <text:p>206516533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914165931">
            <text:p>49914165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mkmol/l , kol-4,2 mmol/l madal HDL-0,73mmol/l</text:p>
          </table:table-cell>
          <table:table-cell office:value-type="string">
            <text:p>HDL-0,73mmol/l</text:p>
          </table:table-cell>
          <table:table-cell office:value-type="string">
            <text:p><text:s/>, LDL-2,6 mmol/l , Korduv profü</text:p>
          </table:table-cell>
          <table:table-cell office:value-type="string">
            <text:p>HDL</text:p>
          </table:table-cell>
          <table:table-cell office:value-type="float" office:value="0.73">
            <text:p>0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8948">
            <text:p>16818948</text:p>
          </table:table-cell>
          <table:table-cell office:value-type="float" office:value="162530622">
            <text:p>162530622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62827251407">
            <text:p>628272514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7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0.74">
            <text:p>0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34960">
            <text:p>6934960</text:p>
          </table:table-cell>
          <table:table-cell office:value-type="float" office:value="127089578">
            <text:p>127089578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13723445856">
            <text:p>137234458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74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74">
            <text:p>0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3177">
            <text:p>4443177</text:p>
          </table:table-cell>
          <table:table-cell office:value-type="float" office:value="79923299">
            <text:p>79923299</text:p>
          </table:table-cell>
          <table:table-cell office:value-type="string">
            <text:p>2011-12-29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27640813624">
            <text:p>276408136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4,9 HDL 0,76 </text:p>
          </table:table-cell>
          <table:table-cell office:value-type="string">
            <text:p>HDL 0,76 </text:p>
          </table:table-cell>
          <table:table-cell office:value-type="string">
            <text:p>LDL 3,29 TG 2,77 .</text:p>
          </table:table-cell>
          <table:table-cell office:value-type="string">
            <text:p>HDL</text:p>
          </table:table-cell>
          <table:table-cell office:value-type="float" office:value="0.76">
            <text:p>0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7369">
            <text:p>18577369</text:p>
          </table:table-cell>
          <table:table-cell office:value-type="float" office:value="160144877">
            <text:p>16014487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320828">
            <text:p>673030320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1.201312 : 04 : HDL kolesterool 0.76 mmol/l</text:p>
          </table:table-cell>
          <table:table-cell office:value-type="string">
            <text:p>HDL kolesterool 0.76 mmol/l</text:p>
          </table:table-cell>
          <table:table-cell/>
          <table:table-cell office:value-type="string">
            <text:p>HDL kolesterool</text:p>
          </table:table-cell>
          <table:table-cell office:value-type="float" office:value="0.76">
            <text:p>0,7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7051">
            <text:p>18117051</text:p>
          </table:table-cell>
          <table:table-cell office:value-type="float" office:value="207049963">
            <text:p>207049963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91016361099">
            <text:p>91016361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8.2013 HDL -kolesterool 0,77 </text:p>
          </table:table-cell>
          <table:table-cell office:value-type="string">
            <text:p>HDL -kolesterool 0,77 </text:p>
          </table:table-cell>
          <table:table-cell office:value-type="string">
            <text:p>? mmol/l 1,03-2,61</text:p>
          </table:table-cell>
          <table:table-cell office:value-type="string">
            <text:p>HDL -kolesterool</text:p>
          </table:table-cell>
          <table:table-cell office:value-type="float" office:value="0.77">
            <text:p>0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336">
            <text:p>2281336</text:p>
          </table:table-cell>
          <table:table-cell office:value-type="float" office:value="80100674">
            <text:p>8010067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48205589731">
            <text:p>482055897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1.201219 : 32 : HDL kolesterool 0.77 mmol/l</text:p>
          </table:table-cell>
          <table:table-cell office:value-type="string">
            <text:p>HDL kolesterool 0.77 mmol/l</text:p>
          </table:table-cell>
          <table:table-cell/>
          <table:table-cell office:value-type="string">
            <text:p>HDL kolesterool</text:p>
          </table:table-cell>
          <table:table-cell office:value-type="float" office:value="0.77">
            <text:p>0,7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4883">
            <text:p>2664883</text:p>
          </table:table-cell>
          <table:table-cell office:value-type="float" office:value="139217516">
            <text:p>139217516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84049054241">
            <text:p>840490542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2.03.201214 : 02 : 29 : HDL kolesterool 0.77 mmol/l</text:p>
          </table:table-cell>
          <table:table-cell office:value-type="string">
            <text:p>HDL kolesterool 0.77 mmol/l</text:p>
          </table:table-cell>
          <table:table-cell/>
          <table:table-cell office:value-type="string">
            <text:p>HDL kolesterool</text:p>
          </table:table-cell>
          <table:table-cell office:value-type="float" office:value="0.77">
            <text:p>0,7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9669">
            <text:p>16529669</text:p>
          </table:table-cell>
          <table:table-cell office:value-type="float" office:value="205021180">
            <text:p>205021180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515527">
            <text:p>6730445155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78 </text:p>
          </table:table-cell>
          <table:table-cell office:value-type="string">
            <text:p>↓ ( 0.80 . 2.10 mmol/L )</text:p>
          </table:table-cell>
          <table:table-cell office:value-type="string">
            <text:p>HDL</text:p>
          </table:table-cell>
          <table:table-cell office:value-type="float" office:value="0.78">
            <text:p>0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5325">
            <text:p>16345325</text:p>
          </table:table-cell>
          <table:table-cell office:value-type="float" office:value="211113382">
            <text:p>211113382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673044070458">
            <text:p>6730440704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79 </text:p>
          </table:table-cell>
          <table:table-cell office:value-type="string">
            <text:p>↓ ( 0.80 . 2.10 mmol/L )</text:p>
          </table:table-cell>
          <table:table-cell office:value-type="string">
            <text:p>HDL</text:p>
          </table:table-cell>
          <table:table-cell office:value-type="float" office:value="0.79">
            <text:p>0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700">
            <text:p>2356700</text:p>
          </table:table-cell>
          <table:table-cell office:value-type="float" office:value="84790900">
            <text:p>84790900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3051275901">
            <text:p>730512759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2.02.201216 : 14 : HDL kolesterool 0.79 mmol/l</text:p>
          </table:table-cell>
          <table:table-cell office:value-type="string">
            <text:p>HDL kolesterool 0.79 mmol/l</text:p>
          </table:table-cell>
          <table:table-cell/>
          <table:table-cell office:value-type="string">
            <text:p>HDL kolesterool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9988">
            <text:p>18139988</text:p>
          </table:table-cell>
          <table:table-cell office:value-type="float" office:value="218697586">
            <text:p>218697586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82026063350">
            <text:p>820260633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12.201313 : 39 : 31 : HDL kolesterool 0.8 mmol/l</text:p>
          </table:table-cell>
          <table:table-cell office:value-type="string">
            <text:p>HDL kolesterool 0.8 mmol/l</text:p>
          </table:table-cell>
          <table:table-cell/>
          <table:table-cell office:value-type="string">
            <text:p>HDL kolesterool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63545">
            <text:p>17863545</text:p>
          </table:table-cell>
          <table:table-cell office:value-type="float" office:value="211803249">
            <text:p>211803249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4511562475">
            <text:p>645115624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,8 </text:p>
          </table:table-cell>
          <table:table-cell office:value-type="string">
            <text:p>.</text:p>
          </table:table-cell>
          <table:table-cell office:value-type="string">
            <text:p>HDL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7835">
            <text:p>22987835</text:p>
          </table:table-cell>
          <table:table-cell office:value-type="float" office:value="172677121">
            <text:p>172677121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673030406624">
            <text:p>673030406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6,2 LDL 4,2 HDL 0,8 </text:p>
          </table:table-cell>
          <table:table-cell office:value-type="string">
            <text:p>HDL 0,8 </text:p>
          </table:table-cell>
          <table:table-cell office:value-type="string">
            <text:p>TG 2,62 .</text:p>
          </table:table-cell>
          <table:table-cell office:value-type="string">
            <text:p>HDL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0070">
            <text:p>18980070</text:p>
          </table:table-cell>
          <table:table-cell office:value-type="float" office:value="173297834">
            <text:p>173297834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191648472">
            <text:p>341916484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0.8 mmol/l</text:p>
          </table:table-cell>
          <table:table-cell office:value-type="string">
            <text:p><text:s/>, LDL kolesterool 3.8 mmol/l , </text:p>
          </table:table-cell>
          <table:table-cell office:value-type="string">
            <text:p>HDL kolesterool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2360">
            <text:p>4442360</text:p>
          </table:table-cell>
          <table:table-cell office:value-type="float" office:value="83098960">
            <text:p>83098960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98675953731">
            <text:p>986759537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80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1962">
            <text:p>18661962</text:p>
          </table:table-cell>
          <table:table-cell office:value-type="float" office:value="191794088">
            <text:p>191794088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92399877181">
            <text:p>923998771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6 : 57 : HDL kolesterool 0.8 mmol/l</text:p>
          </table:table-cell>
          <table:table-cell office:value-type="string">
            <text:p>HDL kolesterool 0.8 mmol/l</text:p>
          </table:table-cell>
          <table:table-cell/>
          <table:table-cell office:value-type="string">
            <text:p>HDL kolesterool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56994">
            <text:p>17656994</text:p>
          </table:table-cell>
          <table:table-cell office:value-type="float" office:value="165951433">
            <text:p>165951433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73045159492">
            <text:p>6730451594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3.201312 : 55 : HDL kolesterool 0.8 mmol/l</text:p>
          </table:table-cell>
          <table:table-cell office:value-type="string">
            <text:p>HDL kolesterool 0.8 mmol/l</text:p>
          </table:table-cell>
          <table:table-cell/>
          <table:table-cell office:value-type="string">
            <text:p>HDL kolesterool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04992">
            <text:p>19404992</text:p>
          </table:table-cell>
          <table:table-cell office:value-type="float" office:value="205125772">
            <text:p>205125772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20276990122">
            <text:p>20276990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usega lipoproteiini kolesterool S-HDL 0,81 mmol/l</text:p>
          </table:table-cell>
          <table:table-cell office:value-type="string">
            <text:p>S-HDL 0,81 mmol/l</text:p>
          </table:table-cell>
          <table:table-cell office:value-type="string">
            <text:p><text:s/>0,8-2,166105</text:p>
          </table:table-cell>
          <table:table-cell office:value-type="string">
            <text:p>S-HDL</text:p>
          </table:table-cell>
          <table:table-cell office:value-type="float" office:value="0.81">
            <text:p>0,8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0884">
            <text:p>16930884</text:p>
          </table:table-cell>
          <table:table-cell office:value-type="float" office:value="171706892">
            <text:p>171706892</text:p>
          </table:table-cell>
          <table:table-cell office:value-type="string">
            <text:p>2013-04-12</text:p>
          </table:table-cell>
          <table:table-cell office:value-type="string">
            <text:p>S</text:p>
          </table:table-cell>
          <table:table-cell office:value-type="string">
            <text:p>2013-03-28</text:p>
          </table:table-cell>
          <table:table-cell office:value-type="float" office:value="77577555361">
            <text:p>775775553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rool 3.9 ( 3.3 . 6.9 mmol/L ) ; HDL 0.81 ( </text:p>
          </table:table-cell>
          <table:table-cell office:value-type="string">
            <text:p>HDL 0.81 ( </text:p>
          </table:table-cell>
          <table:table-cell office:value-type="string">
            <text:p>0.80 . 2.10 mmol/L ) ; LDL 2.50 </text:p>
          </table:table-cell>
          <table:table-cell office:value-type="string">
            <text:p>HDL</text:p>
          </table:table-cell>
          <table:table-cell office:value-type="float" office:value="0.81">
            <text:p>0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3425">
            <text:p>16663425</text:p>
          </table:table-cell>
          <table:table-cell office:value-type="float" office:value="196446001">
            <text:p>196446001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office:value-type="string">
            <text:p>2013-08-27</text:p>
          </table:table-cell>
          <table:table-cell office:value-type="float" office:value="23700197727">
            <text:p>237001977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82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82">
            <text:p>0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553">
            <text:p>2117553</text:p>
          </table:table-cell>
          <table:table-cell office:value-type="float" office:value="92364954">
            <text:p>92364954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56147640226">
            <text:p>561476402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9.03.201213 : 24 : HDL-Kolesterool 0.84 mmol/l</text:p>
          </table:table-cell>
          <table:table-cell office:value-type="string">
            <text:p>HDL-Kolesterool 0.84 mmol/l</text:p>
          </table:table-cell>
          <table:table-cell/>
          <table:table-cell office:value-type="string">
            <text:p>HDL-Kolesterool</text:p>
          </table:table-cell>
          <table:table-cell office:value-type="float" office:value="0.84">
            <text:p>0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9036">
            <text:p>719036</text:p>
          </table:table-cell>
          <table:table-cell office:value-type="float" office:value="151128661">
            <text:p>151128661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23</text:p>
          </table:table-cell>
          <table:table-cell office:value-type="float" office:value="35710050240">
            <text:p>357100502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84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84">
            <text:p>0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24187">
            <text:p>3724187</text:p>
          </table:table-cell>
          <table:table-cell office:value-type="float" office:value="144145780">
            <text:p>144145780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98976442168">
            <text:p>989764421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6,1 HDL 0,84 </text:p>
          </table:table-cell>
          <table:table-cell office:value-type="string">
            <text:p>HDL 0,84 </text:p>
          </table:table-cell>
          <table:table-cell office:value-type="string">
            <text:p>trigl 1,53 Nõustamine , dieet , </text:p>
          </table:table-cell>
          <table:table-cell office:value-type="string">
            <text:p>HDL</text:p>
          </table:table-cell>
          <table:table-cell office:value-type="float" office:value="0.84">
            <text:p>0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916">
            <text:p>1933916</text:p>
          </table:table-cell>
          <table:table-cell office:value-type="float" office:value="122529062">
            <text:p>122529062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023157081">
            <text:p>890231570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-0,85</text:p>
          </table:table-cell>
          <table:table-cell/>
          <table:table-cell office:value-type="string">
            <text:p>HDL</text:p>
          </table:table-cell>
          <table:table-cell office:value-type="float" office:value="0.85">
            <text:p>0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4597">
            <text:p>524597</text:p>
          </table:table-cell>
          <table:table-cell office:value-type="float" office:value="90483925">
            <text:p>90483925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3-06</text:p>
          </table:table-cell>
          <table:table-cell office:value-type="float" office:value="56598184090">
            <text:p>565981840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86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86">
            <text:p>0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6814">
            <text:p>706814</text:p>
          </table:table-cell>
          <table:table-cell office:value-type="float" office:value="120814339">
            <text:p>120814339</text:p>
          </table:table-cell>
          <table:table-cell office:value-type="string">
            <text:p>2012-05-09</text:p>
          </table:table-cell>
          <table:table-cell office:value-type="string">
            <text:p>S</text:p>
          </table:table-cell>
          <table:table-cell office:value-type="string">
            <text:p>2012-05-07</text:p>
          </table:table-cell>
          <table:table-cell office:value-type="float" office:value="33484192346">
            <text:p>334841923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5.2012 S , P-HDL-Chol 0.86 ( </text:p>
          </table:table-cell>
          <table:table-cell office:value-type="string">
            <text:p>S , P-HDL-Chol 0.86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86">
            <text:p>0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6052">
            <text:p>16686052</text:p>
          </table:table-cell>
          <table:table-cell office:value-type="float" office:value="218139120">
            <text:p>218139120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2-20</text:p>
          </table:table-cell>
          <table:table-cell office:value-type="float" office:value="96715722211">
            <text:p>967157222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8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86">
            <text:p>0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02986">
            <text:p>3102986</text:p>
          </table:table-cell>
          <table:table-cell office:value-type="float" office:value="101404460">
            <text:p>101404460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86047674250">
            <text:p>860476742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 HbA1C 9,6 % kreat 68 kol 5,36 HDL 0,87 </text:p>
          </table:table-cell>
          <table:table-cell office:value-type="string">
            <text:p>HDL 0,87 </text:p>
          </table:table-cell>
          <table:table-cell office:value-type="string">
            <text:p>LDL 3,53 VS 11,06</text:p>
          </table:table-cell>
          <table:table-cell office:value-type="string">
            <text:p>HDL</text:p>
          </table:table-cell>
          <table:table-cell office:value-type="float" office:value="0.87">
            <text:p>0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3263">
            <text:p>1873263</text:p>
          </table:table-cell>
          <table:table-cell office:value-type="float" office:value="124794212">
            <text:p>124794212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713716273">
            <text:p>987137162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: triglütseriidid 3.56 mmol/L , HDL-kolesterool 0.87 mmol/l</text:p>
          </table:table-cell>
          <table:table-cell office:value-type="string">
            <text:p>HDL-kolesterool 0.87 mmol/l</text:p>
          </table:table-cell>
          <table:table-cell office:value-type="string">
            <text:p><text:s/>, glükoos paastuveres 7.26</text:p>
          </table:table-cell>
          <table:table-cell office:value-type="string">
            <text:p>HDL-kolesterool</text:p>
          </table:table-cell>
          <table:table-cell office:value-type="float" office:value="0.87">
            <text:p>0,8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1493">
            <text:p>711493</text:p>
          </table:table-cell>
          <table:table-cell office:value-type="float" office:value="84630259">
            <text:p>84630259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12022757252">
            <text:p>120227572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88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88">
            <text:p>0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54720">
            <text:p>13354720</text:p>
          </table:table-cell>
          <table:table-cell office:value-type="float" office:value="207372834">
            <text:p>207372834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673030467146">
            <text:p>673030467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88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88">
            <text:p>0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79114">
            <text:p>20279114</text:p>
          </table:table-cell>
          <table:table-cell office:value-type="float" office:value="159016653">
            <text:p>159016653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416491945">
            <text:p>844164919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esteroleemia ( ÜK 5,5 mmol/l , HDL 0,88 mmol/l</text:p>
          </table:table-cell>
          <table:table-cell office:value-type="string">
            <text:p>HDL 0,88 mmol/l</text:p>
          </table:table-cell>
          <table:table-cell office:value-type="string">
            <text:p><text:s/>, LDL 4,11 mmol/l , TG 2,36 mmo</text:p>
          </table:table-cell>
          <table:table-cell office:value-type="string">
            <text:p>HDL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579">
            <text:p>171579</text:p>
          </table:table-cell>
          <table:table-cell office:value-type="float" office:value="127420139">
            <text:p>127420139</text:p>
          </table:table-cell>
          <table:table-cell office:value-type="string">
            <text:p>2012-06-19</text:p>
          </table:table-cell>
          <table:table-cell office:value-type="string">
            <text:p>S</text:p>
          </table:table-cell>
          <table:table-cell office:value-type="string">
            <text:p>2012-06-07</text:p>
          </table:table-cell>
          <table:table-cell office:value-type="float" office:value="10230997378">
            <text:p>102309973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89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4505">
            <text:p>16924505</text:p>
          </table:table-cell>
          <table:table-cell office:value-type="float" office:value="201626698">
            <text:p>201626698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office:value-type="string">
            <text:p>2013-10-02</text:p>
          </table:table-cell>
          <table:table-cell office:value-type="float" office:value="82761073599">
            <text:p>827610735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0 </text:p>
          </table:table-cell>
          <table:table-cell office:value-type="string">
            <text:p>↓ ( 1.00 . 2.70 mmol/L )</text:p>
          </table:table-cell>
          <table:table-cell office:value-type="string">
            <text:p>HDL</text:p>
          </table:table-cell>
          <table:table-cell office:value-type="float" office:value="0.9">
            <text:p>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5181">
            <text:p>18585181</text:p>
          </table:table-cell>
          <table:table-cell office:value-type="float" office:value="199527205">
            <text:p>199527205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942511085">
            <text:p>60942511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mg/L , Kolesterool 4.4 mmol/L , HDL kolesterool 0.9 mmol/l</text:p>
          </table:table-cell>
          <table:table-cell office:value-type="string">
            <text:p>HDL kolesterool 0.9 mmol/l</text:p>
          </table:table-cell>
          <table:table-cell office:value-type="string">
            <text:p><text:s/>, LDL kolesterool 2.3 mmol/l , </text:p>
          </table:table-cell>
          <table:table-cell office:value-type="string">
            <text:p>HDL kolesterool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6684">
            <text:p>2406684</text:p>
          </table:table-cell>
          <table:table-cell office:value-type="float" office:value="131923038">
            <text:p>131923038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10761642664">
            <text:p>10761642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8.201213 : 06 : HDL kolesterool 0.9 mmol/l</text:p>
          </table:table-cell>
          <table:table-cell office:value-type="string">
            <text:p>HDL kolesterool 0.9 mmol/l</text:p>
          </table:table-cell>
          <table:table-cell/>
          <table:table-cell office:value-type="string">
            <text:p>HDL kolesterool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91679">
            <text:p>9791679</text:p>
          </table:table-cell>
          <table:table-cell office:value-type="float" office:value="173870833">
            <text:p>173870833</text:p>
          </table:table-cell>
          <table:table-cell office:value-type="string">
            <text:p>2013-04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802754">
            <text:p>67304480275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, trigl -d 0,84 , , LDL 3,33 , HDL 0,90 </text:p>
          </table:table-cell>
          <table:table-cell office:value-type="string">
            <text:p>HDL 0,90 </text:p>
          </table:table-cell>
          <table:table-cell office:value-type="string">
            <text:p>, kusihape tõusnud 504 , PSA 16,</text:p>
          </table:table-cell>
          <table:table-cell office:value-type="string">
            <text:p>HDL</text:p>
          </table:table-cell>
          <table:table-cell office:value-type="float" office:value="0.9">
            <text:p>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25791">
            <text:p>7125791</text:p>
          </table:table-cell>
          <table:table-cell office:value-type="float" office:value="125108883">
            <text:p>125108883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89683619829">
            <text:p>896836198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6 ( 2.7 . 5.8 mmol/L ) S , P-HDL-Chol 0.90 ( mmol/L</text:p>
          </table:table-cell>
          <table:table-cell office:value-type="string">
            <text:p>S , P-HDL-Chol 0.90 ( mmol/L</text:p>
          </table:table-cell>
          <table:table-cell office:value-type="string">
            <text:p><text:s/>) S , P-LDL-Chol 2.85 ( mmol/L </text:p>
          </table:table-cell>
          <table:table-cell office:value-type="string">
            <text:p>S , P-HDL-Chol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6470">
            <text:p>13146470</text:p>
          </table:table-cell>
          <table:table-cell office:value-type="float" office:value="191651430">
            <text:p>191651430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656558217">
            <text:p>186565582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ool 5,7mmol/L , Tg 1,32mmol/L , HDL 0,91mmol/L</text:p>
          </table:table-cell>
          <table:table-cell office:value-type="string">
            <text:p>HDL 0,91mmol/L</text:p>
          </table:table-cell>
          <table:table-cell office:value-type="string">
            <text:p><text:s/>, LDL 2,76mmol/L Nõustamine die</text:p>
          </table:table-cell>
          <table:table-cell office:value-type="string">
            <text:p>HDL</text:p>
          </table:table-cell>
          <table:table-cell office:value-type="float" office:value="0.91">
            <text:p>0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0983">
            <text:p>16840983</text:p>
          </table:table-cell>
          <table:table-cell office:value-type="float" office:value="182609201">
            <text:p>182609201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896496689">
            <text:p>688964966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1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8564">
            <text:p>11758564</text:p>
          </table:table-cell>
          <table:table-cell office:value-type="float" office:value="183705071">
            <text:p>183705071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1512896994">
            <text:p>615128969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1 </text:p>
          </table:table-cell>
          <table:table-cell office:value-type="string">
            <text:p>↓ ( 1.00 . 2.70 mmol/L )</text:p>
          </table:table-cell>
          <table:table-cell office:value-type="string">
            <text:p>HDL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3708">
            <text:p>703708</text:p>
          </table:table-cell>
          <table:table-cell office:value-type="float" office:value="142691030">
            <text:p>142691030</text:p>
          </table:table-cell>
          <table:table-cell office:value-type="string">
            <text:p>2012-10-14</text:p>
          </table:table-cell>
          <table:table-cell office:value-type="string">
            <text:p>S</text:p>
          </table:table-cell>
          <table:table-cell office:value-type="string">
            <text:p>2012-10-11</text:p>
          </table:table-cell>
          <table:table-cell office:value-type="float" office:value="45109862750">
            <text:p>451098627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91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797">
            <text:p>135797</text:p>
          </table:table-cell>
          <table:table-cell office:value-type="float" office:value="87155688">
            <text:p>87155688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92103629890">
            <text:p>921036298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91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2017">
            <text:p>17922017</text:p>
          </table:table-cell>
          <table:table-cell office:value-type="float" office:value="170852438">
            <text:p>170852438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382897">
            <text:p>673030382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8.03.201311 : 22 : 40 : HDL-kolesterool 0.92 mmol/l</text:p>
          </table:table-cell>
          <table:table-cell office:value-type="string">
            <text:p>HDL-kolesterool 0.92 mmol/l</text:p>
          </table:table-cell>
          <table:table-cell/>
          <table:table-cell office:value-type="string">
            <text:p>HDL-kolesterool</text:p>
          </table:table-cell>
          <table:table-cell office:value-type="float" office:value="0.92">
            <text:p>0,9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1887">
            <text:p>17481887</text:p>
          </table:table-cell>
          <table:table-cell office:value-type="float" office:value="187124952">
            <text:p>187124952</text:p>
          </table:table-cell>
          <table:table-cell office:value-type="string">
            <text:p>2013-07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288836776">
            <text:p>40288836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9 , kolesterool 4,1 , LDL 2.2 ; HDL-0.93 </text:p>
          </table:table-cell>
          <table:table-cell office:value-type="string">
            <text:p>HDL-0.93 </text:p>
          </table:table-cell>
          <table:table-cell office:value-type="string">
            <text:p>; TG-1.15 ; v/s 5,7 , kreat 85 ;</text:p>
          </table:table-cell>
          <table:table-cell office:value-type="string">
            <text:p>HDL</text:p>
          </table:table-cell>
          <table:table-cell office:value-type="float" office:value="0.93">
            <text:p>0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41565">
            <text:p>14041565</text:p>
          </table:table-cell>
          <table:table-cell office:value-type="float" office:value="160352677">
            <text:p>16035267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10239316794">
            <text:p>102393167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0.93">
            <text:p>0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2116">
            <text:p>11082116</text:p>
          </table:table-cell>
          <table:table-cell office:value-type="float" office:value="183437143">
            <text:p>18343714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41438">
            <text:p>6730303414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2.9 ( 2.7 . 5.8 mmol/L ) HDL 0.94 ( mmol/L</text:p>
          </table:table-cell>
          <table:table-cell office:value-type="string">
            <text:p>HDL 0.94 ( mmol/L</text:p>
          </table:table-cell>
          <table:table-cell office:value-type="string">
            <text:p><text:s/>) LDL 1.71 ( mmol/L ) HbA1c ( I</text:p>
          </table:table-cell>
          <table:table-cell office:value-type="string">
            <text:p>HDL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433">
            <text:p>408433</text:p>
          </table:table-cell>
          <table:table-cell office:value-type="float" office:value="127416618">
            <text:p>127416618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19</text:p>
          </table:table-cell>
          <table:table-cell office:value-type="float" office:value="84178090443">
            <text:p>841780904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0.95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42102">
            <text:p>15942102</text:p>
          </table:table-cell>
          <table:table-cell office:value-type="float" office:value="156670931">
            <text:p>156670931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227032">
            <text:p>6730422270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, INR - 1,15 , üld kol - 3,4 , HDL kol - 0,95 </text:p>
          </table:table-cell>
          <table:table-cell office:value-type="string">
            <text:p>HDL kol - 0,95 </text:p>
          </table:table-cell>
          <table:table-cell office:value-type="string">
            <text:p>, LDL kol - 2,07 , trigl - 0,94 </text:p>
          </table:table-cell>
          <table:table-cell office:value-type="string">
            <text:p>HDL kol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7431">
            <text:p>16537431</text:p>
          </table:table-cell>
          <table:table-cell office:value-type="float" office:value="218234663">
            <text:p>218234663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2-21</text:p>
          </table:table-cell>
          <table:table-cell office:value-type="float" office:value="22795257093">
            <text:p>227952570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5 </text:p>
          </table:table-cell>
          <table:table-cell office:value-type="string">
            <text:p>↓ ( 1.00 . 2.70 mmol/L )</text:p>
          </table:table-cell>
          <table:table-cell office:value-type="string">
            <text:p>HDL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9786">
            <text:p>24099786</text:p>
          </table:table-cell>
          <table:table-cell office:value-type="float" office:value="164697486">
            <text:p>164697486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6159980594">
            <text:p>661599805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0.9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0.96">
            <text:p>0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3570">
            <text:p>23683570</text:p>
          </table:table-cell>
          <table:table-cell office:value-type="float" office:value="200542790">
            <text:p>2005427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3508377625">
            <text:p>23508377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5.5 ( 3.9 . 7.8 mmol/L ) HDL 0.97 ( </text:p>
          </table:table-cell>
          <table:table-cell office:value-type="string">
            <text:p>HDL 0.97 ( </text:p>
          </table:table-cell>
          <table:table-cell office:value-type="string">
            <text:p>0.80 . 2.10 mmol/L ) LDL 3.70 ( </text:p>
          </table:table-cell>
          <table:table-cell office:value-type="string">
            <text:p>HDL</text:p>
          </table:table-cell>
          <table:table-cell office:value-type="float" office:value="0.97">
            <text:p>0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3675">
            <text:p>20893675</text:p>
          </table:table-cell>
          <table:table-cell office:value-type="float" office:value="155814261">
            <text:p>155814261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673035953024">
            <text:p>6730359530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d perearsti poolt - ÜH - 3,25 , HDL - 0,97 </text:p>
          </table:table-cell>
          <table:table-cell office:value-type="string">
            <text:p>HDL - 0,97 </text:p>
          </table:table-cell>
          <table:table-cell office:value-type="string">
            <text:p>, LDL - 1,47 , TG - 1,03 .</text:p>
          </table:table-cell>
          <table:table-cell office:value-type="string">
            <text:p>HDL</text:p>
          </table:table-cell>
          <table:table-cell office:value-type="float" office:value="0.97">
            <text:p>0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5183">
            <text:p>1815183</text:p>
          </table:table-cell>
          <table:table-cell office:value-type="float" office:value="123213685">
            <text:p>123213685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64529584784">
            <text:p>645295847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7.05.201210 : 06 : 14 : HDL kolesterool 0.97 mmol/l</text:p>
          </table:table-cell>
          <table:table-cell office:value-type="string">
            <text:p>HDL kolesterool 0.97 mmol/l</text:p>
          </table:table-cell>
          <table:table-cell/>
          <table:table-cell office:value-type="string">
            <text:p>HDL kolesterool</text:p>
          </table:table-cell>
          <table:table-cell office:value-type="float" office:value="0.97">
            <text:p>0,9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89218">
            <text:p>3089218</text:p>
          </table:table-cell>
          <table:table-cell office:value-type="float" office:value="120434290">
            <text:p>120434290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54708795364">
            <text:p>547087953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 7,17 tri 1,73 HDL 0,99 </text:p>
          </table:table-cell>
          <table:table-cell office:value-type="string">
            <text:p>HDL 0,99 </text:p>
          </table:table-cell>
          <table:table-cell office:value-type="string">
            <text:p>LDL 4,98 kreat 106 ( N &lt; 97 ) 20</text:p>
          </table:table-cell>
          <table:table-cell office:value-type="string">
            <text:p>HDL</text:p>
          </table:table-cell>
          <table:table-cell office:value-type="float" office:value="0.99">
            <text:p>0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0158">
            <text:p>10460158</text:p>
          </table:table-cell>
          <table:table-cell office:value-type="float" office:value="200743585">
            <text:p>200743585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854782989">
            <text:p>118547829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, LDL-kolesterool 3,9 mmol/l , HDL-kolesterool 0.99 mmol/l</text:p>
          </table:table-cell>
          <table:table-cell office:value-type="string">
            <text:p>HDL-kolesterool 0.99 mmol/l</text:p>
          </table:table-cell>
          <table:table-cell office:value-type="string">
            <text:p><text:s/>, triglütseriidid 0,82 mmol/l ,</text:p>
          </table:table-cell>
          <table:table-cell office:value-type="string">
            <text:p>HDL-kolesterool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8647">
            <text:p>19038647</text:p>
          </table:table-cell>
          <table:table-cell office:value-type="float" office:value="205331210">
            <text:p>205331210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18838686242">
            <text:p>18838686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5.09.201314 : 50 : 15 : HDL kolesterool 1.0 mmol/l</text:p>
          </table:table-cell>
          <table:table-cell office:value-type="string">
            <text:p>HDL kolesterool 1.0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08942">
            <text:p>19608942</text:p>
          </table:table-cell>
          <table:table-cell office:value-type="float" office:value="211860831">
            <text:p>211860831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25856253098">
            <text:p>258562530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10.201310 : 25 : HDL kolesterool 1.0 mmol/l</text:p>
          </table:table-cell>
          <table:table-cell office:value-type="string">
            <text:p>HDL kolesterool 1.0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83967">
            <text:p>21083967</text:p>
          </table:table-cell>
          <table:table-cell office:value-type="float" office:value="165165701">
            <text:p>165165701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640247">
            <text:p>673038640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.22 mmol/l , HDL - kolesterool 1</text:p>
          </table:table-cell>
          <table:table-cell office:value-type="string">
            <text:p>HDL - kolesterool 1</text:p>
          </table:table-cell>
          <table:table-cell office:value-type="string">
            <text:p>-58 mmol/l kalii 4.5 mmol/l , AS</text:p>
          </table:table-cell>
          <table:table-cell office:value-type="string">
            <text:p>HDL - kolesterool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6236">
            <text:p>16566236</text:p>
          </table:table-cell>
          <table:table-cell office:value-type="float" office:value="194677884">
            <text:p>194677884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66277229131">
            <text:p>662772291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0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251">
            <text:p>2340251</text:p>
          </table:table-cell>
          <table:table-cell office:value-type="float" office:value="84842699">
            <text:p>84842699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372954388">
            <text:p>643729543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-HDL-Chol 1 mmol/l</text:p>
          </table:table-cell>
          <table:table-cell office:value-type="string">
            <text:p><text:s/>1.55</text:p>
          </table:table-cell>
          <table:table-cell office:value-type="string">
            <text:p>S-HDL-Ch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7345">
            <text:p>17697345</text:p>
          </table:table-cell>
          <table:table-cell office:value-type="float" office:value="171210599">
            <text:p>171210599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673030424024">
            <text:p>6730304240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04.201315 : 36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8139">
            <text:p>17248139</text:p>
          </table:table-cell>
          <table:table-cell office:value-type="float" office:value="159486204">
            <text:p>15948620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673030333712">
            <text:p>6730303337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12.2012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340">
            <text:p>2023340</text:p>
          </table:table-cell>
          <table:table-cell office:value-type="float" office:value="128654945">
            <text:p>128654945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53868821712">
            <text:p>538688217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.06.201216 : 23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2402">
            <text:p>19562402</text:p>
          </table:table-cell>
          <table:table-cell office:value-type="float" office:value="204412061">
            <text:p>204412061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673030405468">
            <text:p>673030405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7.10.2013 : HDL kolesterool 1.0 mmol/l</text:p>
          </table:table-cell>
          <table:table-cell office:value-type="string">
            <text:p>HDL kolesterool 1.0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16711">
            <text:p>19816711</text:p>
          </table:table-cell>
          <table:table-cell office:value-type="float" office:value="161936589">
            <text:p>161936589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0429936">
            <text:p>6730304299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3.01.201316 : 57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9382">
            <text:p>18059382</text:p>
          </table:table-cell>
          <table:table-cell office:value-type="float" office:value="187425513">
            <text:p>18742551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31043722">
            <text:p>673031043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5.201316 : 31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539">
            <text:p>1924539</text:p>
          </table:table-cell>
          <table:table-cell office:value-type="float" office:value="127077541">
            <text:p>127077541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96681925730">
            <text:p>966819257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2.06.201216 : 15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9490">
            <text:p>19079490</text:p>
          </table:table-cell>
          <table:table-cell office:value-type="float" office:value="186576152">
            <text:p>186576152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170265447">
            <text:p>50170265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19472">
            <text:p>18619472</text:p>
          </table:table-cell>
          <table:table-cell office:value-type="float" office:value="195679830">
            <text:p>195679830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55557775139">
            <text:p>555577751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08.201316 : 38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7492">
            <text:p>18797492</text:p>
          </table:table-cell>
          <table:table-cell office:value-type="float" office:value="166368516">
            <text:p>166368516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384188">
            <text:p>6730303841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03.201316 : 33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359">
            <text:p>1991359</text:p>
          </table:table-cell>
          <table:table-cell office:value-type="float" office:value="130181882">
            <text:p>130181882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24</text:p>
          </table:table-cell>
          <table:table-cell office:value-type="float" office:value="36334742424">
            <text:p>363347424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4.07.201216 : 39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0076">
            <text:p>17670076</text:p>
          </table:table-cell>
          <table:table-cell office:value-type="float" office:value="165571331">
            <text:p>165571331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19831157457">
            <text:p>198311574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2.201317 : 18 : HDL kolesterool 1.0 mmol/l</text:p>
          </table:table-cell>
          <table:table-cell office:value-type="string">
            <text:p>HDL kolesterool 1.0 mmol/l</text:p>
          </table:table-cell>
          <table:table-cell/>
          <table:table-cell office:value-type="string">
            <text:p>HDL kolesteroo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5554">
            <text:p>1855554</text:p>
          </table:table-cell>
          <table:table-cell office:value-type="float" office:value="120323802">
            <text:p>120323802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1-14</text:p>
          </table:table-cell>
          <table:table-cell office:value-type="float" office:value="23685592006">
            <text:p>236855920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1.2012 S-HDL-Chol 1,02 </text:p>
          </table:table-cell>
          <table:table-cell office:value-type="string">
            <text:p>S-HDL-Chol 1,02 </text:p>
          </table:table-cell>
          <table:table-cell office:value-type="string">
            <text:p>? ? mmol/l</text:p>
          </table:table-cell>
          <table:table-cell office:value-type="string">
            <text:p>S-HDL-Cho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8606">
            <text:p>13148606</text:p>
          </table:table-cell>
          <table:table-cell office:value-type="float" office:value="215087571">
            <text:p>21508757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89406074017">
            <text:p>894060740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5115">
            <text:p>12475115</text:p>
          </table:table-cell>
          <table:table-cell office:value-type="float" office:value="180384512">
            <text:p>180384512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9511071703">
            <text:p>995110717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7033">
            <text:p>16647033</text:p>
          </table:table-cell>
          <table:table-cell office:value-type="float" office:value="173858033">
            <text:p>173858033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2013-04-13</text:p>
          </table:table-cell>
          <table:table-cell office:value-type="float" office:value="673044554011">
            <text:p>6730445540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rool 3.7 ( 3.9 . 7.8 mmol/L ) ; HDL 1.03 ( </text:p>
          </table:table-cell>
          <table:table-cell office:value-type="string">
            <text:p>HDL 1.03 ( </text:p>
          </table:table-cell>
          <table:table-cell office:value-type="string">
            <text:p>0.80 . 2.10 mmol/L ) ; LDL 2.22 </text:p>
          </table:table-cell>
          <table:table-cell office:value-type="string">
            <text:p>HD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0268">
            <text:p>16780268</text:p>
          </table:table-cell>
          <table:table-cell office:value-type="float" office:value="183491070">
            <text:p>183491070</text:p>
          </table:table-cell>
          <table:table-cell office:value-type="string">
            <text:p>2013-06-15</text:p>
          </table:table-cell>
          <table:table-cell office:value-type="string">
            <text:p>S</text:p>
          </table:table-cell>
          <table:table-cell office:value-type="string">
            <text:p>2013-06-10</text:p>
          </table:table-cell>
          <table:table-cell office:value-type="float" office:value="74874598959">
            <text:p>748745989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06.2013 HDL 1.03 ( </text:p>
          </table:table-cell>
          <table:table-cell office:value-type="string">
            <text:p>HDL 1.03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33104">
            <text:p>23233104</text:p>
          </table:table-cell>
          <table:table-cell office:value-type="float" office:value="160466381">
            <text:p>160466381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13550918291">
            <text:p>135509182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4 ( 3.3 . 6.9 mmol/L ) S , P-HDL-Chol 1.03 ( </text:p>
          </table:table-cell>
          <table:table-cell office:value-type="string">
            <text:p>S , P-HDL-Chol 1.03 ( </text:p>
          </table:table-cell>
          <table:table-cell office:value-type="string">
            <text:p>0.80 . 2.10 mmol/L ) S , P-LDL-C</text:p>
          </table:table-cell>
          <table:table-cell office:value-type="string">
            <text:p>S , P-HDL-Cho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3497">
            <text:p>22413497</text:p>
          </table:table-cell>
          <table:table-cell office:value-type="float" office:value="157195023">
            <text:p>157195023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673036068391">
            <text:p>673036068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03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4897">
            <text:p>16774897</text:p>
          </table:table-cell>
          <table:table-cell office:value-type="float" office:value="198678903">
            <text:p>198678903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52364269459">
            <text:p>523642694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4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4">
            <text:p>1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5385">
            <text:p>22065385</text:p>
          </table:table-cell>
          <table:table-cell office:value-type="float" office:value="201705537">
            <text:p>201705537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22085894652">
            <text:p>22085894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04">
            <text:p>1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52282">
            <text:p>22952282</text:p>
          </table:table-cell>
          <table:table-cell office:value-type="float" office:value="210914905">
            <text:p>21091490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2683185717">
            <text:p>82683185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4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4">
            <text:p>1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89503">
            <text:p>7589503</text:p>
          </table:table-cell>
          <table:table-cell office:value-type="float" office:value="82597209">
            <text:p>82597209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55397279534">
            <text:p>553972795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04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1.04">
            <text:p>1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393">
            <text:p>671393</text:p>
          </table:table-cell>
          <table:table-cell office:value-type="float" office:value="148401840">
            <text:p>148401840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1-13</text:p>
          </table:table-cell>
          <table:table-cell office:value-type="float" office:value="82539790466">
            <text:p>825397904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05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1.05">
            <text:p>1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9233">
            <text:p>18579233</text:p>
          </table:table-cell>
          <table:table-cell office:value-type="float" office:value="186644360">
            <text:p>186644360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50598267963">
            <text:p>505982679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06.201313 : 42 : HDL-Kolesterool 1.06 mmol/l</text:p>
          </table:table-cell>
          <table:table-cell office:value-type="string">
            <text:p>HDL-Kolesterool 1.06 mmol/l</text:p>
          </table:table-cell>
          <table:table-cell/>
          <table:table-cell office:value-type="string">
            <text:p>HDL-Kolesterool</text:p>
          </table:table-cell>
          <table:table-cell table:style-name="ce1" office:value-type="float" office:value="1.06">
            <text:p>1,0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5285">
            <text:p>16755285</text:p>
          </table:table-cell>
          <table:table-cell office:value-type="float" office:value="173310270">
            <text:p>173310270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2013-04-17</text:p>
          </table:table-cell>
          <table:table-cell office:value-type="float" office:value="43065458812">
            <text:p>430654588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9248">
            <text:p>22949248</text:p>
          </table:table-cell>
          <table:table-cell office:value-type="float" office:value="194463206">
            <text:p>194463206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30360318">
            <text:p>673030360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1701">
            <text:p>21691701</text:p>
          </table:table-cell>
          <table:table-cell office:value-type="float" office:value="177298037">
            <text:p>177298037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673030357521">
            <text:p>673030357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14676">
            <text:p>2814676</text:p>
          </table:table-cell>
          <table:table-cell office:value-type="float" office:value="140633462">
            <text:p>140633462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312665988">
            <text:p>303126659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-1,06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85016">
            <text:p>15885016</text:p>
          </table:table-cell>
          <table:table-cell office:value-type="float" office:value="163932717">
            <text:p>163932717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91867491264">
            <text:p>918674912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0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8863">
            <text:p>4258863</text:p>
          </table:table-cell>
          <table:table-cell office:value-type="float" office:value="123612396">
            <text:p>123612396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47156267531">
            <text:p>471562675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07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1.07">
            <text:p>1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10331">
            <text:p>17910331</text:p>
          </table:table-cell>
          <table:table-cell office:value-type="float" office:value="199462942">
            <text:p>199462942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0389842">
            <text:p>673030389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09.201313 : 29 : 33 : HDL 1.07 mmol/l</text:p>
          </table:table-cell>
          <table:table-cell office:value-type="string">
            <text:p>HDL 1.07 mmol/l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1.07">
            <text:p>1,0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68189">
            <text:p>20868189</text:p>
          </table:table-cell>
          <table:table-cell office:value-type="float" office:value="203726325">
            <text:p>203726325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38958858058">
            <text:p>389588580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 5,7 HDL 1,07 </text:p>
          </table:table-cell>
          <table:table-cell office:value-type="string">
            <text:p>HDL 1,07 </text:p>
          </table:table-cell>
          <table:table-cell office:value-type="string">
            <text:p>LDL 4,23</text:p>
          </table:table-cell>
          <table:table-cell office:value-type="string">
            <text:p>HDL</text:p>
          </table:table-cell>
          <table:table-cell table:style-name="ce1" office:value-type="float" office:value="1.07">
            <text:p>1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6349">
            <text:p>18186349</text:p>
          </table:table-cell>
          <table:table-cell office:value-type="float" office:value="218160252">
            <text:p>218160252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53359313409">
            <text:p>533593134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1.12.201312 : 30 : HDL-kolesterool 1.07 mmol/l</text:p>
          </table:table-cell>
          <table:table-cell office:value-type="string">
            <text:p>HDL-kolesterool 1.07 mmol/l</text:p>
          </table:table-cell>
          <table:table-cell office:value-type="string">
            <text:p><text:s/>[ norm 1.1 - ...]</text:p>
          </table:table-cell>
          <table:table-cell office:value-type="string">
            <text:p>HDL-kolesterool</text:p>
          </table:table-cell>
          <table:table-cell table:style-name="ce1" office:value-type="float" office:value="1.07">
            <text:p>1,0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602">
            <text:p>2052602</text:p>
          </table:table-cell>
          <table:table-cell office:value-type="float" office:value="85814532">
            <text:p>85814532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604242108">
            <text:p>956042421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/L , Kolesterool 3.04 mmol/L , HDL kolesterool 1.08 mmol/l</text:p>
          </table:table-cell>
          <table:table-cell office:value-type="string">
            <text:p>HDL kolesterool 1.08 mmol/l</text:p>
          </table:table-cell>
          <table:table-cell office:value-type="string">
            <text:p><text:s/>, LDL kolesterool 1.26 mmol/l ,</text:p>
          </table:table-cell>
          <table:table-cell office:value-type="string">
            <text:p>HDL kolesterool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8891">
            <text:p>7168891</text:p>
          </table:table-cell>
          <table:table-cell office:value-type="float" office:value="124133042">
            <text:p>124133042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63139613383">
            <text:p>631396133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ÜK 6,5;LDL 4,83 ; HDL 1,08 </text:p>
          </table:table-cell>
          <table:table-cell office:value-type="string">
            <text:p>HDL 1,08 </text:p>
          </table:table-cell>
          <table:table-cell office:value-type="string">
            <text:p>; ( 0,85 - 2011</text:p>
          </table:table-cell>
          <table:table-cell office:value-type="string">
            <text:p>HDL</text:p>
          </table:table-cell>
          <table:table-cell table:style-name="ce1" office:value-type="float" office:value="1.08">
            <text:p>1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52382">
            <text:p>17652382</text:p>
          </table:table-cell>
          <table:table-cell office:value-type="float" office:value="177074291">
            <text:p>17707429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566436">
            <text:p>6730305664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8.05.201314 : 10 : HDL-kolesterool 1.08 mmol/l</text:p>
          </table:table-cell>
          <table:table-cell office:value-type="string">
            <text:p>HDL-kolesterool 1.08 mmol/l</text:p>
          </table:table-cell>
          <table:table-cell/>
          <table:table-cell office:value-type="string">
            <text:p>HDL-kolesterool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3396">
            <text:p>623396</text:p>
          </table:table-cell>
          <table:table-cell office:value-type="float" office:value="120820602">
            <text:p>120820602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27</text:p>
          </table:table-cell>
          <table:table-cell office:value-type="float" office:value="76732611910">
            <text:p>767326119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08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1.08">
            <text:p>1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97140">
            <text:p>3297140</text:p>
          </table:table-cell>
          <table:table-cell office:value-type="float" office:value="79812942">
            <text:p>79812942</text:p>
          </table:table-cell>
          <table:table-cell office:value-type="string">
            <text:p>2011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810711269">
            <text:p>108107112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6,6 HDL 1,09 </text:p>
          </table:table-cell>
          <table:table-cell office:value-type="string">
            <text:p>HDL 1,09 </text:p>
          </table:table-cell>
          <table:table-cell office:value-type="string">
            <text:p>trigl 3,08 LDL 4,09mmol/l - alus</text:p>
          </table:table-cell>
          <table:table-cell office:value-type="string">
            <text:p>HDL</text:p>
          </table:table-cell>
          <table:table-cell table:style-name="ce1" office:value-type="float" office:value="1.09">
            <text:p>1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7052">
            <text:p>17757052</text:p>
          </table:table-cell>
          <table:table-cell office:value-type="float" office:value="213970705">
            <text:p>213970705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30558849517">
            <text:p>30558849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3.10.201311 : 11 : HDL kolesterool 1.09 mmol/l</text:p>
          </table:table-cell>
          <table:table-cell office:value-type="string">
            <text:p>HDL kolesterool 1.09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09">
            <text:p>1,0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1477">
            <text:p>6951477</text:p>
          </table:table-cell>
          <table:table-cell office:value-type="float" office:value="124144936">
            <text:p>124144936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51450350489">
            <text:p>514503504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s 6,1 ; kliin veri N ; ÜK 4,1 ; HDL 1,09 </text:p>
          </table:table-cell>
          <table:table-cell office:value-type="string">
            <text:p>HDL 1,09 </text:p>
          </table:table-cell>
          <table:table-cell office:value-type="string">
            <text:p>; LDL 2,49 ; TG 1,43 ; kreatinii</text:p>
          </table:table-cell>
          <table:table-cell office:value-type="string">
            <text:p>HDL</text:p>
          </table:table-cell>
          <table:table-cell table:style-name="ce1" office:value-type="float" office:value="1.09">
            <text:p>1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66532">
            <text:p>17566532</text:p>
          </table:table-cell>
          <table:table-cell office:value-type="float" office:value="167404557">
            <text:p>167404557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673040880866">
            <text:p>6730408808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3.201315 : 24 : HDL kolesterool 1.1 mmol/l</text:p>
          </table:table-cell>
          <table:table-cell office:value-type="string">
            <text:p>HDL kolesterool 1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1362">
            <text:p>17571362</text:p>
          </table:table-cell>
          <table:table-cell office:value-type="float" office:value="203673239">
            <text:p>203673239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49817614496">
            <text:p>498176144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8.201316 : 46 : HDL kolesterool 1.1 mmol/l</text:p>
          </table:table-cell>
          <table:table-cell office:value-type="string">
            <text:p>HDL kolesterool 1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23130">
            <text:p>22923130</text:p>
          </table:table-cell>
          <table:table-cell office:value-type="float" office:value="183213008">
            <text:p>18321300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1-05-01</text:p>
          </table:table-cell>
          <table:table-cell office:value-type="float" office:value="53435173499">
            <text:p>53435173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3,9 LDL 2,3 HDL 1,1 </text:p>
          </table:table-cell>
          <table:table-cell office:value-type="string">
            <text:p>HDL 1,1 </text:p>
          </table:table-cell>
          <table:table-cell office:value-type="string">
            <text:p>TG 1,27 mmol/l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9707">
            <text:p>17619707</text:p>
          </table:table-cell>
          <table:table-cell office:value-type="float" office:value="190464643">
            <text:p>190464643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893928857">
            <text:p>77893928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a ) , trig 2.0 ( 5.0 -2012a ) , HDL 1.1 </text:p>
          </table:table-cell>
          <table:table-cell office:value-type="string">
            <text:p>HDL 1.1 </text:p>
          </table:table-cell>
          <table:table-cell office:value-type="string">
            <text:p>Mikroalbum - test - on normis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3533">
            <text:p>24363533</text:p>
          </table:table-cell>
          <table:table-cell office:value-type="float" office:value="191573415">
            <text:p>191573415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26099062153">
            <text:p>260990621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1 mmol/l</text:p>
          </table:table-cell>
          <table:table-cell office:value-type="string">
            <text:p><text:s/>&gt; 1.0</text:p>
          </table:table-cell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0809">
            <text:p>15950809</text:p>
          </table:table-cell>
          <table:table-cell office:value-type="float" office:value="160192304">
            <text:p>160192304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673035664650">
            <text:p>6730356646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0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6516">
            <text:p>4546516</text:p>
          </table:table-cell>
          <table:table-cell office:value-type="float" office:value="87181849">
            <text:p>87181849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66776856089">
            <text:p>667768560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5,24 HDL 1,1 </text:p>
          </table:table-cell>
          <table:table-cell office:value-type="string">
            <text:p>HDL 1,1 </text:p>
          </table:table-cell>
          <table:table-cell office:value-type="string">
            <text:p>LDL 4,17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9844">
            <text:p>19249844</text:p>
          </table:table-cell>
          <table:table-cell office:value-type="float" office:value="187865677">
            <text:p>187865677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13309986383">
            <text:p>133099863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7.201312 : 39 : HDL kolesterool 1.1 mmol/l</text:p>
          </table:table-cell>
          <table:table-cell office:value-type="string">
            <text:p>HDL kolesterool 1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5954">
            <text:p>16375954</text:p>
          </table:table-cell>
          <table:table-cell office:value-type="float" office:value="204972284">
            <text:p>204972284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673033416663">
            <text:p>6730334166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0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4699">
            <text:p>24054699</text:p>
          </table:table-cell>
          <table:table-cell office:value-type="float" office:value="204659060">
            <text:p>20465906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59809115370">
            <text:p>598091153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0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6359">
            <text:p>18806359</text:p>
          </table:table-cell>
          <table:table-cell office:value-type="float" office:value="201684170">
            <text:p>201684170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40770626561">
            <text:p>407706265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6.08.201315 : 52 : HDL kolesterool 1.1 mmol/l</text:p>
          </table:table-cell>
          <table:table-cell office:value-type="string">
            <text:p>HDL kolesterool 1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27499">
            <text:p>18627499</text:p>
          </table:table-cell>
          <table:table-cell office:value-type="float" office:value="206328247">
            <text:p>20632824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335267370">
            <text:p>363352673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9.10.201313 : 30 : 19 : HDL kolesterool 1.1 mmol/l</text:p>
          </table:table-cell>
          <table:table-cell office:value-type="string">
            <text:p>HDL kolesterool 1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17120">
            <text:p>20517120</text:p>
          </table:table-cell>
          <table:table-cell office:value-type="float" office:value="207353225">
            <text:p>207353225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55674884906">
            <text:p>55674884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2,51 Glüc 7,2 Chol 4,3 LDL 2,7 HDL 1,1 </text:p>
          </table:table-cell>
          <table:table-cell office:value-type="string">
            <text:p>HDL 1,1 </text:p>
          </table:table-cell>
          <table:table-cell office:value-type="string">
            <text:p>An-sis : VR kõrge p aastaid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9636">
            <text:p>799636</text:p>
          </table:table-cell>
          <table:table-cell office:value-type="float" office:value="149872861">
            <text:p>149872861</text:p>
          </table:table-cell>
          <table:table-cell office:value-type="string">
            <text:p>2012-11-24</text:p>
          </table:table-cell>
          <table:table-cell office:value-type="string">
            <text:p>S</text:p>
          </table:table-cell>
          <table:table-cell office:value-type="string">
            <text:p>2012-11-19</text:p>
          </table:table-cell>
          <table:table-cell office:value-type="float" office:value="30227268492">
            <text:p>302272684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03704">
            <text:p>11203704</text:p>
          </table:table-cell>
          <table:table-cell office:value-type="float" office:value="163717901">
            <text:p>163717901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73030502281">
            <text:p>6730305022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0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2930">
            <text:p>19872930</text:p>
          </table:table-cell>
          <table:table-cell office:value-type="float" office:value="193408571">
            <text:p>193408571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46143581620">
            <text:p>461435816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, TSH 1,654 , Kolesterool 5,6 , HDL 1,1 </text:p>
          </table:table-cell>
          <table:table-cell office:value-type="string">
            <text:p>HDL 1,1 </text:p>
          </table:table-cell>
          <table:table-cell office:value-type="string">
            <text:p>, LDL 3,6 , muus osas analüüsid </text:p>
          </table:table-cell>
          <table:table-cell office:value-type="string">
            <text:p>HDL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3864">
            <text:p>16343864</text:p>
          </table:table-cell>
          <table:table-cell office:value-type="float" office:value="201697169">
            <text:p>201697169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office:value-type="string">
            <text:p>2013-09-24</text:p>
          </table:table-cell>
          <table:table-cell office:value-type="float" office:value="49111421860">
            <text:p>491114218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1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91425">
            <text:p>13591425</text:p>
          </table:table-cell>
          <table:table-cell office:value-type="float" office:value="169588350">
            <text:p>169588350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673030302519">
            <text:p>6730303025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3.8 ( 3.3 . 6.9 mmol/L ) S , P-HDL-Chol 1.11 ( </text:p>
          </table:table-cell>
          <table:table-cell office:value-type="string">
            <text:p>S , P-HDL-Chol 1.11 ( </text:p>
          </table:table-cell>
          <table:table-cell office:value-type="string">
            <text:p>0.80 . 2.10 mmol/L ) S , P-LDL-C</text:p>
          </table:table-cell>
          <table:table-cell office:value-type="string">
            <text:p>S , P-HDL-Chol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84758">
            <text:p>22584758</text:p>
          </table:table-cell>
          <table:table-cell office:value-type="float" office:value="157990035">
            <text:p>157990035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84488654799">
            <text:p>84488654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11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3358">
            <text:p>7333358</text:p>
          </table:table-cell>
          <table:table-cell office:value-type="float" office:value="123415962">
            <text:p>123415962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17611165538">
            <text:p>176111655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1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1.11">
            <text:p>1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5216">
            <text:p>14835216</text:p>
          </table:table-cell>
          <table:table-cell office:value-type="float" office:value="187472808">
            <text:p>187472808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22491632829">
            <text:p>224916328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12">
            <text:p>1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60740">
            <text:p>4260740</text:p>
          </table:table-cell>
          <table:table-cell office:value-type="float" office:value="124563434">
            <text:p>124563434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79081258933">
            <text:p>790812589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2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1.12">
            <text:p>1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4653">
            <text:p>1824653</text:p>
          </table:table-cell>
          <table:table-cell office:value-type="float" office:value="120614817">
            <text:p>120614817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51840612975">
            <text:p>518406129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5.201217 : 46 : HDL kolesterool 1.12 mmol/l</text:p>
          </table:table-cell>
          <table:table-cell office:value-type="string">
            <text:p>HDL kolesterool 1.1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1163">
            <text:p>16421163</text:p>
          </table:table-cell>
          <table:table-cell office:value-type="float" office:value="177205811">
            <text:p>177205811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10</text:p>
          </table:table-cell>
          <table:table-cell office:value-type="float" office:value="11573495430">
            <text:p>115734954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13">
            <text:p>1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956">
            <text:p>709956</text:p>
          </table:table-cell>
          <table:table-cell office:value-type="float" office:value="90505047">
            <text:p>90505047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2012-04-03</text:p>
          </table:table-cell>
          <table:table-cell office:value-type="float" office:value="27843721370">
            <text:p>278437213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3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13">
            <text:p>1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27117">
            <text:p>2727117</text:p>
          </table:table-cell>
          <table:table-cell office:value-type="float" office:value="135924689">
            <text:p>135924689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07887755">
            <text:p>489078877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5.09.201212 : 05 : 41 : HDL-kolesterool 1.13 mmol/l</text:p>
          </table:table-cell>
          <table:table-cell office:value-type="string">
            <text:p>HDL-kolesterool 1.13 mmol/l</text:p>
          </table:table-cell>
          <table:table-cell/>
          <table:table-cell office:value-type="string">
            <text:p>HDL-kolesterool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94680">
            <text:p>14394680</text:p>
          </table:table-cell>
          <table:table-cell office:value-type="float" office:value="199046740">
            <text:p>199046740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984245575">
            <text:p>879842455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 mmol/l 2-5,3 HDL -kolesterool S-HDL-Chol 1,13 mmol/l</text:p>
          </table:table-cell>
          <table:table-cell office:value-type="string">
            <text:p>S-HDL-Chol 1,13 mmol/l</text:p>
          </table:table-cell>
          <table:table-cell office:value-type="string">
            <text:p><text:s/>0,83-2,13</text:p>
          </table:table-cell>
          <table:table-cell office:value-type="string">
            <text:p>S-HDL-Chol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8752">
            <text:p>16778752</text:p>
          </table:table-cell>
          <table:table-cell office:value-type="float" office:value="172702860">
            <text:p>172702860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4-10</text:p>
          </table:table-cell>
          <table:table-cell office:value-type="float" office:value="673031275528">
            <text:p>6730312755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4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14">
            <text:p>1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9819">
            <text:p>2579819</text:p>
          </table:table-cell>
          <table:table-cell office:value-type="float" office:value="142827105">
            <text:p>142827105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14553682104">
            <text:p>145536821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10.201213 : 19 : 15 : HDL-Kolesterool 1.15 mmol/l</text:p>
          </table:table-cell>
          <table:table-cell office:value-type="string">
            <text:p>HDL-Kolesterool 1.15 mmol/l</text:p>
          </table:table-cell>
          <table:table-cell/>
          <table:table-cell office:value-type="string">
            <text:p>HDL-Kolesterool</text:p>
          </table:table-cell>
          <table:table-cell office:value-type="float" office:value="1.15">
            <text:p>1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6849">
            <text:p>23466849</text:p>
          </table:table-cell>
          <table:table-cell office:value-type="float" office:value="192948559">
            <text:p>192948559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10813881474">
            <text:p>10813881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5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15">
            <text:p>1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71448">
            <text:p>17771448</text:p>
          </table:table-cell>
          <table:table-cell office:value-type="float" office:value="192522829">
            <text:p>192522829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41185365541">
            <text:p>41185365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8.08.201311 : 39 : HDL-Kolesterool 1.15 mmol/l</text:p>
          </table:table-cell>
          <table:table-cell office:value-type="string">
            <text:p>HDL-Kolesterool 1.15 mmol/l</text:p>
          </table:table-cell>
          <table:table-cell/>
          <table:table-cell office:value-type="string">
            <text:p>HDL-Kolesterool</text:p>
          </table:table-cell>
          <table:table-cell office:value-type="float" office:value="1.15">
            <text:p>1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4757">
            <text:p>3494757</text:p>
          </table:table-cell>
          <table:table-cell office:value-type="float" office:value="152074844">
            <text:p>152074844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80867918128">
            <text:p>808679181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,15 </text:p>
          </table:table-cell>
          <table:table-cell office:value-type="string">
            <text:p>.</text:p>
          </table:table-cell>
          <table:table-cell office:value-type="string">
            <text:p>HDL</text:p>
          </table:table-cell>
          <table:table-cell office:value-type="float" office:value="1.15">
            <text:p>1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0463">
            <text:p>17210463</text:p>
          </table:table-cell>
          <table:table-cell office:value-type="float" office:value="180741121">
            <text:p>18074112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18925">
            <text:p>673030318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5.201315 : 16 : HDL-kolesterool 1.16 mmol/l</text:p>
          </table:table-cell>
          <table:table-cell office:value-type="string">
            <text:p>HDL-kolesterool 1.16 mmol/l</text:p>
          </table:table-cell>
          <table:table-cell/>
          <table:table-cell office:value-type="string">
            <text:p>HDL-kolesterool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4094">
            <text:p>24434094</text:p>
          </table:table-cell>
          <table:table-cell office:value-type="float" office:value="211075179">
            <text:p>211075179</text:p>
          </table:table-cell>
          <table:table-cell office:value-type="string">
            <text:p>2013-11-23</text:p>
          </table:table-cell>
          <table:table-cell office:value-type="string">
            <text:p>A</text:p>
          </table:table-cell>
          <table:table-cell office:value-type="string">
            <text:p>2011-01-28</text:p>
          </table:table-cell>
          <table:table-cell office:value-type="float" office:value="41951714989">
            <text:p>419517149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6 ( 3.3 . 6.9 mmol/L ) fS , fP-HDL-Chol 1.16 ( </text:p>
          </table:table-cell>
          <table:table-cell office:value-type="string">
            <text:p>fS , fP-HDL-Chol 1.16 ( </text:p>
          </table:table-cell>
          <table:table-cell office:value-type="string">
            <text:p>0.80 . 2.10 mmol/L ) fS , fP-LDL</text:p>
          </table:table-cell>
          <table:table-cell office:value-type="string">
            <text:p>fS , fP-HDL-Chol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6384">
            <text:p>2006384</text:p>
          </table:table-cell>
          <table:table-cell office:value-type="float" office:value="123597050">
            <text:p>123597050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966394098">
            <text:p>749663940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g/L , Kolesterool 6.96 mmol/L , HDL kolesterool 1.16 mmol/l</text:p>
          </table:table-cell>
          <table:table-cell office:value-type="string">
            <text:p>HDL kolesterool 1.16 mmol/l</text:p>
          </table:table-cell>
          <table:table-cell office:value-type="string">
            <text:p><text:s/>, LDL kolesterool 4.68 mmol/l ,</text:p>
          </table:table-cell>
          <table:table-cell office:value-type="string">
            <text:p>HDL kolesterool</text:p>
          </table:table-cell>
          <table:table-cell office:value-type="float" office:value="1.16">
            <text:p>1,1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00817">
            <text:p>21800817</text:p>
          </table:table-cell>
          <table:table-cell office:value-type="float" office:value="218578194">
            <text:p>218578194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82168017536">
            <text:p>821680175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16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62055">
            <text:p>4662055</text:p>
          </table:table-cell>
          <table:table-cell office:value-type="float" office:value="84634577">
            <text:p>84634577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84111993511">
            <text:p>841119935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7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73779">
            <text:p>7873779</text:p>
          </table:table-cell>
          <table:table-cell office:value-type="float" office:value="85859533">
            <text:p>85859533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29200739687">
            <text:p>292007396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7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2388">
            <text:p>1972388</text:p>
          </table:table-cell>
          <table:table-cell office:value-type="float" office:value="127050291">
            <text:p>127050291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785935611">
            <text:p>757859356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5.11 : glükoos-5,5 , kol -5,0 , HDL-1,17 </text:p>
          </table:table-cell>
          <table:table-cell office:value-type="string">
            <text:p>HDL-1,17 </text:p>
          </table:table-cell>
          <table:table-cell office:value-type="string">
            <text:p>, LDL-3,53 , tg-1,43 , kreat ,-1</text:p>
          </table:table-cell>
          <table:table-cell office:value-type="string">
            <text:p>HDL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0814">
            <text:p>20080814</text:p>
          </table:table-cell>
          <table:table-cell office:value-type="float" office:value="189798668">
            <text:p>189798668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6023">
            <text:p>6730303260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, LDL-kolesterool 2.9 mmol/l , HDL - kolesterool 1.18 ( </text:p>
          </table:table-cell>
          <table:table-cell office:value-type="string">
            <text:p>HDL - kolesterool 1.18 ( </text:p>
          </table:table-cell>
          <table:table-cell office:value-type="string">
            <text:p>olnud 1.04 ) mmol/l , trigl</text:p>
          </table:table-cell>
          <table:table-cell office:value-type="string">
            <text:p>HDL - kolesterool</text:p>
          </table:table-cell>
          <table:table-cell office:value-type="float" office:value="1.18">
            <text:p>1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4857">
            <text:p>504857</text:p>
          </table:table-cell>
          <table:table-cell office:value-type="float" office:value="122325066">
            <text:p>122325066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office:value-type="string">
            <text:p>2012-04-26</text:p>
          </table:table-cell>
          <table:table-cell office:value-type="float" office:value="55271721028">
            <text:p>552717210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8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18">
            <text:p>1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389">
            <text:p>2222389</text:p>
          </table:table-cell>
          <table:table-cell office:value-type="float" office:value="86100425">
            <text:p>86100425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23669624092">
            <text:p>236696240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3.201216 : 46 : 48 : HDL kolesterool 1.18 mmol/l</text:p>
          </table:table-cell>
          <table:table-cell office:value-type="string">
            <text:p>HDL kolesterool 1.18 mmol/l</text:p>
          </table:table-cell>
          <table:table-cell/>
          <table:table-cell office:value-type="string">
            <text:p>HDL kolesterool</text:p>
          </table:table-cell>
          <table:table-cell office:value-type="float" office:value="1.18">
            <text:p>1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03032">
            <text:p>3703032</text:p>
          </table:table-cell>
          <table:table-cell office:value-type="float" office:value="135975886">
            <text:p>135975886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78079671011">
            <text:p>780796710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,1 % kreat 68 kol 3,97 tri 1,69 HDL 1,19 </text:p>
          </table:table-cell>
          <table:table-cell office:value-type="string">
            <text:p>HDL 1,19 </text:p>
          </table:table-cell>
          <table:table-cell office:value-type="string">
            <text:p>LDL 2,17</text:p>
          </table:table-cell>
          <table:table-cell office:value-type="string">
            <text:p>HDL</text:p>
          </table:table-cell>
          <table:table-cell office:value-type="float" office:value="1.19">
            <text:p>1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8806">
            <text:p>24098806</text:p>
          </table:table-cell>
          <table:table-cell office:value-type="float" office:value="161731856">
            <text:p>161731856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673030423685">
            <text:p>673030423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19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19">
            <text:p>1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39377">
            <text:p>17239377</text:p>
          </table:table-cell>
          <table:table-cell office:value-type="float" office:value="179372261">
            <text:p>17937226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1409258440">
            <text:p>61409258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4.201322 : 14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0170">
            <text:p>18780170</text:p>
          </table:table-cell>
          <table:table-cell office:value-type="float" office:value="206254661">
            <text:p>206254661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94298218023">
            <text:p>942982180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9.10.201317 : 51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57137">
            <text:p>19157137</text:p>
          </table:table-cell>
          <table:table-cell office:value-type="float" office:value="200537861">
            <text:p>200537861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18761790630">
            <text:p>18761790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9.201316 : 21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42388">
            <text:p>17142388</text:p>
          </table:table-cell>
          <table:table-cell office:value-type="float" office:value="199920221">
            <text:p>199920221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92572114536">
            <text:p>925721145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6.09.201316 : 59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691">
            <text:p>439691</text:p>
          </table:table-cell>
          <table:table-cell office:value-type="float" office:value="120813338">
            <text:p>120813338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281143956">
            <text:p>292811439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075">
            <text:p>2414075</text:p>
          </table:table-cell>
          <table:table-cell office:value-type="float" office:value="135140953">
            <text:p>135140953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82106919001">
            <text:p>821069190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.08.201214 : 36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28257">
            <text:p>18628257</text:p>
          </table:table-cell>
          <table:table-cell office:value-type="float" office:value="197083403">
            <text:p>197083403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504215">
            <text:p>6730305042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1.09.201313 : 37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06422">
            <text:p>15906422</text:p>
          </table:table-cell>
          <table:table-cell office:value-type="float" office:value="211214244">
            <text:p>211214244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16</text:p>
          </table:table-cell>
          <table:table-cell office:value-type="float" office:value="673040779018">
            <text:p>6730407790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0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2811">
            <text:p>2462811</text:p>
          </table:table-cell>
          <table:table-cell office:value-type="float" office:value="146213902">
            <text:p>146213902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76100277034">
            <text:p>761002770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10.201216 : 07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40158">
            <text:p>19340158</text:p>
          </table:table-cell>
          <table:table-cell office:value-type="float" office:value="174605798">
            <text:p>174605798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25999128511">
            <text:p>25999128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4.04.201322 : 23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4945">
            <text:p>16234945</text:p>
          </table:table-cell>
          <table:table-cell office:value-type="float" office:value="186915344">
            <text:p>186915344</text:p>
          </table:table-cell>
          <table:table-cell office:value-type="string">
            <text:p>2013-06-14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673044283607">
            <text:p>6730442836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0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7367">
            <text:p>19277367</text:p>
          </table:table-cell>
          <table:table-cell office:value-type="float" office:value="204539798">
            <text:p>20453979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488155">
            <text:p>673030488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10.201316 : 37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92458">
            <text:p>4092458</text:p>
          </table:table-cell>
          <table:table-cell office:value-type="float" office:value="96021424">
            <text:p>96021424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86226425209">
            <text:p>862264252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6 ( 3.9 . 7.8 mmol/L ) S , P-HDL-Chol 1.20 ( </text:p>
          </table:table-cell>
          <table:table-cell office:value-type="string">
            <text:p>S , P-HDL-Chol 1.20 ( </text:p>
          </table:table-cell>
          <table:table-cell office:value-type="string">
            <text:p>0.80 . 2.10 mmol/L ) S , P-LDL-C</text:p>
          </table:table-cell>
          <table:table-cell office:value-type="string">
            <text:p>S , P-HDL-Cho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19227">
            <text:p>20119227</text:p>
          </table:table-cell>
          <table:table-cell office:value-type="float" office:value="193107556">
            <text:p>19310755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066188954">
            <text:p>33066188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 3,9 mmol/l , LDL 2,5 mmol/l , HDL 1,2 mmol/l</text:p>
          </table:table-cell>
          <table:table-cell office:value-type="string">
            <text:p>HDL 1,2 mmol/l</text:p>
          </table:table-cell>
          <table:table-cell office:value-type="string">
            <text:p><text:s/>, T 0,95 mmol/l Neeru - ja maks</text:p>
          </table:table-cell>
          <table:table-cell office:value-type="string">
            <text:p>HD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6922">
            <text:p>19856922</text:p>
          </table:table-cell>
          <table:table-cell office:value-type="float" office:value="199524417">
            <text:p>199524417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333712">
            <text:p>6730303337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08.201316 : 34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1027">
            <text:p>16831027</text:p>
          </table:table-cell>
          <table:table-cell office:value-type="float" office:value="158957973">
            <text:p>158957973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37550531113">
            <text:p>375505311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6 ( 3.9 . 7.8 mmol/L ) HDL 1.20 ( </text:p>
          </table:table-cell>
          <table:table-cell office:value-type="string">
            <text:p>HDL 1.20 ( </text:p>
          </table:table-cell>
          <table:table-cell office:value-type="string">
            <text:p>1.00 . 2.70 mmol/L ) LDL 2.73 ( </text:p>
          </table:table-cell>
          <table:table-cell office:value-type="string">
            <text:p>HD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531">
            <text:p>2025531</text:p>
          </table:table-cell>
          <table:table-cell office:value-type="float" office:value="125835935">
            <text:p>125835935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703198565">
            <text:p>517031985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6.4 mmol/L , HDL kolesterool 1.2 mmol/l</text:p>
          </table:table-cell>
          <table:table-cell office:value-type="string">
            <text:p>HDL kolesterool 1.2 mmol/l</text:p>
          </table:table-cell>
          <table:table-cell office:value-type="string">
            <text:p><text:s/>, LDL kolesterool 4.8 mmol/l , </text:p>
          </table:table-cell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4710">
            <text:p>17964710</text:p>
          </table:table-cell>
          <table:table-cell office:value-type="float" office:value="174005481">
            <text:p>174005481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540015">
            <text:p>6730305400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4.201318 : 44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08181">
            <text:p>5108181</text:p>
          </table:table-cell>
          <table:table-cell office:value-type="float" office:value="152541845">
            <text:p>152541845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1-12-05</text:p>
          </table:table-cell>
          <table:table-cell office:value-type="float" office:value="56513929017">
            <text:p>565139290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1 ( 3.9 . 7.8 mmol/L ) HDL 1.20 ( </text:p>
          </table:table-cell>
          <table:table-cell office:value-type="string">
            <text:p>HDL 1.20 ( </text:p>
          </table:table-cell>
          <table:table-cell office:value-type="string">
            <text:p>1.00 . 2.70 mmol/L ) LDL 4.10 ( </text:p>
          </table:table-cell>
          <table:table-cell office:value-type="string">
            <text:p>HDL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43197">
            <text:p>19743197</text:p>
          </table:table-cell>
          <table:table-cell office:value-type="float" office:value="171997816">
            <text:p>171997816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1966798202">
            <text:p>619667982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1.04.201312 : 42 : 44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75410">
            <text:p>18275410</text:p>
          </table:table-cell>
          <table:table-cell office:value-type="float" office:value="159319640">
            <text:p>159319640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9758527943">
            <text:p>69758527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1.201313 : 45 : HDL-Kolesterool 1.20 mmol/l</text:p>
          </table:table-cell>
          <table:table-cell office:value-type="string">
            <text:p>HDL-Kolesterool 1.20 mmol/l</text:p>
          </table:table-cell>
          <table:table-cell/>
          <table:table-cell office:value-type="string">
            <text:p>HDL-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8532">
            <text:p>19708532</text:p>
          </table:table-cell>
          <table:table-cell office:value-type="float" office:value="198254983">
            <text:p>198254983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94604240828">
            <text:p>94604240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9.201318 : 56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3091">
            <text:p>17083091</text:p>
          </table:table-cell>
          <table:table-cell office:value-type="float" office:value="161525728">
            <text:p>161525728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663097921">
            <text:p>426630979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, LDL kolesterool 3.3 mmol/l , HDL kolesterool 1.2 mmol/l</text:p>
          </table:table-cell>
          <table:table-cell office:value-type="string">
            <text:p>HDL kolesterool 1.2 mmol/l</text:p>
          </table:table-cell>
          <table:table-cell office:value-type="string">
            <text:p><text:s/>, Triglütseriidid 1.56 mmol/L ,</text:p>
          </table:table-cell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3297">
            <text:p>18413297</text:p>
          </table:table-cell>
          <table:table-cell office:value-type="float" office:value="180235543">
            <text:p>18023554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23767446018">
            <text:p>23767446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.05.201315 : 44 : 48 : HDL kolesterool 1.2 mmol/l</text:p>
          </table:table-cell>
          <table:table-cell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3603">
            <text:p>17443603</text:p>
          </table:table-cell>
          <table:table-cell office:value-type="float" office:value="175020566">
            <text:p>175020566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239710683">
            <text:p>88239710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5161">
            <text:p>785161</text:p>
          </table:table-cell>
          <table:table-cell office:value-type="float" office:value="95626744">
            <text:p>95626744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4-13</text:p>
          </table:table-cell>
          <table:table-cell office:value-type="float" office:value="96963659385">
            <text:p>9696365938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1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21">
            <text:p>1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7782">
            <text:p>17617782</text:p>
          </table:table-cell>
          <table:table-cell office:value-type="float" office:value="199317995">
            <text:p>199317995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21750070430">
            <text:p>21750070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3.201312 : 56 : 38 : HDL kolesterool 1.21 mmol/l</text:p>
          </table:table-cell>
          <table:table-cell office:value-type="string">
            <text:p>HDL kolesterool 1.21 mmol/l</text:p>
          </table:table-cell>
          <table:table-cell/>
          <table:table-cell office:value-type="string">
            <text:p>HDL kolesterool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37525">
            <text:p>11837525</text:p>
          </table:table-cell>
          <table:table-cell office:value-type="float" office:value="170377823">
            <text:p>170377823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54970129656">
            <text:p>549701296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4,8 HDL 1,21 </text:p>
          </table:table-cell>
          <table:table-cell office:value-type="string">
            <text:p>HDL 1,21 </text:p>
          </table:table-cell>
          <table:table-cell office:value-type="string">
            <text:p>LDL 3,40 TG 1,72</text:p>
          </table:table-cell>
          <table:table-cell office:value-type="string">
            <text:p>HDL</text:p>
          </table:table-cell>
          <table:table-cell office:value-type="float" office:value="1.21">
            <text:p>1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04918">
            <text:p>24104918</text:p>
          </table:table-cell>
          <table:table-cell office:value-type="float" office:value="160471330">
            <text:p>160471330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32342236">
            <text:p>673032342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5.5 ( 3.3 . 6.9 mmol/L ) HDL 1.22 ( </text:p>
          </table:table-cell>
          <table:table-cell office:value-type="string">
            <text:p>HDL 1.22 ( </text:p>
          </table:table-cell>
          <table:table-cell office:value-type="string">
            <text:p>0.80 . 2.10 mmol/L ) LDL 3.56 ( </text:p>
          </table:table-cell>
          <table:table-cell office:value-type="string">
            <text:p>HDL</text:p>
          </table:table-cell>
          <table:table-cell office:value-type="float" office:value="1.22">
            <text:p>1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9137">
            <text:p>16929137</text:p>
          </table:table-cell>
          <table:table-cell office:value-type="float" office:value="160187269">
            <text:p>160187269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34287625717">
            <text:p>342876257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22">
            <text:p>1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0109">
            <text:p>2100109</text:p>
          </table:table-cell>
          <table:table-cell office:value-type="float" office:value="82705245">
            <text:p>82705245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251989894">
            <text:p>112519898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, LDL kolesterool 4.64 mmol/l , HDL kolesterool 1.22 mmol</text:p>
          </table:table-cell>
          <table:table-cell office:value-type="string">
            <text:p>HDL kolesterool 1.22 mmol</text:p>
          </table:table-cell>
          <table:table-cell office:value-type="string">
            <text:p><text:s/>/ , l Triglütseriidid 2.85 mmol</text:p>
          </table:table-cell>
          <table:table-cell office:value-type="string">
            <text:p>HDL kolesterool</text:p>
          </table:table-cell>
          <table:table-cell office:value-type="float" office:value="1.22">
            <text:p>1,22</text:p>
          </table:table-cell>
          <table:table-cell table:number-columns-repeated="2" office:value-type="string">
            <text:p>NULL</text:p>
          </table:table-cell>
          <table:table-cell office:value-type="string">
            <text:p>mmo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363">
            <text:p>2199363</text:p>
          </table:table-cell>
          <table:table-cell office:value-type="float" office:value="81149875">
            <text:p>81149875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15158556831">
            <text:p>151585568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01.201212 : 19 : HDL-kolesterool 1.22 mmol/l</text:p>
          </table:table-cell>
          <table:table-cell office:value-type="string">
            <text:p>HDL-kolesterool 1.22 mmol/l</text:p>
          </table:table-cell>
          <table:table-cell/>
          <table:table-cell office:value-type="string">
            <text:p>HDL-kolesterool</text:p>
          </table:table-cell>
          <table:table-cell office:value-type="float" office:value="1.22">
            <text:p>1,2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9852">
            <text:p>21539852</text:p>
          </table:table-cell>
          <table:table-cell office:value-type="float" office:value="214357228">
            <text:p>21435722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82994350552">
            <text:p>829943505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6 ( 3.9 . 7.8 mmol/L ) HDL 1.23 ( </text:p>
          </table:table-cell>
          <table:table-cell office:value-type="string">
            <text:p>HDL 1.23 ( </text:p>
          </table:table-cell>
          <table:table-cell office:value-type="string">
            <text:p>1.00 . 2.70 mmol/L ) LDL 4.69 ( </text:p>
          </table:table-cell>
          <table:table-cell office:value-type="string">
            <text:p>HDL</text:p>
          </table:table-cell>
          <table:table-cell office:value-type="float" office:value="1.23">
            <text:p>1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5472">
            <text:p>745472</text:p>
          </table:table-cell>
          <table:table-cell office:value-type="float" office:value="135233356">
            <text:p>135233356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2012-08-22</text:p>
          </table:table-cell>
          <table:table-cell office:value-type="float" office:value="50258481500">
            <text:p>502584815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3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23">
            <text:p>1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7185">
            <text:p>16367185</text:p>
          </table:table-cell>
          <table:table-cell office:value-type="float" office:value="214333341">
            <text:p>214333341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24226140444">
            <text:p>242261404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23">
            <text:p>1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3170">
            <text:p>19883170</text:p>
          </table:table-cell>
          <table:table-cell office:value-type="float" office:value="194635873">
            <text:p>194635873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34656764553">
            <text:p>346567645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08.201313 : 31 : 07 : HDL-Kolesterool 1.23 mmol/l</text:p>
          </table:table-cell>
          <table:table-cell office:value-type="string">
            <text:p>HDL-Kolesterool 1.23 mmol/l</text:p>
          </table:table-cell>
          <table:table-cell/>
          <table:table-cell office:value-type="string">
            <text:p>HDL-Kolesterool</text:p>
          </table:table-cell>
          <table:table-cell office:value-type="float" office:value="1.23">
            <text:p>1,2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9110">
            <text:p>16339110</text:p>
          </table:table-cell>
          <table:table-cell office:value-type="float" office:value="164221605">
            <text:p>164221605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20345393196">
            <text:p>203453931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24">
            <text:p>1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64528">
            <text:p>16964528</text:p>
          </table:table-cell>
          <table:table-cell office:value-type="float" office:value="186968132">
            <text:p>186968132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93600239054">
            <text:p>936002390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5.201215 : 58 : HDL kolesterool 1.25 mmol/l</text:p>
          </table:table-cell>
          <table:table-cell office:value-type="string">
            <text:p>HDL kolesterool 1.25 mmol/l</text:p>
          </table:table-cell>
          <table:table-cell/>
          <table:table-cell office:value-type="string">
            <text:p>HDL kolesterool</text:p>
          </table:table-cell>
          <table:table-cell office:value-type="float" office:value="1.25">
            <text:p>1,2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68175">
            <text:p>7368175</text:p>
          </table:table-cell>
          <table:table-cell office:value-type="float" office:value="123601089">
            <text:p>123601089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1-05-10</text:p>
          </table:table-cell>
          <table:table-cell office:value-type="float" office:value="98928985754">
            <text:p>989289857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5.3 ( 3.9 . 7.8 mmol/L ) fS , fP-HDL-Chol 1.25 ( </text:p>
          </table:table-cell>
          <table:table-cell office:value-type="string">
            <text:p>fS , fP-HDL-Chol 1.25 ( </text:p>
          </table:table-cell>
          <table:table-cell office:value-type="string">
            <text:p>1.00 . 2.70 mmol/L ) fS , fP-LDL</text:p>
          </table:table-cell>
          <table:table-cell office:value-type="string">
            <text:p>fS , fP-HDL-Chol</text:p>
          </table:table-cell>
          <table:table-cell office:value-type="float" office:value="1.25">
            <text:p>1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5554">
            <text:p>24685554</text:p>
          </table:table-cell>
          <table:table-cell office:value-type="float" office:value="198067415">
            <text:p>19806741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477923">
            <text:p>673030477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792">
            <text:p>529792</text:p>
          </table:table-cell>
          <table:table-cell office:value-type="float" office:value="131432543">
            <text:p>131432543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office:value-type="string">
            <text:p>2012-06-25</text:p>
          </table:table-cell>
          <table:table-cell office:value-type="float" office:value="56475099642">
            <text:p>564750996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6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360">
            <text:p>2346360</text:p>
          </table:table-cell>
          <table:table-cell office:value-type="float" office:value="80918542">
            <text:p>80918542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694379714">
            <text:p>546943797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 - 1,26</text:p>
          </table:table-cell>
          <table:table-cell/>
          <table:table-cell office:value-type="string">
            <text:p>HDL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0582">
            <text:p>4310582</text:p>
          </table:table-cell>
          <table:table-cell office:value-type="float" office:value="96130999">
            <text:p>96130999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15266133190">
            <text:p>152661331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6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09374">
            <text:p>19409374</text:p>
          </table:table-cell>
          <table:table-cell office:value-type="float" office:value="158476651">
            <text:p>158476651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709590355">
            <text:p>67709590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1.201313 : 33 : HDL-Kolesterool 1.26 mmol/l</text:p>
          </table:table-cell>
          <table:table-cell office:value-type="string">
            <text:p>HDL-Kolesterool 1.26 mmol/l</text:p>
          </table:table-cell>
          <table:table-cell/>
          <table:table-cell office:value-type="string">
            <text:p>HDL-Kolesterool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7044">
            <text:p>447044</text:p>
          </table:table-cell>
          <table:table-cell office:value-type="float" office:value="95694092">
            <text:p>95694092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83470425046">
            <text:p>834704250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6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26">
            <text:p>1,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7908">
            <text:p>17217908</text:p>
          </table:table-cell>
          <table:table-cell office:value-type="float" office:value="165983684">
            <text:p>165983684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77806418670">
            <text:p>778064186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2.02.201311 : 29 : HDL-kolesterool 1.27 mmol/l</text:p>
          </table:table-cell>
          <table:table-cell office:value-type="string">
            <text:p>HDL-kolesterool 1.27 mmol/l</text:p>
          </table:table-cell>
          <table:table-cell/>
          <table:table-cell office:value-type="string">
            <text:p>HDL-kolesterool</text:p>
          </table:table-cell>
          <table:table-cell office:value-type="float" office:value="1.27">
            <text:p>1,2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83357">
            <text:p>18383357</text:p>
          </table:table-cell>
          <table:table-cell office:value-type="float" office:value="190306356">
            <text:p>190306356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88561283253">
            <text:p>88561283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7.201311 : 41 : HDL-kolesterool 1.28 mmol/l</text:p>
          </table:table-cell>
          <table:table-cell office:value-type="string">
            <text:p>HDL-kolesterool 1.28 mmol/l</text:p>
          </table:table-cell>
          <table:table-cell/>
          <table:table-cell office:value-type="string">
            <text:p>HDL-kolesterool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92886">
            <text:p>3792886</text:p>
          </table:table-cell>
          <table:table-cell office:value-type="float" office:value="144286480">
            <text:p>144286480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81043720147">
            <text:p>810437201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,28 </text:p>
          </table:table-cell>
          <table:table-cell office:value-type="string">
            <text:p>.</text:p>
          </table:table-cell>
          <table:table-cell office:value-type="string">
            <text:p>HDL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5379">
            <text:p>13695379</text:p>
          </table:table-cell>
          <table:table-cell office:value-type="float" office:value="194403296">
            <text:p>194403296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43150260902">
            <text:p>43150260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8 ( 3.9 . 7.8 mmol/L ) HDL 1.28 ( </text:p>
          </table:table-cell>
          <table:table-cell office:value-type="string">
            <text:p>HDL 1.28 ( </text:p>
          </table:table-cell>
          <table:table-cell office:value-type="string">
            <text:p>0.80 . 2.10 mmol/L ) LDL 4.42 ( </text:p>
          </table:table-cell>
          <table:table-cell office:value-type="string">
            <text:p>HDL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3485">
            <text:p>6323485</text:p>
          </table:table-cell>
          <table:table-cell office:value-type="float" office:value="153618134">
            <text:p>153618134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4434768854">
            <text:p>744347688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riud normis , kolesterool 5,8 , HDL 1,28 </text:p>
          </table:table-cell>
          <table:table-cell office:value-type="string">
            <text:p>HDL 1,28 </text:p>
          </table:table-cell>
          <table:table-cell office:value-type="string">
            <text:p>, LDL 3,20 , trigl -d 2,35 , kl </text:p>
          </table:table-cell>
          <table:table-cell office:value-type="string">
            <text:p>HDL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490">
            <text:p>2372490</text:p>
          </table:table-cell>
          <table:table-cell office:value-type="float" office:value="84261646">
            <text:p>84261646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59083417208">
            <text:p>590834172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2.201218 : 37 : HDL kolesterool 1.28 mmol/l</text:p>
          </table:table-cell>
          <table:table-cell office:value-type="string">
            <text:p>HDL kolesterool 1.28 mmol/l</text:p>
          </table:table-cell>
          <table:table-cell/>
          <table:table-cell office:value-type="string">
            <text:p>HDL kolesterool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745">
            <text:p>16511745</text:p>
          </table:table-cell>
          <table:table-cell office:value-type="float" office:value="163482521">
            <text:p>163482521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office:value-type="string">
            <text:p>2013-02-20</text:p>
          </table:table-cell>
          <table:table-cell office:value-type="float" office:value="673033410421">
            <text:p>6730334104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8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03300">
            <text:p>13003300</text:p>
          </table:table-cell>
          <table:table-cell office:value-type="float" office:value="204356259">
            <text:p>204356259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47107194748">
            <text:p>471071947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28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3956">
            <text:p>19103956</text:p>
          </table:table-cell>
          <table:table-cell office:value-type="float" office:value="162905170">
            <text:p>162905170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59016724886">
            <text:p>59016724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2.2013 HDL -kolesterool 1,28 mmol/l</text:p>
          </table:table-cell>
          <table:table-cell office:value-type="string">
            <text:p>HDL -kolesterool 1,28 mmol/l</text:p>
          </table:table-cell>
          <table:table-cell office:value-type="string">
            <text:p><text:s/>0,83-2,13</text:p>
          </table:table-cell>
          <table:table-cell office:value-type="string">
            <text:p>HDL -kolesterool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79641">
            <text:p>7579641</text:p>
          </table:table-cell>
          <table:table-cell office:value-type="float" office:value="87184223">
            <text:p>87184223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44674921624">
            <text:p>446749216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29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29">
            <text:p>1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8393">
            <text:p>17078393</text:p>
          </table:table-cell>
          <table:table-cell office:value-type="float" office:value="204960964">
            <text:p>20496096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348827">
            <text:p>6730303488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10.201314 : 11 : HDL-kolesterool 1.29 mmol/l</text:p>
          </table:table-cell>
          <table:table-cell office:value-type="string">
            <text:p>HDL-kolesterool 1.29 mmol/l</text:p>
          </table:table-cell>
          <table:table-cell office:value-type="string">
            <text:p><text:s/>[ norm 1.1 - ...]</text:p>
          </table:table-cell>
          <table:table-cell office:value-type="string">
            <text:p>HDL-kolesterool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504">
            <text:p>2021504</text:p>
          </table:table-cell>
          <table:table-cell office:value-type="float" office:value="125648284">
            <text:p>125648284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312943603">
            <text:p>433129436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12.11 : kol -6,5;HDL-1,29 </text:p>
          </table:table-cell>
          <table:table-cell office:value-type="string">
            <text:p>HDL-1,29 </text:p>
          </table:table-cell>
          <table:table-cell office:value-type="string">
            <text:p>; tg-1,89;LDL-4,64 .</text:p>
          </table:table-cell>
          <table:table-cell office:value-type="string">
            <text:p>HDL</text:p>
          </table:table-cell>
          <table:table-cell office:value-type="float" office:value="1.29">
            <text:p>1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1857">
            <text:p>17041857</text:p>
          </table:table-cell>
          <table:table-cell office:value-type="float" office:value="183407198">
            <text:p>18340719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86044529593">
            <text:p>860445295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6.201312 : 46 : HDL kolesterool 1.3 mmol/l</text:p>
          </table:table-cell>
          <table:table-cell office:value-type="string">
            <text:p>HDL kolesterool 1.3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29713">
            <text:p>2729713</text:p>
          </table:table-cell>
          <table:table-cell office:value-type="float" office:value="149582510">
            <text:p>14958251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345187364">
            <text:p>203451873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a ) LDL kolesterool 4.0 mmol/l HDL kolesterool 1.3 mmol/l</text:p>
          </table:table-cell>
          <table:table-cell office:value-type="string">
            <text:p>HDL kolesterool 1.3 mmol/l</text:p>
          </table:table-cell>
          <table:table-cell office:value-type="string">
            <text:p><text:s/>Triglütseriidid 1.42 mmol/L</text:p>
          </table:table-cell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9998">
            <text:p>1899998</text:p>
          </table:table-cell>
          <table:table-cell office:value-type="float" office:value="128558300">
            <text:p>128558300</text:p>
          </table:table-cell>
          <table:table-cell office:value-type="string">
            <text:p>2012-07-10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57830154752">
            <text:p>578301547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07.201216 : 23 : 15 : HDL kolesterool 1.3 mmol/l</text:p>
          </table:table-cell>
          <table:table-cell office:value-type="string">
            <text:p>HDL kolesterool 1.3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2924">
            <text:p>18932924</text:p>
          </table:table-cell>
          <table:table-cell office:value-type="float" office:value="218934265">
            <text:p>218934265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380630">
            <text:p>673030380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12.201313 : 41 : HDL kolesterool 1.3 mmol/l</text:p>
          </table:table-cell>
          <table:table-cell office:value-type="string">
            <text:p>HDL kolesterool 1.3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2896">
            <text:p>17692896</text:p>
          </table:table-cell>
          <table:table-cell office:value-type="float" office:value="207740397">
            <text:p>20774039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212854461">
            <text:p>612128544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 - 4,0mmol/l , LDL-2,2mmol/l , HDL-1,3mmol/l</text:p>
          </table:table-cell>
          <table:table-cell office:value-type="string">
            <text:p>HDL-1,3mmol/l</text:p>
          </table:table-cell>
          <table:table-cell office:value-type="string">
            <text:p><text:s/>, trigl - 1,36mmol/l , - kreati</text:p>
          </table:table-cell>
          <table:table-cell office:value-type="string">
            <text:p>HD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26714">
            <text:p>6226714</text:p>
          </table:table-cell>
          <table:table-cell office:value-type="float" office:value="147272080">
            <text:p>147272080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373027855">
            <text:p>6237302785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Okt algul CHOL 4,8 , HDL 1,3 </text:p>
          </table:table-cell>
          <table:table-cell office:value-type="string">
            <text:p>HDL 1,3 </text:p>
          </table:table-cell>
          <table:table-cell office:value-type="string">
            <text:p>, LDL 2,77 .</text:p>
          </table:table-cell>
          <table:table-cell office:value-type="string">
            <text:p>HDL</text:p>
          </table:table-cell>
          <table:table-cell table:style-name="ce1"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993">
            <text:p>1870993</text:p>
          </table:table-cell>
          <table:table-cell office:value-type="float" office:value="129393205">
            <text:p>129393205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35410769476">
            <text:p>354107694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7.201215 : 15 : 04 : HDL kolesterool 1.3 mmol/l</text:p>
          </table:table-cell>
          <table:table-cell office:value-type="string">
            <text:p>HDL kolesterool 1.3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53309">
            <text:p>20153309</text:p>
          </table:table-cell>
          <table:table-cell office:value-type="float" office:value="216543776">
            <text:p>216543776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58065972135">
            <text:p>580659721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.11.2013 VS 5,9 kol 5,1 HDL 1,3 </text:p>
          </table:table-cell>
          <table:table-cell office:value-type="string">
            <text:p>HDL 1,3 </text:p>
          </table:table-cell>
          <table:table-cell office:value-type="string">
            <text:p>LDL 3,1 tri 1,24 kreat 88 kusiha</text:p>
          </table:table-cell>
          <table:table-cell office:value-type="string">
            <text:p>HDL</text:p>
          </table:table-cell>
          <table:table-cell table:style-name="ce1"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59029">
            <text:p>18659029</text:p>
          </table:table-cell>
          <table:table-cell office:value-type="float" office:value="166887139">
            <text:p>166887139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74663320380">
            <text:p>74663320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02.201317 : 12 : HDL kolesterool 1.3 mmol/l</text:p>
          </table:table-cell>
          <table:table-cell office:value-type="string">
            <text:p>HDL kolesterool 1.3 mmol/l</text:p>
          </table:table-cell>
          <table:table-cell office:value-type="string">
            <text:p><text:s/>, 28.02.201317 : 12 : Triglütse</text:p>
          </table:table-cell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6911">
            <text:p>19056911</text:p>
          </table:table-cell>
          <table:table-cell office:value-type="float" office:value="202444597">
            <text:p>202444597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528540">
            <text:p>6730305285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8.10.201318 : 02 : HDL kolesterool 1.3 mmol/l</text:p>
          </table:table-cell>
          <table:table-cell office:value-type="string">
            <text:p>HDL kolesterool 1.3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2789">
            <text:p>18812789</text:p>
          </table:table-cell>
          <table:table-cell office:value-type="float" office:value="193535268">
            <text:p>193535268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123913481">
            <text:p>89123913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os 5.6 , koles 5.4 , trig 2.0 , HDL 1.3 </text:p>
          </table:table-cell>
          <table:table-cell office:value-type="string">
            <text:p>HDL 1.3 </text:p>
          </table:table-cell>
          <table:table-cell office:value-type="string">
            <text:p>EKG -Siin rütm 82x min</text:p>
          </table:table-cell>
          <table:table-cell office:value-type="string">
            <text:p>HDL</text:p>
          </table:table-cell>
          <table:table-cell table:style-name="ce1"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3946">
            <text:p>19883946</text:p>
          </table:table-cell>
          <table:table-cell office:value-type="float" office:value="163513332">
            <text:p>163513332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57510443676">
            <text:p>575104436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02.201311 : 50 : HDL-Kolesterool 1.31 mmol/l</text:p>
          </table:table-cell>
          <table:table-cell office:value-type="string">
            <text:p>HDL-Kolesterool 1.31 mmol/l</text:p>
          </table:table-cell>
          <table:table-cell/>
          <table:table-cell office:value-type="string">
            <text:p>HDL-Kolesterool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0457">
            <text:p>760457</text:p>
          </table:table-cell>
          <table:table-cell office:value-type="float" office:value="95651364">
            <text:p>95651364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85663596679">
            <text:p>856635966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31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0744">
            <text:p>2060744</text:p>
          </table:table-cell>
          <table:table-cell office:value-type="float" office:value="91867077">
            <text:p>91867077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23252096037">
            <text:p>232520960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4.201213 : 26 : 51 : HDL kolesterool 1.31 mmol/l</text:p>
          </table:table-cell>
          <table:table-cell office:value-type="string">
            <text:p>HDL kolesterool 1.31 mmol/l</text:p>
          </table:table-cell>
          <table:table-cell/>
          <table:table-cell office:value-type="string">
            <text:p>HDL kolesterool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0551">
            <text:p>16620551</text:p>
          </table:table-cell>
          <table:table-cell office:value-type="float" office:value="213607647">
            <text:p>213607647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673041680758">
            <text:p>6730416807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0654">
            <text:p>15830654</text:p>
          </table:table-cell>
          <table:table-cell office:value-type="float" office:value="189194266">
            <text:p>189194266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90142374443">
            <text:p>901423744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7697">
            <text:p>607697</text:p>
          </table:table-cell>
          <table:table-cell office:value-type="float" office:value="81638413">
            <text:p>81638413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4</text:p>
          </table:table-cell>
          <table:table-cell office:value-type="float" office:value="82967642930">
            <text:p>829676429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32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517">
            <text:p>759517</text:p>
          </table:table-cell>
          <table:table-cell office:value-type="float" office:value="151123274">
            <text:p>151123274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59704895099">
            <text:p>597048950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32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3793">
            <text:p>16883793</text:p>
          </table:table-cell>
          <table:table-cell office:value-type="float" office:value="208809964">
            <text:p>208809964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office:value-type="string">
            <text:p>2013-10-16</text:p>
          </table:table-cell>
          <table:table-cell office:value-type="float" office:value="673040008356">
            <text:p>6730400083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34">
            <text:p>1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4764">
            <text:p>2554764</text:p>
          </table:table-cell>
          <table:table-cell office:value-type="float" office:value="138304309">
            <text:p>138304309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17871560334">
            <text:p>178715603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4.201217 : 25 : HDL kolesterool 1.34 mmol/l</text:p>
          </table:table-cell>
          <table:table-cell office:value-type="string">
            <text:p>HDL kolesterool 1.34 mmol/l</text:p>
          </table:table-cell>
          <table:table-cell/>
          <table:table-cell office:value-type="string">
            <text:p>HDL kolesterool</text:p>
          </table:table-cell>
          <table:table-cell office:value-type="float" office:value="1.34">
            <text:p>1,3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2137">
            <text:p>16292137</text:p>
          </table:table-cell>
          <table:table-cell office:value-type="float" office:value="169385814">
            <text:p>169385814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office:value-type="string">
            <text:p>2013-02-07</text:p>
          </table:table-cell>
          <table:table-cell office:value-type="float" office:value="33096257410">
            <text:p>330962574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5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35">
            <text:p>1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5183">
            <text:p>22095183</text:p>
          </table:table-cell>
          <table:table-cell office:value-type="float" office:value="170397606">
            <text:p>170397606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31428284390">
            <text:p>31428284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6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36">
            <text:p>1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836">
            <text:p>2071836</text:p>
          </table:table-cell>
          <table:table-cell office:value-type="float" office:value="81326304">
            <text:p>8132630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90213711402">
            <text:p>902137114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0.01.201215 : 48 : 18 : HDL kolesterool 1.37 mmol/l</text:p>
          </table:table-cell>
          <table:table-cell office:value-type="string">
            <text:p>HDL kolesterool 1.37 mmol/l</text:p>
          </table:table-cell>
          <table:table-cell/>
          <table:table-cell office:value-type="string">
            <text:p>HDL kolesterool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5687">
            <text:p>19475687</text:p>
          </table:table-cell>
          <table:table-cell office:value-type="float" office:value="198045385">
            <text:p>198045385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8987">
            <text:p>673030478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bA1c 5,95 % , kolesterool 6,0 , HDL 1,37 </text:p>
          </table:table-cell>
          <table:table-cell office:value-type="string">
            <text:p>HDL 1,37 </text:p>
          </table:table-cell>
          <table:table-cell office:value-type="string">
            <text:p>, triglütseriidid 0,92 , LDL 3,3</text:p>
          </table:table-cell>
          <table:table-cell office:value-type="string">
            <text:p>HDL</text:p>
          </table:table-cell>
          <table:table-cell office:value-type="float" office:value="1.37">
            <text:p>1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21525">
            <text:p>22621525</text:p>
          </table:table-cell>
          <table:table-cell office:value-type="float" office:value="199310913">
            <text:p>199310913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97740627537">
            <text:p>97740627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38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38">
            <text:p>1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935">
            <text:p>2004935</text:p>
          </table:table-cell>
          <table:table-cell office:value-type="float" office:value="122204497">
            <text:p>122204497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85205735113">
            <text:p>852057351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03.201218 : 05 : HDL kolesterool 1.38 mmol/l</text:p>
          </table:table-cell>
          <table:table-cell office:value-type="string">
            <text:p>HDL kolesterool 1.38 mmol/l</text:p>
          </table:table-cell>
          <table:table-cell/>
          <table:table-cell office:value-type="string">
            <text:p>HDL kolesterool</text:p>
          </table:table-cell>
          <table:table-cell office:value-type="float" office:value="1.38">
            <text:p>1,3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1877">
            <text:p>4421877</text:p>
          </table:table-cell>
          <table:table-cell office:value-type="float" office:value="87178585">
            <text:p>87178585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47322663570">
            <text:p>473226635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id : ÜK 8,1 ; HDL 1,38 </text:p>
          </table:table-cell>
          <table:table-cell office:value-type="string">
            <text:p>HDL 1,38 </text:p>
          </table:table-cell>
          <table:table-cell office:value-type="string">
            <text:p>; LDL 5,44 ja triglüts</text:p>
          </table:table-cell>
          <table:table-cell office:value-type="string">
            <text:p>HDL</text:p>
          </table:table-cell>
          <table:table-cell office:value-type="float" office:value="1.38">
            <text:p>1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1334">
            <text:p>4211334</text:p>
          </table:table-cell>
          <table:table-cell office:value-type="float" office:value="123657496">
            <text:p>12365749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64141142462">
            <text:p>641411424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39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39">
            <text:p>1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1975">
            <text:p>18041975</text:p>
          </table:table-cell>
          <table:table-cell office:value-type="float" office:value="206336721">
            <text:p>206336721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322185">
            <text:p>673030322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10.201317 : 04 : HDL kolesterool 1.4 mmol/l</text:p>
          </table:table-cell>
          <table:table-cell office:value-type="string">
            <text:p>HDL kolesterool 1.4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6467">
            <text:p>16806467</text:p>
          </table:table-cell>
          <table:table-cell office:value-type="float" office:value="213135236">
            <text:p>213135236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1</text:p>
          </table:table-cell>
          <table:table-cell office:value-type="float" office:value="99041295035">
            <text:p>990412950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2 ( 3.3 . 6.9 mmol/L ) HDL 1.40 ( </text:p>
          </table:table-cell>
          <table:table-cell office:value-type="string">
            <text:p>HDL 1.40 ( </text:p>
          </table:table-cell>
          <table:table-cell office:value-type="string">
            <text:p>0.80 . 2.10 mmol/L ) LDL 2.10 ( </text:p>
          </table:table-cell>
          <table:table-cell office:value-type="string">
            <text:p>HDL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1923">
            <text:p>16381923</text:p>
          </table:table-cell>
          <table:table-cell office:value-type="float" office:value="158950630">
            <text:p>158950630</text:p>
          </table:table-cell>
          <table:table-cell office:value-type="string">
            <text:p>2013-01-14</text:p>
          </table:table-cell>
          <table:table-cell office:value-type="string">
            <text:p>S</text:p>
          </table:table-cell>
          <table:table-cell office:value-type="string">
            <text:p>2013-01-09</text:p>
          </table:table-cell>
          <table:table-cell office:value-type="float" office:value="54860863720">
            <text:p>548608637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0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59841">
            <text:p>17059841</text:p>
          </table:table-cell>
          <table:table-cell office:value-type="float" office:value="163797902">
            <text:p>163797902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597194240">
            <text:p>87597194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; LDL kolesterool 4.2 mmol/l ; HDL kolesterool 1.4 mmol/l</text:p>
          </table:table-cell>
          <table:table-cell office:value-type="string">
            <text:p>HDL kolesterool 1.4 mmol/l</text:p>
          </table:table-cell>
          <table:table-cell office:value-type="string">
            <text:p><text:s/>; Triglütseriidid 1.26 mmol/L ;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17168">
            <text:p>12717168</text:p>
          </table:table-cell>
          <table:table-cell office:value-type="float" office:value="219054579">
            <text:p>21905457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9944">
            <text:p>6730303699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, triglütseriidid 1,7 mmol/l ja HDL kolesterool 1,4 mmol/l</text:p>
          </table:table-cell>
          <table:table-cell office:value-type="string">
            <text:p>HDL kolesterool 1,4 mmol/l</text:p>
          </table:table-cell>
          <table:table-cell office:value-type="string">
            <text:p><text:s/>normis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9778">
            <text:p>17759778</text:p>
          </table:table-cell>
          <table:table-cell office:value-type="float" office:value="179364011">
            <text:p>17936401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3584">
            <text:p>673030453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Analüüsides LDL 3,9 , HDL 1,4 </text:p>
          </table:table-cell>
          <table:table-cell office:value-type="string">
            <text:p>HDL 1,4 </text:p>
          </table:table-cell>
          <table:table-cell office:value-type="string">
            <text:p>, muus osas korras</text:p>
          </table:table-cell>
          <table:table-cell office:value-type="string">
            <text:p>HDL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02485">
            <text:p>17202485</text:p>
          </table:table-cell>
          <table:table-cell office:value-type="float" office:value="205478265">
            <text:p>20547826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12249563485">
            <text:p>12249563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10.201315 : 08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19343">
            <text:p>17019343</text:p>
          </table:table-cell>
          <table:table-cell office:value-type="float" office:value="195622223">
            <text:p>195622223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6668495628">
            <text:p>666684956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08.201315 : 43 : 22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67271">
            <text:p>2567271</text:p>
          </table:table-cell>
          <table:table-cell office:value-type="float" office:value="154317436">
            <text:p>154317436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21485053396">
            <text:p>214850533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6.11.201215 : 56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25332">
            <text:p>18225332</text:p>
          </table:table-cell>
          <table:table-cell office:value-type="float" office:value="206753807">
            <text:p>206753807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541994">
            <text:p>673030541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09.201316 : 51 : HDL kolesterool 1.4 mmol/l</text:p>
          </table:table-cell>
          <table:table-cell office:value-type="string">
            <text:p>HDL kolesterool 1.4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10749">
            <text:p>12210749</text:p>
          </table:table-cell>
          <table:table-cell office:value-type="float" office:value="211978264">
            <text:p>211978264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59311517691">
            <text:p>593115176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0.11.201316 : 27 : 33 : HDL kolesterool 1.4 mmol/l</text:p>
          </table:table-cell>
          <table:table-cell office:value-type="string">
            <text:p>HDL kolesterool 1.4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7713">
            <text:p>3867713</text:p>
          </table:table-cell>
          <table:table-cell office:value-type="float" office:value="139441079">
            <text:p>139441079</text:p>
          </table:table-cell>
          <table:table-cell office:value-type="string">
            <text:p>2012-09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491564494">
            <text:p>244915644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rea 116 , Chol 5,8 , LDL 4,9 , HDL 1,4 </text:p>
          </table:table-cell>
          <table:table-cell office:value-type="string">
            <text:p>HDL 1,4 </text:p>
          </table:table-cell>
          <table:table-cell office:value-type="string">
            <text:p>, TSH normis</text:p>
          </table:table-cell>
          <table:table-cell office:value-type="string">
            <text:p>HDL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1925">
            <text:p>18181925</text:p>
          </table:table-cell>
          <table:table-cell office:value-type="float" office:value="159908999">
            <text:p>15990899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73030452982">
            <text:p>6730304529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1.201318 : 36 : 40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8038">
            <text:p>19668038</text:p>
          </table:table-cell>
          <table:table-cell office:value-type="float" office:value="175407724">
            <text:p>175407724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673030575085">
            <text:p>673030575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04.201312 : 43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2565">
            <text:p>20672565</text:p>
          </table:table-cell>
          <table:table-cell office:value-type="float" office:value="199327078">
            <text:p>199327078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61545387738">
            <text:p>615453877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Glüc 6,4 Chol 5,1 LDL 3,4 HDL 1,4 </text:p>
          </table:table-cell>
          <table:table-cell office:value-type="string">
            <text:p>HDL 1,4 </text:p>
          </table:table-cell>
          <table:table-cell office:value-type="string">
            <text:p>Crea 84 .</text:p>
          </table:table-cell>
          <table:table-cell office:value-type="string">
            <text:p>HDL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7230">
            <text:p>18767230</text:p>
          </table:table-cell>
          <table:table-cell office:value-type="float" office:value="185453209">
            <text:p>185453209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25384584722">
            <text:p>25384584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1.05.201317 : 15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21566">
            <text:p>18321566</text:p>
          </table:table-cell>
          <table:table-cell office:value-type="float" office:value="205673082">
            <text:p>205673082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673030378887">
            <text:p>673030378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10.201317 : 00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7949">
            <text:p>18927949</text:p>
          </table:table-cell>
          <table:table-cell office:value-type="float" office:value="205011181">
            <text:p>205011181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21570020347">
            <text:p>21570020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1.08.2013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268">
            <text:p>1956268</text:p>
          </table:table-cell>
          <table:table-cell office:value-type="float" office:value="130807584">
            <text:p>130807584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97691775070">
            <text:p>97691775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7.201215 : 11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4125">
            <text:p>17764125</text:p>
          </table:table-cell>
          <table:table-cell office:value-type="float" office:value="214322913">
            <text:p>214322913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30303932">
            <text:p>6730303039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6.12.201313 : 55 : HDL kolesterool 1.4 mmol/l</text:p>
          </table:table-cell>
          <table:table-cell office:value-type="string">
            <text:p>HDL kolesterool 1.4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3430">
            <text:p>18693430</text:p>
          </table:table-cell>
          <table:table-cell office:value-type="float" office:value="173461699">
            <text:p>173461699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85519685797">
            <text:p>855196857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3.04.201313 : 22 : 08 : HDL kolesterool 1.4 mmol/l</text:p>
          </table:table-cell>
          <table:table-cell office:value-type="string">
            <text:p>HDL kolesterool 1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7803">
            <text:p>447803</text:p>
          </table:table-cell>
          <table:table-cell office:value-type="float" office:value="144408119">
            <text:p>144408119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22744381723">
            <text:p>227443817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41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41">
            <text:p>1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4807">
            <text:p>19464807</text:p>
          </table:table-cell>
          <table:table-cell office:value-type="float" office:value="175825919">
            <text:p>175825919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97010385969">
            <text:p>970103859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9.04.201311 : 54 : HDL-kolesterool 1.41 mmol/l</text:p>
          </table:table-cell>
          <table:table-cell office:value-type="string">
            <text:p>HDL-kolesterool 1.41 mmol/l</text:p>
          </table:table-cell>
          <table:table-cell/>
          <table:table-cell office:value-type="string">
            <text:p>HDL-kolesterool</text:p>
          </table:table-cell>
          <table:table-cell office:value-type="float" office:value="1.41">
            <text:p>1,4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714">
            <text:p>2318714</text:p>
          </table:table-cell>
          <table:table-cell office:value-type="float" office:value="88640887">
            <text:p>88640887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481780062">
            <text:p>574817800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 - 1.43</text:p>
          </table:table-cell>
          <table:table-cell/>
          <table:table-cell office:value-type="string">
            <text:p>HDL</text:p>
          </table:table-cell>
          <table:table-cell office:value-type="float" office:value="1.43">
            <text:p>1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5660">
            <text:p>16525660</text:p>
          </table:table-cell>
          <table:table-cell office:value-type="float" office:value="155233231">
            <text:p>155233231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673041311153">
            <text:p>6730413111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43">
            <text:p>1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1487">
            <text:p>16641487</text:p>
          </table:table-cell>
          <table:table-cell office:value-type="float" office:value="172161043">
            <text:p>172161043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09</text:p>
          </table:table-cell>
          <table:table-cell office:value-type="float" office:value="673034605972">
            <text:p>6730346059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43">
            <text:p>1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8316">
            <text:p>7828316</text:p>
          </table:table-cell>
          <table:table-cell office:value-type="float" office:value="84720862">
            <text:p>84720862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46457080752">
            <text:p>464570807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4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45">
            <text:p>1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9403">
            <text:p>10279403</text:p>
          </table:table-cell>
          <table:table-cell office:value-type="float" office:value="155188365">
            <text:p>155188365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42032928647">
            <text:p>420329286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5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45">
            <text:p>1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68">
            <text:p>11268</text:p>
          </table:table-cell>
          <table:table-cell office:value-type="float" office:value="153971787">
            <text:p>153971787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02</text:p>
          </table:table-cell>
          <table:table-cell office:value-type="float" office:value="75604733900">
            <text:p>756047339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usihape - 227 , üldkol - 3,8 , HDLkol - 1,46 </text:p>
          </table:table-cell>
          <table:table-cell office:value-type="string">
            <text:p>HDLkol - 1,46 </text:p>
          </table:table-cell>
          <table:table-cell office:value-type="string">
            <text:p>, LDLkol - 1,91 , trigl - 0,61 .</text:p>
          </table:table-cell>
          <table:table-cell office:value-type="string">
            <text:p>HDLkol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761">
            <text:p>2383761</text:p>
          </table:table-cell>
          <table:table-cell office:value-type="float" office:value="90659367">
            <text:p>90659367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826057091">
            <text:p>328260570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5.8 , kolest 7.0 , trig 1.90 , HDL 1.46 </text:p>
          </table:table-cell>
          <table:table-cell office:value-type="string">
            <text:p>HDL 1.46 </text:p>
          </table:table-cell>
          <table:table-cell office:value-type="string">
            <text:p>, ALT 33 , CRP 0.37 , EKG - on n</text:p>
          </table:table-cell>
          <table:table-cell office:value-type="string">
            <text:p>HDL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86657">
            <text:p>11286657</text:p>
          </table:table-cell>
          <table:table-cell office:value-type="float" office:value="176585592">
            <text:p>176585592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65614487352">
            <text:p>656144873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6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6418">
            <text:p>16546418</text:p>
          </table:table-cell>
          <table:table-cell office:value-type="float" office:value="211425304">
            <text:p>211425304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21</text:p>
          </table:table-cell>
          <table:table-cell office:value-type="float" office:value="17599472327">
            <text:p>175994723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4 ( 2.2 . 4.7 mmol/L ) HDL 1.46 ( mmol/L</text:p>
          </table:table-cell>
          <table:table-cell office:value-type="string">
            <text:p>HDL 1.46 ( mmol/L</text:p>
          </table:table-cell>
          <table:table-cell office:value-type="string">
            <text:p><text:s/>) LDL 2.42 ( mmol/L ) Triglütse</text:p>
          </table:table-cell>
          <table:table-cell office:value-type="string">
            <text:p>HDL</text:p>
          </table:table-cell>
          <table:table-cell office:value-type="float" office:value="1.46">
            <text:p>1,4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7603">
            <text:p>23637603</text:p>
          </table:table-cell>
          <table:table-cell office:value-type="float" office:value="198500815">
            <text:p>198500815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93255965596">
            <text:p>93255965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i normis , ÜK 5,71 , LDL 5,50 ; HDL 1,47 </text:p>
          </table:table-cell>
          <table:table-cell office:value-type="string">
            <text:p>HDL 1,47 </text:p>
          </table:table-cell>
          <table:table-cell office:value-type="string">
            <text:p>; TG 2,04 ; kreatiniin</text:p>
          </table:table-cell>
          <table:table-cell office:value-type="string">
            <text:p>HDL</text:p>
          </table:table-cell>
          <table:table-cell office:value-type="float" office:value="1.47">
            <text:p>1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46010">
            <text:p>6946010</text:p>
          </table:table-cell>
          <table:table-cell office:value-type="float" office:value="124206035">
            <text:p>124206035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93255965596">
            <text:p>932559655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i normis , ÜK 5,71 , LDL 5,50 ; HDL 1,47 </text:p>
          </table:table-cell>
          <table:table-cell office:value-type="string">
            <text:p>HDL 1,47 </text:p>
          </table:table-cell>
          <table:table-cell office:value-type="string">
            <text:p>; TG 2,04 ; kreatiniin</text:p>
          </table:table-cell>
          <table:table-cell office:value-type="string">
            <text:p>HDL</text:p>
          </table:table-cell>
          <table:table-cell office:value-type="float" office:value="1.47">
            <text:p>1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266">
            <text:p>1881266</text:p>
          </table:table-cell>
          <table:table-cell office:value-type="float" office:value="119767808">
            <text:p>119767808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25878367587">
            <text:p>258783675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3.201218 : 46 : HDL kolesterool 1.48 mmol/l</text:p>
          </table:table-cell>
          <table:table-cell office:value-type="string">
            <text:p>HDL kolesterool 1.48 mmol/l</text:p>
          </table:table-cell>
          <table:table-cell/>
          <table:table-cell office:value-type="string">
            <text:p>HDL kolesterool</text:p>
          </table:table-cell>
          <table:table-cell office:value-type="float" office:value="1.48">
            <text:p>1,4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8508">
            <text:p>19868508</text:p>
          </table:table-cell>
          <table:table-cell office:value-type="float" office:value="175533707">
            <text:p>175533707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210718270">
            <text:p>682107182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; LDL 3,42 , kolesterool 5,3 ; HDL 1,48 </text:p>
          </table:table-cell>
          <table:table-cell office:value-type="string">
            <text:p>HDL 1,48 </text:p>
          </table:table-cell>
          <table:table-cell office:value-type="string">
            <text:p>: TG 0,56</text:p>
          </table:table-cell>
          <table:table-cell office:value-type="string">
            <text:p>HDL</text:p>
          </table:table-cell>
          <table:table-cell office:value-type="float" office:value="1.48">
            <text:p>1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5156">
            <text:p>16495156</text:p>
          </table:table-cell>
          <table:table-cell office:value-type="float" office:value="157587636">
            <text:p>157587636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office:value-type="string">
            <text:p>2013-01-07</text:p>
          </table:table-cell>
          <table:table-cell office:value-type="float" office:value="43983090628">
            <text:p>439830906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9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49">
            <text:p>1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8250">
            <text:p>10898250</text:p>
          </table:table-cell>
          <table:table-cell office:value-type="float" office:value="211724321">
            <text:p>211724321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88531042032">
            <text:p>885310420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4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49">
            <text:p>1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4181">
            <text:p>23044181</text:p>
          </table:table-cell>
          <table:table-cell office:value-type="float" office:value="217580741">
            <text:p>21758074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112216185755">
            <text:p>112216185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3.1 ( 2.8 . 5.0 mmol/L ) HDL 1.49 ( mmol/L</text:p>
          </table:table-cell>
          <table:table-cell office:value-type="string">
            <text:p>HDL 1.49 ( mmol/L</text:p>
          </table:table-cell>
          <table:table-cell office:value-type="string">
            <text:p><text:s/>)</text:p>
          </table:table-cell>
          <table:table-cell office:value-type="string">
            <text:p>HDL</text:p>
          </table:table-cell>
          <table:table-cell office:value-type="float" office:value="1.49">
            <text:p>1,4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5194">
            <text:p>17085194</text:p>
          </table:table-cell>
          <table:table-cell office:value-type="float" office:value="198671463">
            <text:p>198671463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408027">
            <text:p>6730304080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09.2013 : HDL-kolesterool 1.5 mmol/l</text:p>
          </table:table-cell>
          <table:table-cell office:value-type="string">
            <text:p>HDL-kolesterool 1.5 mmol/l</text:p>
          </table:table-cell>
          <table:table-cell/>
          <table:table-cell office:value-type="string">
            <text:p>HDL-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5784">
            <text:p>21095784</text:p>
          </table:table-cell>
          <table:table-cell office:value-type="float" office:value="209391736">
            <text:p>20939173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86219623860">
            <text:p>862196238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 - 4,4 , HDL - 1,5 </text:p>
          </table:table-cell>
          <table:table-cell office:value-type="string">
            <text:p>HDL - 1,5 </text:p>
          </table:table-cell>
          <table:table-cell office:value-type="string">
            <text:p>LDL - 2,4 trigl - 1,42 , kusihap</text:p>
          </table:table-cell>
          <table:table-cell office:value-type="string">
            <text:p>HDL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6459">
            <text:p>19256459</text:p>
          </table:table-cell>
          <table:table-cell office:value-type="float" office:value="210245818">
            <text:p>210245818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235379524">
            <text:p>52235379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8.11.201317 : 12 : 54 : HDL kolesterool 1.5 mmol/l</text:p>
          </table:table-cell>
          <table:table-cell office:value-type="string">
            <text:p>HDL kolesterool 1.5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5863">
            <text:p>19495863</text:p>
          </table:table-cell>
          <table:table-cell office:value-type="float" office:value="199300784">
            <text:p>19930078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13279936789">
            <text:p>132799367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5.201318 : 41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74154">
            <text:p>19274154</text:p>
          </table:table-cell>
          <table:table-cell office:value-type="float" office:value="171558039">
            <text:p>171558039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797957972">
            <text:p>71797957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6406">
            <text:p>18786406</text:p>
          </table:table-cell>
          <table:table-cell office:value-type="float" office:value="161709991">
            <text:p>161709991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197048222">
            <text:p>311970482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,5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6421">
            <text:p>18426421</text:p>
          </table:table-cell>
          <table:table-cell office:value-type="float" office:value="206758588">
            <text:p>206758588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98499927628">
            <text:p>984999276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2.201318 : 26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3858">
            <text:p>19803858</text:p>
          </table:table-cell>
          <table:table-cell office:value-type="float" office:value="175721810">
            <text:p>175721810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673030441684">
            <text:p>673030441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9.04.201313 : 55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7067">
            <text:p>19857067</text:p>
          </table:table-cell>
          <table:table-cell office:value-type="float" office:value="179957795">
            <text:p>179957795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83924658416">
            <text:p>83924658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4.201320 : 27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3196">
            <text:p>2733196</text:p>
          </table:table-cell>
          <table:table-cell office:value-type="float" office:value="152886767">
            <text:p>152886767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2-07-20</text:p>
          </table:table-cell>
          <table:table-cell office:value-type="float" office:value="11696667834">
            <text:p>116966678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0.07.201213 : 34 : 07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8414">
            <text:p>19078414</text:p>
          </table:table-cell>
          <table:table-cell office:value-type="float" office:value="215993103">
            <text:p>21599310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0547882777">
            <text:p>60547882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11.201316 : 32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7161">
            <text:p>19317161</text:p>
          </table:table-cell>
          <table:table-cell office:value-type="float" office:value="180752365">
            <text:p>180752365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673030317422">
            <text:p>6730303174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1.03.201312 : 51 : HDL-kolesterool 1.50 ( </text:p>
          </table:table-cell>
          <table:table-cell office:value-type="string">
            <text:p>HDL-kolesterool 1.50 ( </text:p>
          </table:table-cell>
          <table:table-cell office:value-type="string">
            <text:p>1.50 ) mmol/l</text:p>
          </table:table-cell>
          <table:table-cell office:value-type="string">
            <text:p>HDL-kolesterool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5066">
            <text:p>18925066</text:p>
          </table:table-cell>
          <table:table-cell office:value-type="float" office:value="192919591">
            <text:p>192919591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59676362279">
            <text:p>596763622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8.201316 : 45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5834">
            <text:p>2525834</text:p>
          </table:table-cell>
          <table:table-cell office:value-type="float" office:value="142236218">
            <text:p>142236218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48740939022">
            <text:p>487409390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2.10.201215 : 49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4345">
            <text:p>19954345</text:p>
          </table:table-cell>
          <table:table-cell office:value-type="float" office:value="199670620">
            <text:p>199670620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673030374226">
            <text:p>673030374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8.201314 : 14 : HDL kolesterool 1.5 mmol/l</text:p>
          </table:table-cell>
          <table:table-cell office:value-type="string">
            <text:p>HDL kolesterool 1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7880">
            <text:p>16767880</text:p>
          </table:table-cell>
          <table:table-cell office:value-type="float" office:value="194617588">
            <text:p>194617588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87807380780">
            <text:p>878073807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1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51">
            <text:p>1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3217">
            <text:p>24613217</text:p>
          </table:table-cell>
          <table:table-cell office:value-type="float" office:value="196698475">
            <text:p>196698475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74506675456">
            <text:p>74506675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1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1">
            <text:p>1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7745">
            <text:p>4087745</text:p>
          </table:table-cell>
          <table:table-cell office:value-type="float" office:value="96013043">
            <text:p>96013043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84209339250">
            <text:p>842093392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51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51">
            <text:p>1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6961">
            <text:p>19116961</text:p>
          </table:table-cell>
          <table:table-cell office:value-type="float" office:value="201655406">
            <text:p>20165540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73030552986">
            <text:p>673030552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9.201311 : 44 : HDL-kolesterool 1.52 mmol/l</text:p>
          </table:table-cell>
          <table:table-cell office:value-type="string">
            <text:p>HDL-kolesterool 1.52 mmol/l</text:p>
          </table:table-cell>
          <table:table-cell/>
          <table:table-cell office:value-type="string">
            <text:p>HDL-kolesterool</text:p>
          </table:table-cell>
          <table:table-cell office:value-type="float" office:value="1.52">
            <text:p>1,5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23041">
            <text:p>2823041</text:p>
          </table:table-cell>
          <table:table-cell office:value-type="float" office:value="121354834">
            <text:p>121354834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64411292929">
            <text:p>644112929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,52 </text:p>
          </table:table-cell>
          <table:table-cell office:value-type="string">
            <text:p>.</text:p>
          </table:table-cell>
          <table:table-cell office:value-type="string">
            <text:p>HDL</text:p>
          </table:table-cell>
          <table:table-cell office:value-type="float" office:value="1.52">
            <text:p>1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29324">
            <text:p>13029324</text:p>
          </table:table-cell>
          <table:table-cell office:value-type="float" office:value="177323675">
            <text:p>177323675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329331">
            <text:p>6730303293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2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2">
            <text:p>1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8142">
            <text:p>23038142</text:p>
          </table:table-cell>
          <table:table-cell office:value-type="float" office:value="210433549">
            <text:p>210433549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79848362590">
            <text:p>798483625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3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3">
            <text:p>1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1674">
            <text:p>16921674</text:p>
          </table:table-cell>
          <table:table-cell office:value-type="float" office:value="160189603">
            <text:p>160189603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office:value-type="string">
            <text:p>2013-01-15</text:p>
          </table:table-cell>
          <table:table-cell office:value-type="float" office:value="36351844059">
            <text:p>363518440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3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3">
            <text:p>1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4588">
            <text:p>4464588</text:p>
          </table:table-cell>
          <table:table-cell office:value-type="float" office:value="84740586">
            <text:p>84740586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95885571148">
            <text:p>958855711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53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1.53">
            <text:p>1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5737">
            <text:p>16235737</text:p>
          </table:table-cell>
          <table:table-cell office:value-type="float" office:value="212729478">
            <text:p>212729478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673042325992">
            <text:p>6730423259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54">
            <text:p>1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5203">
            <text:p>15025203</text:p>
          </table:table-cell>
          <table:table-cell office:value-type="float" office:value="196648406">
            <text:p>196648406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21863954445">
            <text:p>218639544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55 ( mmol/L</text:p>
          </table:table-cell>
          <table:table-cell office:value-type="string">
            <text:p><text:s/>)</text:p>
          </table:table-cell>
          <table:table-cell office:value-type="string">
            <text:p>S , P-HDL-Chol</text:p>
          </table:table-cell>
          <table:table-cell office:value-type="float" office:value="1.55">
            <text:p>1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26218">
            <text:p>23326218</text:p>
          </table:table-cell>
          <table:table-cell office:value-type="float" office:value="155241915">
            <text:p>155241915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34360544564">
            <text:p>343605445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6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6">
            <text:p>1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773">
            <text:p>1898773</text:p>
          </table:table-cell>
          <table:table-cell office:value-type="float" office:value="124021235">
            <text:p>124021235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50247886509">
            <text:p>502478865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4.201219 : 26 : HDL kolesterool 1.56 mmol/l</text:p>
          </table:table-cell>
          <table:table-cell office:value-type="string">
            <text:p>HDL kolesterool 1.56 mmol/l</text:p>
          </table:table-cell>
          <table:table-cell/>
          <table:table-cell office:value-type="string">
            <text:p>HDL kolesterool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64789">
            <text:p>2564789</text:p>
          </table:table-cell>
          <table:table-cell office:value-type="float" office:value="152991395">
            <text:p>152991395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70017039213">
            <text:p>70017039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2.04.201219 : 30 : HDL kolesterool 1.56 mmol/l</text:p>
          </table:table-cell>
          <table:table-cell office:value-type="string">
            <text:p>HDL kolesterool 1.56 mmol/l</text:p>
          </table:table-cell>
          <table:table-cell/>
          <table:table-cell office:value-type="string">
            <text:p>HDL kolesterool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6453">
            <text:p>17466453</text:p>
          </table:table-cell>
          <table:table-cell office:value-type="float" office:value="180902303">
            <text:p>180902303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57200214293">
            <text:p>572002142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04.201313 : 20 : HDL kolesterool 1.56 mmol/l</text:p>
          </table:table-cell>
          <table:table-cell office:value-type="string">
            <text:p>HDL kolesterool 1.56 mmol/l</text:p>
          </table:table-cell>
          <table:table-cell/>
          <table:table-cell office:value-type="string">
            <text:p>HDL kolesterool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8680">
            <text:p>18948680</text:p>
          </table:table-cell>
          <table:table-cell office:value-type="float" office:value="163687761">
            <text:p>163687761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340121">
            <text:p>6730303401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office:value-type="string">
            <text:p>07.02.2013 : HDL 1.57</text:p>
          </table:table-cell>
          <table:table-cell office:value-type="string">
            <text:p>HDL 1.57</text:p>
          </table:table-cell>
          <table:table-cell/>
          <table:table-cell office:value-type="string">
            <text:p>HDL</text:p>
          </table:table-cell>
          <table:table-cell office:value-type="float" office:value="1.57">
            <text:p>1,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539">
            <text:p>89539</text:p>
          </table:table-cell>
          <table:table-cell office:value-type="float" office:value="131559196">
            <text:p>131559196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1</text:p>
          </table:table-cell>
          <table:table-cell office:value-type="float" office:value="32493059916">
            <text:p>324930599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57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57">
            <text:p>1,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42000">
            <text:p>2942000</text:p>
          </table:table-cell>
          <table:table-cell office:value-type="float" office:value="125028677">
            <text:p>125028677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558557270">
            <text:p>195585572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.01.2012 kol 5,82 , HDL 1,58 </text:p>
          </table:table-cell>
          <table:table-cell office:value-type="string">
            <text:p>HDL 1,58 </text:p>
          </table:table-cell>
          <table:table-cell office:value-type="string">
            <text:p>, LDL 3,90 , trig 1,06 .</text:p>
          </table:table-cell>
          <table:table-cell office:value-type="string">
            <text:p>HDL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16049">
            <text:p>7816049</text:p>
          </table:table-cell>
          <table:table-cell office:value-type="float" office:value="84744843">
            <text:p>84744843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88548323349">
            <text:p>8854832334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58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35843">
            <text:p>24735843</text:p>
          </table:table-cell>
          <table:table-cell office:value-type="float" office:value="208246771">
            <text:p>208246771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74537144610">
            <text:p>745371446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8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08521">
            <text:p>18008521</text:p>
          </table:table-cell>
          <table:table-cell office:value-type="float" office:value="209092906">
            <text:p>209092906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51166581701">
            <text:p>51166581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10.201311 : 11 : HDL 1.58 mmol/l</text:p>
          </table:table-cell>
          <table:table-cell office:value-type="string">
            <text:p>HDL 1.58 mmol/l</text:p>
          </table:table-cell>
          <table:table-cell/>
          <table:table-cell office:value-type="string">
            <text:p>HDL</text:p>
          </table:table-cell>
          <table:table-cell office:value-type="float" office:value="1.58">
            <text:p>1,5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5202">
            <text:p>22725202</text:p>
          </table:table-cell>
          <table:table-cell office:value-type="float" office:value="191661894">
            <text:p>191661894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6</text:p>
          </table:table-cell>
          <table:table-cell office:value-type="float" office:value="13073963606">
            <text:p>13073963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59">
            <text:p>1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914">
            <text:p>1875914</text:p>
          </table:table-cell>
          <table:table-cell office:value-type="float" office:value="122863991">
            <text:p>122863991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671392556">
            <text:p>826713925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CRV neg kreatin 75 kolester 5,4 HDL 1,59 </text:p>
          </table:table-cell>
          <table:table-cell office:value-type="string">
            <text:p>HDL 1,59 </text:p>
          </table:table-cell>
          <table:table-cell office:value-type="string">
            <text:p>LDL 2,18 trigl 1,78</text:p>
          </table:table-cell>
          <table:table-cell office:value-type="string">
            <text:p>HDL</text:p>
          </table:table-cell>
          <table:table-cell office:value-type="float" office:value="1.59">
            <text:p>1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3296">
            <text:p>11583296</text:p>
          </table:table-cell>
          <table:table-cell office:value-type="float" office:value="155402605">
            <text:p>155402605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771760">
            <text:p>6730457717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5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59">
            <text:p>1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455">
            <text:p>2436455</text:p>
          </table:table-cell>
          <table:table-cell office:value-type="float" office:value="147375082">
            <text:p>147375082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44591731835">
            <text:p>445917318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10.201217 : 49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67110">
            <text:p>18267110</text:p>
          </table:table-cell>
          <table:table-cell office:value-type="float" office:value="177907556">
            <text:p>177907556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582738784">
            <text:p>10582738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õrgenneud , LDL 3,4 , Kol 6,0 , HDL 1,6 </text:p>
          </table:table-cell>
          <table:table-cell office:value-type="string">
            <text:p>HDL 1,6 </text:p>
          </table:table-cell>
          <table:table-cell office:value-type="string">
            <text:p>.</text:p>
          </table:table-cell>
          <table:table-cell office:value-type="string">
            <text:p>HDL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7925">
            <text:p>19197925</text:p>
          </table:table-cell>
          <table:table-cell office:value-type="float" office:value="211138390">
            <text:p>211138390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37437929498">
            <text:p>374379294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11.201310 : 37 : HDL kolesterool 1.6 mmol/l</text:p>
          </table:table-cell>
          <table:table-cell office:value-type="string">
            <text:p>HDL kolesterool 1.6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39339">
            <text:p>17639339</text:p>
          </table:table-cell>
          <table:table-cell office:value-type="float" office:value="160198812">
            <text:p>160198812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75410987007">
            <text:p>754109870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01.201310 : 58 : 14 : HDL-kolesterool 1.60 ( </text:p>
          </table:table-cell>
          <table:table-cell office:value-type="string">
            <text:p>HDL-kolesterool 1.60 ( </text:p>
          </table:table-cell>
          <table:table-cell office:value-type="string">
            <text:p>1.60 ) mmol/l</text:p>
          </table:table-cell>
          <table:table-cell office:value-type="string">
            <text:p>HDL-kolesterool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2047">
            <text:p>18052047</text:p>
          </table:table-cell>
          <table:table-cell office:value-type="float" office:value="210294536">
            <text:p>210294536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11916914718">
            <text:p>11916914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6.11.201316 : 28 : HDL kolesterool 1.6 mmol/l</text:p>
          </table:table-cell>
          <table:table-cell office:value-type="string">
            <text:p>HDL kolesterool 1.6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2526">
            <text:p>18442526</text:p>
          </table:table-cell>
          <table:table-cell office:value-type="float" office:value="194963919">
            <text:p>19496391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75925986012">
            <text:p>759259860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6.08.201316 : 39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4233">
            <text:p>2484233</text:p>
          </table:table-cell>
          <table:table-cell office:value-type="float" office:value="137734515">
            <text:p>137734515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63867062634">
            <text:p>638670626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6.06.201213 : 22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1209">
            <text:p>18751209</text:p>
          </table:table-cell>
          <table:table-cell office:value-type="float" office:value="177163830">
            <text:p>177163830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725342411">
            <text:p>56725342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DL kolesterool 3.0 mmol/l ; HDL kolesterool 1.6 mmol/l</text:p>
          </table:table-cell>
          <table:table-cell office:value-type="string">
            <text:p>HDL kolesterool 1.6 mmol/l</text:p>
          </table:table-cell>
          <table:table-cell office:value-type="string">
            <text:p><text:s/>; Triglütseriidid 0.88 mmol/L ;</text:p>
          </table:table-cell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65144">
            <text:p>17765144</text:p>
          </table:table-cell>
          <table:table-cell office:value-type="float" office:value="178281978">
            <text:p>17828197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30507364">
            <text:p>6730305073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6.05.201310 : 39 : 34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1234">
            <text:p>17791234</text:p>
          </table:table-cell>
          <table:table-cell office:value-type="float" office:value="158553862">
            <text:p>158553862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95416867540">
            <text:p>954168675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1.01.201315 : 55 : 17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5699">
            <text:p>17465699</text:p>
          </table:table-cell>
          <table:table-cell office:value-type="float" office:value="202801398">
            <text:p>202801398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73067667464">
            <text:p>730676674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9.201314 : 16 : 15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8215">
            <text:p>18478215</text:p>
          </table:table-cell>
          <table:table-cell office:value-type="float" office:value="191370174">
            <text:p>191370174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673030538068">
            <text:p>6730305380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3.07.201316 : 37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7815">
            <text:p>2797815</text:p>
          </table:table-cell>
          <table:table-cell office:value-type="float" office:value="139227491">
            <text:p>139227491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94007531131">
            <text:p>94007531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8.08.201216 : 32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3893">
            <text:p>2693893</text:p>
          </table:table-cell>
          <table:table-cell office:value-type="float" office:value="140745232">
            <text:p>140745232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37581280695">
            <text:p>375812806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2.10.201213 : 20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5809">
            <text:p>18305809</text:p>
          </table:table-cell>
          <table:table-cell office:value-type="float" office:value="199259286">
            <text:p>19925928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0393796">
            <text:p>673030393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3.09.201313 : 11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8751">
            <text:p>18788751</text:p>
          </table:table-cell>
          <table:table-cell office:value-type="float" office:value="172082626">
            <text:p>172082626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53809949775">
            <text:p>538099497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1.04.2013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0325">
            <text:p>17180325</text:p>
          </table:table-cell>
          <table:table-cell office:value-type="float" office:value="215930398">
            <text:p>215930398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67972165526">
            <text:p>67972165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2.12.201310 : 49 : 58 : HDL-kolesterool 1.6 mmol/l</text:p>
          </table:table-cell>
          <table:table-cell office:value-type="string">
            <text:p>HDL-kolesterool 1.6 mmol/l</text:p>
          </table:table-cell>
          <table:table-cell office:value-type="string">
            <text:p><text:s/>[ norm 1.6 - ...]</text:p>
          </table:table-cell>
          <table:table-cell office:value-type="string">
            <text:p>HDL-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81420">
            <text:p>11781420</text:p>
          </table:table-cell>
          <table:table-cell office:value-type="float" office:value="198441637">
            <text:p>198441637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78422917853">
            <text:p>784229178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ol/L , Kolesterool 4.8 mmol/L , HDL kolesterool 1.6 mmol/l</text:p>
          </table:table-cell>
          <table:table-cell office:value-type="string">
            <text:p>HDL kolesterool 1.6 mmol/l</text:p>
          </table:table-cell>
          <table:table-cell office:value-type="string">
            <text:p><text:s/>, LDL kolesterool 2.9 mmol/l , </text:p>
          </table:table-cell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0501">
            <text:p>18210501</text:p>
          </table:table-cell>
          <table:table-cell office:value-type="float" office:value="202436941">
            <text:p>202436941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561990053">
            <text:p>635619900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4.09.201316 : 33 : 54 : HDL kolesterool 1.6 mmol/l</text:p>
          </table:table-cell>
          <table:table-cell office:value-type="string">
            <text:p>HDL kolesterool 1.6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6">
            <text:p>1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0509">
            <text:p>710509</text:p>
          </table:table-cell>
          <table:table-cell office:value-type="float" office:value="140834510">
            <text:p>140834510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17210834090">
            <text:p>172108340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61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1225">
            <text:p>2091225</text:p>
          </table:table-cell>
          <table:table-cell office:value-type="float" office:value="86617700">
            <text:p>86617700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29395195008">
            <text:p>293951950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6.03.201213 : 56 : HDL kolesterool 1.61 mmol/l</text:p>
          </table:table-cell>
          <table:table-cell office:value-type="string">
            <text:p>HDL kolesterool 1.61 mmol/l</text:p>
          </table:table-cell>
          <table:table-cell/>
          <table:table-cell office:value-type="string">
            <text:p>HDL kolesterool</text:p>
          </table:table-cell>
          <table:table-cell office:value-type="float" office:value="1.61">
            <text:p>1,6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39537">
            <text:p>18039537</text:p>
          </table:table-cell>
          <table:table-cell office:value-type="float" office:value="189719403">
            <text:p>189719403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5009">
            <text:p>6730303850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DL / HDL = 1,61 </text:p>
          </table:table-cell>
          <table:table-cell office:value-type="string">
            <text:p>HDL = 1,61 </text:p>
          </table:table-cell>
          <table:table-cell office:value-type="string">
            <text:p>/ 2,1mmol/l ; mikroalbumiin urii</text:p>
          </table:table-cell>
          <table:table-cell office:value-type="string">
            <text:p>HDL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27849">
            <text:p>12927849</text:p>
          </table:table-cell>
          <table:table-cell office:value-type="float" office:value="160429356">
            <text:p>160429356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98581176342">
            <text:p>985811763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1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8321">
            <text:p>10618321</text:p>
          </table:table-cell>
          <table:table-cell office:value-type="float" office:value="175857100">
            <text:p>175857100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673030550481">
            <text:p>6730305504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1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0952">
            <text:p>10490952</text:p>
          </table:table-cell>
          <table:table-cell office:value-type="float" office:value="193677385">
            <text:p>193677385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office:value-type="string">
            <text:p>2013-08-16</text:p>
          </table:table-cell>
          <table:table-cell office:value-type="float" office:value="77533681971">
            <text:p>775336819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2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62">
            <text:p>1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871">
            <text:p>2208871</text:p>
          </table:table-cell>
          <table:table-cell office:value-type="float" office:value="84180571">
            <text:p>84180571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63669872875">
            <text:p>636698728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2 HbA1C 6,5 % kol 8,9 tri 1,44 HDL 1,63 </text:p>
          </table:table-cell>
          <table:table-cell office:value-type="string">
            <text:p>HDL 1,63 </text:p>
          </table:table-cell>
          <table:table-cell office:value-type="string">
            <text:p>LDL 1,63</text:p>
          </table:table-cell>
          <table:table-cell office:value-type="string">
            <text:p>HDL</text:p>
          </table:table-cell>
          <table:table-cell office:value-type="float" office:value="1.63">
            <text:p>1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8302">
            <text:p>22198302</text:p>
          </table:table-cell>
          <table:table-cell office:value-type="float" office:value="215524115">
            <text:p>21552411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13237718841">
            <text:p>13237718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63">
            <text:p>1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17353">
            <text:p>8517353</text:p>
          </table:table-cell>
          <table:table-cell office:value-type="float" office:value="137447953">
            <text:p>137447953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40716560956">
            <text:p>407165609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63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63">
            <text:p>1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97110">
            <text:p>14197110</text:p>
          </table:table-cell>
          <table:table-cell office:value-type="float" office:value="213103481">
            <text:p>213103481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76721064652">
            <text:p>767210646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64">
            <text:p>1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838">
            <text:p>1840838</text:p>
          </table:table-cell>
          <table:table-cell office:value-type="float" office:value="130183907">
            <text:p>130183907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749178554">
            <text:p>787491785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vastus gl-4,7 hol-5,8 trig-1,43 HDL-1,64 </text:p>
          </table:table-cell>
          <table:table-cell office:value-type="string">
            <text:p>HDL-1,64 </text:p>
          </table:table-cell>
          <table:table-cell office:value-type="string">
            <text:p>CRP-1,49 TSH-1,62</text:p>
          </table:table-cell>
          <table:table-cell office:value-type="string">
            <text:p>HDL</text:p>
          </table:table-cell>
          <table:table-cell office:value-type="float" office:value="1.64">
            <text:p>1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9809">
            <text:p>16719809</text:p>
          </table:table-cell>
          <table:table-cell office:value-type="float" office:value="210628936">
            <text:p>210628936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61108878516">
            <text:p>611088785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4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64">
            <text:p>1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35707">
            <text:p>18035707</text:p>
          </table:table-cell>
          <table:table-cell office:value-type="float" office:value="186329124">
            <text:p>186329124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24038878304">
            <text:p>24038878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1.05.201313 : 30 : HDL-Kolesterool 1.65 mmol/l</text:p>
          </table:table-cell>
          <table:table-cell office:value-type="string">
            <text:p>HDL-Kolesterool 1.65 mmol/l</text:p>
          </table:table-cell>
          <table:table-cell/>
          <table:table-cell office:value-type="string">
            <text:p>HDL-Kolesterool</text:p>
          </table:table-cell>
          <table:table-cell office:value-type="float" office:value="1.65">
            <text:p>1,6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54082">
            <text:p>10254082</text:p>
          </table:table-cell>
          <table:table-cell office:value-type="float" office:value="198166817">
            <text:p>198166817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673040529123">
            <text:p>6730405291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5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65">
            <text:p>1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5292">
            <text:p>24045292</text:p>
          </table:table-cell>
          <table:table-cell office:value-type="float" office:value="157140071">
            <text:p>157140071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15089948889">
            <text:p>150899488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6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65">
            <text:p>1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82946">
            <text:p>2582946</text:p>
          </table:table-cell>
          <table:table-cell office:value-type="float" office:value="143286267">
            <text:p>143286267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52660549635">
            <text:p>526605496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8__Chol 6,4mmol/l ( LDL 3,79 ja HDL 1,66 </text:p>
          </table:table-cell>
          <table:table-cell office:value-type="string">
            <text:p>HDL 1,66 </text:p>
          </table:table-cell>
          <table:table-cell office:value-type="string">
            <text:p>) , glükoos 5,67 , kliin veri ko</text:p>
          </table:table-cell>
          <table:table-cell office:value-type="string">
            <text:p>HDL</text:p>
          </table:table-cell>
          <table:table-cell office:value-type="float" office:value="1.66">
            <text:p>1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75786">
            <text:p>6875786</text:p>
          </table:table-cell>
          <table:table-cell office:value-type="float" office:value="85807457">
            <text:p>85807457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7</text:p>
          </table:table-cell>
          <table:table-cell office:value-type="float" office:value="48211039157">
            <text:p>482110391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67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67">
            <text:p>1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0972">
            <text:p>16610972</text:p>
          </table:table-cell>
          <table:table-cell office:value-type="float" office:value="185677181">
            <text:p>185677181</text:p>
          </table:table-cell>
          <table:table-cell office:value-type="string">
            <text:p>2013-04-17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85690832579">
            <text:p>856908325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 U/L ) Glükoos 5.1 ( mmol/L ) HDL 1.67 ( mmol/L</text:p>
          </table:table-cell>
          <table:table-cell office:value-type="string">
            <text:p>HDL 1.67 ( mmol/L</text:p>
          </table:table-cell>
          <table:table-cell office:value-type="string">
            <text:p><text:s/>) LDL 1.59 ( mmol/L ) Triglütse</text:p>
          </table:table-cell>
          <table:table-cell office:value-type="string">
            <text:p>HDL</text:p>
          </table:table-cell>
          <table:table-cell office:value-type="float" office:value="1.67">
            <text:p>1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59064">
            <text:p>7759064</text:p>
          </table:table-cell>
          <table:table-cell office:value-type="float" office:value="81012823">
            <text:p>81012823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49835268689">
            <text:p>498352686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68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6611">
            <text:p>18416611</text:p>
          </table:table-cell>
          <table:table-cell office:value-type="float" office:value="190912435">
            <text:p>190912435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39048690141">
            <text:p>39048690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3.201311 : 22 : HDL-kolesterool 1.68 mmol/l</text:p>
          </table:table-cell>
          <table:table-cell office:value-type="string">
            <text:p>HDL-kolesterool 1.68 mmol/l</text:p>
          </table:table-cell>
          <table:table-cell/>
          <table:table-cell office:value-type="string">
            <text:p>HDL-kolesterool</text:p>
          </table:table-cell>
          <table:table-cell office:value-type="float" office:value="1.68">
            <text:p>1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6022">
            <text:p>19636022</text:p>
          </table:table-cell>
          <table:table-cell office:value-type="float" office:value="178154696">
            <text:p>178154696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503832">
            <text:p>6730305038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5.201312 : 29 : HDL-kolesterool 1.68 mmol/l</text:p>
          </table:table-cell>
          <table:table-cell office:value-type="string">
            <text:p>HDL-kolesterool 1.68 mmol/l</text:p>
          </table:table-cell>
          <table:table-cell/>
          <table:table-cell office:value-type="string">
            <text:p>HDL-kolesterool</text:p>
          </table:table-cell>
          <table:table-cell office:value-type="float" office:value="1.68">
            <text:p>1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52243">
            <text:p>12052243</text:p>
          </table:table-cell>
          <table:table-cell office:value-type="float" office:value="156390387">
            <text:p>156390387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24298983909">
            <text:p>242989839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68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239">
            <text:p>23928239</text:p>
          </table:table-cell>
          <table:table-cell office:value-type="float" office:value="198584793">
            <text:p>198584793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72360616183">
            <text:p>723606161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6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69">
            <text:p>1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55929">
            <text:p>14255929</text:p>
          </table:table-cell>
          <table:table-cell office:value-type="float" office:value="186327706">
            <text:p>186327706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181">
            <text:p>6730303281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office:value-type="string">
            <text:p>TG 2,28 , LDL 1,49 , HDL 1,69</text:p>
          </table:table-cell>
          <table:table-cell office:value-type="string">
            <text:p>HDL 1,69</text:p>
          </table:table-cell>
          <table:table-cell/>
          <table:table-cell office:value-type="string">
            <text:p>HDL</text:p>
          </table:table-cell>
          <table:table-cell office:value-type="float" office:value="1.69">
            <text:p>1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3736">
            <text:p>19223736</text:p>
          </table:table-cell>
          <table:table-cell office:value-type="float" office:value="174395933">
            <text:p>174395933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34707493816">
            <text:p>34707493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04.201311 : 25 : HDL-Kolesterool 1.69 mmol/l</text:p>
          </table:table-cell>
          <table:table-cell office:value-type="string">
            <text:p>HDL-Kolesterool 1.69 mmol/l</text:p>
          </table:table-cell>
          <table:table-cell/>
          <table:table-cell office:value-type="string">
            <text:p>HDL-Kolesterool</text:p>
          </table:table-cell>
          <table:table-cell office:value-type="float" office:value="1.69">
            <text:p>1,6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3024">
            <text:p>17063024</text:p>
          </table:table-cell>
          <table:table-cell office:value-type="float" office:value="214321889">
            <text:p>21432188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58936928654">
            <text:p>589369286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6.12.201314 : 08 : HDL kolesterool 1.7 mmol/l</text:p>
          </table:table-cell>
          <table:table-cell office:value-type="string">
            <text:p>HDL kolesterool 1.7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86788">
            <text:p>18286788</text:p>
          </table:table-cell>
          <table:table-cell office:value-type="float" office:value="206953732">
            <text:p>206953732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566850">
            <text:p>673030566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8.03.201316 : 53 : HDL kolesterool 1.7 mmol/l</text:p>
          </table:table-cell>
          <table:table-cell office:value-type="string">
            <text:p>HDL kolesterool 1.7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5413">
            <text:p>5255413</text:p>
          </table:table-cell>
          <table:table-cell office:value-type="float" office:value="135322485">
            <text:p>135322485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39901796058">
            <text:p>39901796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- 4,4mmol/l ; LDL -2,16mmol/l ; HDL -1,7mmol/l</text:p>
          </table:table-cell>
          <table:table-cell office:value-type="string">
            <text:p>HDL -1,7mmol/l</text:p>
          </table:table-cell>
          <table:table-cell office:value-type="string">
            <text:p><text:s/>; triglütser -0,89mmol/l</text:p>
          </table:table-cell>
          <table:table-cell office:value-type="string">
            <text:p>HD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77760">
            <text:p>19577760</text:p>
          </table:table-cell>
          <table:table-cell office:value-type="float" office:value="198153030">
            <text:p>198153030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12378189585">
            <text:p>123781895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9.201312 : 54 : HDL kolesterool 1.7 mmol/l</text:p>
          </table:table-cell>
          <table:table-cell office:value-type="string">
            <text:p>HDL kolesterool 1.7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6206">
            <text:p>19666206</text:p>
          </table:table-cell>
          <table:table-cell office:value-type="float" office:value="198420462">
            <text:p>198420462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17809525591">
            <text:p>17809525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0.09.201315 : 26 : HDL kolesterool 1.7 mmol/l</text:p>
          </table:table-cell>
          <table:table-cell office:value-type="string">
            <text:p>HDL kolesterool 1.7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5904">
            <text:p>18775904</text:p>
          </table:table-cell>
          <table:table-cell office:value-type="float" office:value="216379048">
            <text:p>216379048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97395740664">
            <text:p>97395740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12.201309 : 27 : HDL-kolesterool 1.7 mmol/l</text:p>
          </table:table-cell>
          <table:table-cell office:value-type="string">
            <text:p>HDL-kolesterool 1.7 mmol/l</text:p>
          </table:table-cell>
          <table:table-cell office:value-type="string">
            <text:p><text:s/>[ norm 1.6 - ...]</text:p>
          </table:table-cell>
          <table:table-cell office:value-type="string">
            <text:p>HDL-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4853">
            <text:p>24044853</text:p>
          </table:table-cell>
          <table:table-cell office:value-type="float" office:value="192022150">
            <text:p>19202215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30261524749">
            <text:p>30261524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0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1.7">
            <text:p>1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1367">
            <text:p>19071367</text:p>
          </table:table-cell>
          <table:table-cell office:value-type="float" office:value="214572962">
            <text:p>214572962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3796799608">
            <text:p>637967996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9.201316 : 09 : HDL kolesterool 1.7 mmol/l</text:p>
          </table:table-cell>
          <table:table-cell office:value-type="string">
            <text:p>HDL kolesterool 1.7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50332">
            <text:p>18250332</text:p>
          </table:table-cell>
          <table:table-cell office:value-type="float" office:value="185264311">
            <text:p>185264311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83786924604">
            <text:p>83786924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0.06.201314 : 57 : HDL-kolesterool 1.71 mmol/l</text:p>
          </table:table-cell>
          <table:table-cell office:value-type="string">
            <text:p>HDL-kolesterool 1.71 mmol/l</text:p>
          </table:table-cell>
          <table:table-cell office:value-type="string">
            <text:p><text:s/>[ norm 1 - ...]</text:p>
          </table:table-cell>
          <table:table-cell office:value-type="string">
            <text:p>HDL-kolesterool</text:p>
          </table:table-cell>
          <table:table-cell office:value-type="float" office:value="1.71">
            <text:p>1,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6288">
            <text:p>21466288</text:p>
          </table:table-cell>
          <table:table-cell office:value-type="float" office:value="201340856">
            <text:p>201340856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98699928194">
            <text:p>986999281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2">
            <text:p>1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40891">
            <text:p>4340891</text:p>
          </table:table-cell>
          <table:table-cell office:value-type="float" office:value="124120878">
            <text:p>124120878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36766520277">
            <text:p>367665202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, LDL-kolesterool 5,58 mmol/l , HDL-kol 1,72 </text:p>
          </table:table-cell>
          <table:table-cell office:value-type="string">
            <text:p>HDL-kol 1,72 </text:p>
          </table:table-cell>
          <table:table-cell office:value-type="string">
            <text:p>, trigl</text:p>
          </table:table-cell>
          <table:table-cell office:value-type="string">
            <text:p>HDL-kol</text:p>
          </table:table-cell>
          <table:table-cell office:value-type="float" office:value="1.72">
            <text:p>1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2363">
            <text:p>23562363</text:p>
          </table:table-cell>
          <table:table-cell office:value-type="float" office:value="178412164">
            <text:p>178412164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43005188">
            <text:p>6730430051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7 ( 3.3 . 6.9 mmol/L ) HDL 1.73 ( </text:p>
          </table:table-cell>
          <table:table-cell office:value-type="string">
            <text:p>HDL 1.73 ( </text:p>
          </table:table-cell>
          <table:table-cell office:value-type="string">
            <text:p>1.00 . 2.70 mmol/L ) LDL 4.43 ( </text:p>
          </table:table-cell>
          <table:table-cell office:value-type="string">
            <text:p>HDL</text:p>
          </table:table-cell>
          <table:table-cell office:value-type="float" office:value="1.73">
            <text:p>1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2944">
            <text:p>14372944</text:p>
          </table:table-cell>
          <table:table-cell office:value-type="float" office:value="205243973">
            <text:p>205243973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41608171">
            <text:p>6730416081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miseks ( chol -6,6mmol/l , kuid HDL -1,73 </text:p>
          </table:table-cell>
          <table:table-cell office:value-type="string">
            <text:p>HDL -1,73 </text:p>
          </table:table-cell>
          <table:table-cell office:value-type="string">
            <text:p>), ; kilpnäärme-ja neerutalitlus</text:p>
          </table:table-cell>
          <table:table-cell office:value-type="string">
            <text:p>HDL</text:p>
          </table:table-cell>
          <table:table-cell office:value-type="float" office:value="1.73">
            <text:p>1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3144">
            <text:p>2423144</text:p>
          </table:table-cell>
          <table:table-cell office:value-type="float" office:value="151548507">
            <text:p>151548507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20890394019">
            <text:p>208903940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11.201213 : 57 : HDL-Kolesterool 1.73 mmol/l</text:p>
          </table:table-cell>
          <table:table-cell office:value-type="string">
            <text:p>HDL-Kolesterool 1.73 mmol/l</text:p>
          </table:table-cell>
          <table:table-cell/>
          <table:table-cell office:value-type="string">
            <text:p>HDL-Kolesterool</text:p>
          </table:table-cell>
          <table:table-cell office:value-type="float" office:value="1.73">
            <text:p>1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147">
            <text:p>2181147</text:p>
          </table:table-cell>
          <table:table-cell office:value-type="float" office:value="89138370">
            <text:p>89138370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69350979208">
            <text:p>693509792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3.201218 : 19 : HDL kolesterool 1.74 mmol/l</text:p>
          </table:table-cell>
          <table:table-cell office:value-type="string">
            <text:p>HDL kolesterool 1.74 mmol/l</text:p>
          </table:table-cell>
          <table:table-cell/>
          <table:table-cell office:value-type="string">
            <text:p>HDL kolesterool</text:p>
          </table:table-cell>
          <table:table-cell office:value-type="float" office:value="1.74">
            <text:p>1,7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603">
            <text:p>505603</text:p>
          </table:table-cell>
          <table:table-cell office:value-type="float" office:value="82527593">
            <text:p>82527593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52156997976">
            <text:p>521569979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74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7474">
            <text:p>16567474</text:p>
          </table:table-cell>
          <table:table-cell office:value-type="float" office:value="208567426">
            <text:p>208567426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560225">
            <text:p>6730455602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2250">
            <text:p>21422250</text:p>
          </table:table-cell>
          <table:table-cell office:value-type="float" office:value="209401328">
            <text:p>20940132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13982931813">
            <text:p>139829318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77423">
            <text:p>12277423</text:p>
          </table:table-cell>
          <table:table-cell office:value-type="float" office:value="178898922">
            <text:p>178898922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50494280014">
            <text:p>504942800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4.7 ( 3.9 . 7.8 mmol/L ) HDL 1.74 ( </text:p>
          </table:table-cell>
          <table:table-cell office:value-type="string">
            <text:p>HDL 1.74 ( </text:p>
          </table:table-cell>
          <table:table-cell office:value-type="string">
            <text:p>1.00 . 2.70 mmol/L ) LDL 2.69 ( </text:p>
          </table:table-cell>
          <table:table-cell office:value-type="string">
            <text:p>HDL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62832">
            <text:p>5162832</text:p>
          </table:table-cell>
          <table:table-cell office:value-type="float" office:value="131887141">
            <text:p>131887141</text:p>
          </table:table-cell>
          <table:table-cell office:value-type="string">
            <text:p>2012-07-01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83233430713">
            <text:p>832334307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7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75">
            <text:p>1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009">
            <text:p>761009</text:p>
          </table:table-cell>
          <table:table-cell office:value-type="float" office:value="120800928">
            <text:p>120800928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2012-05-02</text:p>
          </table:table-cell>
          <table:table-cell office:value-type="float" office:value="63356960438">
            <text:p>633569604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7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75">
            <text:p>1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5640">
            <text:p>2035640</text:p>
          </table:table-cell>
          <table:table-cell office:value-type="float" office:value="121635542">
            <text:p>121635542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25492128703">
            <text:p>254921287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5.201215 : 14 : HDL kolesterool 1.76 mmol/l</text:p>
          </table:table-cell>
          <table:table-cell office:value-type="string">
            <text:p>HDL kolesterool 1.76 mmol/l</text:p>
          </table:table-cell>
          <table:table-cell/>
          <table:table-cell office:value-type="string">
            <text:p>HDL kolesterool</text:p>
          </table:table-cell>
          <table:table-cell office:value-type="float" office:value="1.76">
            <text:p>1,7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42575">
            <text:p>8242575</text:p>
          </table:table-cell>
          <table:table-cell office:value-type="float" office:value="141793297">
            <text:p>141793297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35570046864">
            <text:p>355700468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5.4 ( 2.9 . 6.1 mmol/L ) S , P-HDL-Chol 1.77 ( </text:p>
          </table:table-cell>
          <table:table-cell office:value-type="string">
            <text:p>S , P-HDL-Chol 1.77 ( </text:p>
          </table:table-cell>
          <table:table-cell office:value-type="string">
            <text:p>0.80 . 2.10 mmol/L ) S , P-LDL-C</text:p>
          </table:table-cell>
          <table:table-cell office:value-type="string">
            <text:p>S , P-HDL-Chol</text:p>
          </table:table-cell>
          <table:table-cell office:value-type="float" office:value="1.77">
            <text:p>1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0765">
            <text:p>21550765</text:p>
          </table:table-cell>
          <table:table-cell office:value-type="float" office:value="183864393">
            <text:p>183864393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32085736652">
            <text:p>32085736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78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78">
            <text:p>1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9376">
            <text:p>18119376</text:p>
          </table:table-cell>
          <table:table-cell office:value-type="float" office:value="162486960">
            <text:p>162486960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30401343">
            <text:p>6730304013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office:value-type="string">
            <text:p>06.02.2013 : HDL 1.78</text:p>
          </table:table-cell>
          <table:table-cell office:value-type="string">
            <text:p>HDL 1.78</text:p>
          </table:table-cell>
          <table:table-cell/>
          <table:table-cell office:value-type="string">
            <text:p>HDL</text:p>
          </table:table-cell>
          <table:table-cell office:value-type="float" office:value="1.78">
            <text:p>1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88806">
            <text:p>7388806</text:p>
          </table:table-cell>
          <table:table-cell office:value-type="float" office:value="124125274">
            <text:p>124125274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23122733572">
            <text:p>231227335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78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1.78">
            <text:p>1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55813">
            <text:p>18655813</text:p>
          </table:table-cell>
          <table:table-cell office:value-type="float" office:value="162269046">
            <text:p>162269046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142195939">
            <text:p>901421959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78 mmol/l</text:p>
          </table:table-cell>
          <table:table-cell office:value-type="string">
            <text:p><text:s/>1.55</text:p>
          </table:table-cell>
          <table:table-cell office:value-type="string">
            <text:p>S , P-HDL-Chol</text:p>
          </table:table-cell>
          <table:table-cell office:value-type="float" office:value="1.78">
            <text:p>1,7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3060">
            <text:p>10363060</text:p>
          </table:table-cell>
          <table:table-cell office:value-type="float" office:value="219222580">
            <text:p>219222580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18</text:p>
          </table:table-cell>
          <table:table-cell office:value-type="float" office:value="673032406093">
            <text:p>6730324060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9">
            <text:p>1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7907">
            <text:p>19447907</text:p>
          </table:table-cell>
          <table:table-cell office:value-type="float" office:value="165643191">
            <text:p>165643191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507408">
            <text:p>673030507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2.201310 : 18 : HDL-kolesterool 1.79 mmol/l</text:p>
          </table:table-cell>
          <table:table-cell office:value-type="string">
            <text:p>HDL-kolesterool 1.79 mmol/l</text:p>
          </table:table-cell>
          <table:table-cell/>
          <table:table-cell office:value-type="string">
            <text:p>HDL-kolesterool</text:p>
          </table:table-cell>
          <table:table-cell office:value-type="float" office:value="1.79">
            <text:p>1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9272">
            <text:p>16599272</text:p>
          </table:table-cell>
          <table:table-cell office:value-type="float" office:value="155208810">
            <text:p>155208810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7033559525">
            <text:p>370335595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9">
            <text:p>1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8974">
            <text:p>10478974</text:p>
          </table:table-cell>
          <table:table-cell office:value-type="float" office:value="214521527">
            <text:p>214521527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office:value-type="string">
            <text:p>2013-01-21</text:p>
          </table:table-cell>
          <table:table-cell office:value-type="float" office:value="673041707741">
            <text:p>6730417077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7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79">
            <text:p>1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3739">
            <text:p>17973739</text:p>
          </table:table-cell>
          <table:table-cell office:value-type="float" office:value="209375887">
            <text:p>209375887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940548411">
            <text:p>72940548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reat -69 Kolester -4,9 HDL - 1,80 </text:p>
          </table:table-cell>
          <table:table-cell office:value-type="string">
            <text:p>HDL - 1,80 </text:p>
          </table:table-cell>
          <table:table-cell office:value-type="string">
            <text:p>LDL - 2,84 Triglüts - 1,63</text:p>
          </table:table-cell>
          <table:table-cell office:value-type="string">
            <text:p>HDL</text:p>
          </table:table-cell>
          <table:table-cell table:style-name="ce1" office:value-type="float" office:value="1.8">
            <text:p>1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04">
            <text:p>117104</text:p>
          </table:table-cell>
          <table:table-cell office:value-type="float" office:value="79919459">
            <text:p>79919459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office:value-type="string">
            <text:p>2011-12-21</text:p>
          </table:table-cell>
          <table:table-cell office:value-type="float" office:value="44166977281">
            <text:p>441669772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1.80 ( </text:p>
          </table:table-cell>
          <table:table-cell office:value-type="string">
            <text:p>0.80 . 2.10 mmol/L )</text:p>
          </table:table-cell>
          <table:table-cell office:value-type="string">
            <text:p>fS , fP-HDL-Chol</text:p>
          </table:table-cell>
          <table:table-cell table:style-name="ce1" office:value-type="float" office:value="1.8">
            <text:p>1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6560">
            <text:p>17436560</text:p>
          </table:table-cell>
          <table:table-cell office:value-type="float" office:value="178579272">
            <text:p>17857927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46452652">
            <text:p>673046452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4641">
            <text:p>18814641</text:p>
          </table:table-cell>
          <table:table-cell office:value-type="float" office:value="198005720">
            <text:p>198005720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20050253329">
            <text:p>200502533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5.201317 : 40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0465">
            <text:p>18890465</text:p>
          </table:table-cell>
          <table:table-cell office:value-type="float" office:value="178683758">
            <text:p>178683758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17350915292">
            <text:p>173509152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8 mmol/l</text:p>
          </table:table-cell>
          <table:table-cell office:value-type="string">
            <text:p><text:s/>; Triglütseriidid 0.96 mmol/L ;</text:p>
          </table:table-cell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2859">
            <text:p>19662859</text:p>
          </table:table-cell>
          <table:table-cell office:value-type="float" office:value="167759301">
            <text:p>167759301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2070">
            <text:p>673030412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1.8 mmol/l</text:p>
          </table:table-cell>
          <table:table-cell office:value-type="string">
            <text:p><text:s/>, 2012 alguses võetud proovides</text:p>
          </table:table-cell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9498">
            <text:p>19669498</text:p>
          </table:table-cell>
          <table:table-cell office:value-type="float" office:value="175174750">
            <text:p>175174750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2221927">
            <text:p>6730322219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.8 mmol/l , 30.04.201321 : 20 : HDL kolesterool 1.8 mmol/l</text:p>
          </table:table-cell>
          <table:table-cell office:value-type="string">
            <text:p>HDL kolesterool 1.8 mmol/l</text:p>
          </table:table-cell>
          <table:table-cell office:value-type="string">
            <text:p><text:s/>, 30.04.201321 : 20 : Triglütse</text:p>
          </table:table-cell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29121">
            <text:p>13429121</text:p>
          </table:table-cell>
          <table:table-cell office:value-type="float" office:value="189499366">
            <text:p>189499366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1959">
            <text:p>6730304019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- 1,8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1.8">
            <text:p>1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71375">
            <text:p>2671375</text:p>
          </table:table-cell>
          <table:table-cell office:value-type="float" office:value="138896597">
            <text:p>138896597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411395582">
            <text:p>164113955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a ) LDL kolesterool 4.0 mmol/l HDL kolesterool 1.8 mmol/l</text:p>
          </table:table-cell>
          <table:table-cell office:value-type="string">
            <text:p>HDL kolesterool 1.8 mmol/l</text:p>
          </table:table-cell>
          <table:table-cell office:value-type="string">
            <text:p><text:s/>Triglütseriidid 0.90 mmol/L</text:p>
          </table:table-cell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8617">
            <text:p>17528617</text:p>
          </table:table-cell>
          <table:table-cell office:value-type="float" office:value="187628281">
            <text:p>187628281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27221358868">
            <text:p>272213588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07.201316 : 21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1018">
            <text:p>18791018</text:p>
          </table:table-cell>
          <table:table-cell office:value-type="float" office:value="174645339">
            <text:p>174645339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73043779722">
            <text:p>673043779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3.04.201313 : 24 : 22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55654">
            <text:p>18155654</text:p>
          </table:table-cell>
          <table:table-cell office:value-type="float" office:value="182262408">
            <text:p>182262408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44640791721">
            <text:p>44640791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6.201316 : 19 : 24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93710">
            <text:p>17093710</text:p>
          </table:table-cell>
          <table:table-cell office:value-type="float" office:value="167126442">
            <text:p>167126442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444097">
            <text:p>673030444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3.03.201313 : 04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8521">
            <text:p>17798521</text:p>
          </table:table-cell>
          <table:table-cell office:value-type="float" office:value="181356849">
            <text:p>181356849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30359366">
            <text:p>673030359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7.05.201316 : 31 : 08 : HDL kolesterool 1.8 mmol/l</text:p>
          </table:table-cell>
          <table:table-cell office:value-type="string">
            <text:p>HDL kolesterool 1.8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51053">
            <text:p>10951053</text:p>
          </table:table-cell>
          <table:table-cell office:value-type="float" office:value="172762895">
            <text:p>172762895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86736679714">
            <text:p>867366797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81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81">
            <text:p>1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8995">
            <text:p>16458995</text:p>
          </table:table-cell>
          <table:table-cell office:value-type="float" office:value="155207311">
            <text:p>155207311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491856800">
            <text:p>604918568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82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82">
            <text:p>1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2260">
            <text:p>16232260</text:p>
          </table:table-cell>
          <table:table-cell office:value-type="float" office:value="213106509">
            <text:p>213106509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673041388476">
            <text:p>6730413884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0 ( 3.3 . 6.9 mmol/L ) HDL 1.83 ( </text:p>
          </table:table-cell>
          <table:table-cell office:value-type="string">
            <text:p>HDL 1.83 ( </text:p>
          </table:table-cell>
          <table:table-cell office:value-type="string">
            <text:p>1.00 . 2.70 mmol/L ) LDL 3.61 ( </text:p>
          </table:table-cell>
          <table:table-cell office:value-type="string">
            <text:p>HDL</text:p>
          </table:table-cell>
          <table:table-cell office:value-type="float" office:value="1.83">
            <text:p>1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4713">
            <text:p>16754713</text:p>
          </table:table-cell>
          <table:table-cell office:value-type="float" office:value="180595503">
            <text:p>180595503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14</text:p>
          </table:table-cell>
          <table:table-cell office:value-type="float" office:value="95749510582">
            <text:p>957495105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7 ( 3.9 . 7.8 mmol/L ) HDL 1.84 ( </text:p>
          </table:table-cell>
          <table:table-cell office:value-type="string">
            <text:p>HDL 1.84 ( </text:p>
          </table:table-cell>
          <table:table-cell office:value-type="string">
            <text:p>1.00 . 2.70 mmol/L ) LDL 4.36 ( </text:p>
          </table:table-cell>
          <table:table-cell office:value-type="string">
            <text:p>HDL</text:p>
          </table:table-cell>
          <table:table-cell office:value-type="float" office:value="1.84">
            <text:p>1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104">
            <text:p>2123104</text:p>
          </table:table-cell>
          <table:table-cell office:value-type="float" office:value="89649958">
            <text:p>89649958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85625116418">
            <text:p>856251164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3.201217 : 18 : 35 : HDL kolesterool 1.84 mmol/l</text:p>
          </table:table-cell>
          <table:table-cell office:value-type="string">
            <text:p>HDL kolesterool 1.84 mmol/l</text:p>
          </table:table-cell>
          <table:table-cell/>
          <table:table-cell office:value-type="string">
            <text:p>HDL kolesterool</text:p>
          </table:table-cell>
          <table:table-cell office:value-type="float" office:value="1.84">
            <text:p>1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086">
            <text:p>2081086</text:p>
          </table:table-cell>
          <table:table-cell office:value-type="float" office:value="83870393">
            <text:p>83870393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50055036463">
            <text:p>500550364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6.01.201216 : 23 : HDL kolesterool 1.84 mmol/l</text:p>
          </table:table-cell>
          <table:table-cell office:value-type="string">
            <text:p>HDL kolesterool 1.84 mmol/l</text:p>
          </table:table-cell>
          <table:table-cell/>
          <table:table-cell office:value-type="string">
            <text:p>HDL kolesterool</text:p>
          </table:table-cell>
          <table:table-cell office:value-type="float" office:value="1.84">
            <text:p>1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1399">
            <text:p>5411399</text:p>
          </table:table-cell>
          <table:table-cell office:value-type="float" office:value="126672617">
            <text:p>126672617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420983764">
            <text:p>2342098376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l , kolesterool - 5,58 mmol/l , HDL-1,84 mmol/l</text:p>
          </table:table-cell>
          <table:table-cell office:value-type="string">
            <text:p>HDL-1,84 mmol/l</text:p>
          </table:table-cell>
          <table:table-cell office:value-type="string">
            <text:p><text:s/>, kreatiniin 50mkmol/l , LDL - </text:p>
          </table:table-cell>
          <table:table-cell office:value-type="string">
            <text:p>HDL</text:p>
          </table:table-cell>
          <table:table-cell office:value-type="float" office:value="1.84">
            <text:p>1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44911">
            <text:p>20844911</text:p>
          </table:table-cell>
          <table:table-cell office:value-type="float" office:value="160989472">
            <text:p>160989472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673038464484">
            <text:p>673038464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,8 kreat 76 kol 5,38 tri 0,59 HDL 1,85 </text:p>
          </table:table-cell>
          <table:table-cell office:value-type="string">
            <text:p>HDL 1,85 </text:p>
          </table:table-cell>
          <table:table-cell office:value-type="string">
            <text:p>LDL 2,89</text:p>
          </table:table-cell>
          <table:table-cell office:value-type="string">
            <text:p>HDL</text:p>
          </table:table-cell>
          <table:table-cell office:value-type="float" office:value="1.85">
            <text:p>1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79797">
            <text:p>7479797</text:p>
          </table:table-cell>
          <table:table-cell office:value-type="float" office:value="86496977">
            <text:p>86496977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99028632505">
            <text:p>9902863250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8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85">
            <text:p>1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987">
            <text:p>531987</text:p>
          </table:table-cell>
          <table:table-cell office:value-type="float" office:value="85807488">
            <text:p>85807488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7</text:p>
          </table:table-cell>
          <table:table-cell office:value-type="float" office:value="15207283430">
            <text:p>152072834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85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85">
            <text:p>1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9794">
            <text:p>5059794</text:p>
          </table:table-cell>
          <table:table-cell office:value-type="float" office:value="139672001">
            <text:p>139672001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85812073326">
            <text:p>858120733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89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1.89">
            <text:p>1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1078">
            <text:p>4181078</text:p>
          </table:table-cell>
          <table:table-cell office:value-type="float" office:value="96005349">
            <text:p>96005349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70615249688">
            <text:p>706152496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9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37226">
            <text:p>23937226</text:p>
          </table:table-cell>
          <table:table-cell office:value-type="float" office:value="204877196">
            <text:p>204877196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94458210349">
            <text:p>944582103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5,1 HDL 1,9 </text:p>
          </table:table-cell>
          <table:table-cell office:value-type="string">
            <text:p>HDL 1,9 </text:p>
          </table:table-cell>
          <table:table-cell office:value-type="string">
            <text:p>LDL 2,7 mmol/l</text:p>
          </table:table-cell>
          <table:table-cell office:value-type="string">
            <text:p>HDL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09179">
            <text:p>21109179</text:p>
          </table:table-cell>
          <table:table-cell office:value-type="float" office:value="195932029">
            <text:p>195932029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509912578">
            <text:p>90509912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9 kol 6,0 TG - 0,8 N LDL - 4,19 HDL -1,9 </text:p>
          </table:table-cell>
          <table:table-cell office:value-type="string">
            <text:p>HDL -1,9 </text:p>
          </table:table-cell>
          <table:table-cell office:value-type="string">
            <text:p>N AST - 16</text:p>
          </table:table-cell>
          <table:table-cell office:value-type="string">
            <text:p>HDL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3417">
            <text:p>17113417</text:p>
          </table:table-cell>
          <table:table-cell office:value-type="float" office:value="207823628">
            <text:p>207823628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47154438243">
            <text:p>47154438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4.09.201318 : 59 : HDL kolesterool 1.9 mmol/l</text:p>
          </table:table-cell>
          <table:table-cell office:value-type="string">
            <text:p>HDL kolesterool 1.9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1.9">
            <text:p>1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856">
            <text:p>2210856</text:p>
          </table:table-cell>
          <table:table-cell office:value-type="float" office:value="86584034">
            <text:p>86584034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598796620">
            <text:p>925987966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 - 1.93</text:p>
          </table:table-cell>
          <table:table-cell/>
          <table:table-cell office:value-type="string">
            <text:p>HDL</text:p>
          </table:table-cell>
          <table:table-cell office:value-type="float" office:value="1.93">
            <text:p>1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4772">
            <text:p>18104772</text:p>
          </table:table-cell>
          <table:table-cell office:value-type="float" office:value="173446109">
            <text:p>173446109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446698766">
            <text:p>404466987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reat -57 Kolester -5.3 HDL-1,93 </text:p>
          </table:table-cell>
          <table:table-cell office:value-type="string">
            <text:p>HDL-1,93 </text:p>
          </table:table-cell>
          <table:table-cell office:value-type="string">
            <text:p>LDL-3,1 Triglüts -1,76</text:p>
          </table:table-cell>
          <table:table-cell office:value-type="string">
            <text:p>HDL</text:p>
          </table:table-cell>
          <table:table-cell office:value-type="float" office:value="1.93">
            <text:p>1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55323">
            <text:p>12455323</text:p>
          </table:table-cell>
          <table:table-cell office:value-type="float" office:value="184907587">
            <text:p>18490758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407896">
            <text:p>6730304078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94 ( </text:p>
          </table:table-cell>
          <table:table-cell office:value-type="string">
            <text:p>0.80 . 2.10 mmol/L )</text:p>
          </table:table-cell>
          <table:table-cell office:value-type="string">
            <text:p>HDL</text:p>
          </table:table-cell>
          <table:table-cell office:value-type="float" office:value="1.94">
            <text:p>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2124">
            <text:p>2182124</text:p>
          </table:table-cell>
          <table:table-cell office:value-type="float" office:value="90599282">
            <text:p>9059928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297897626">
            <text:p>392978976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5.0 mmol/L HDL kolesterool 1.94 mmol/l</text:p>
          </table:table-cell>
          <table:table-cell office:value-type="string">
            <text:p>HDL kolesterool 1.94 mmol/l</text:p>
          </table:table-cell>
          <table:table-cell office:value-type="string">
            <text:p><text:s/>LDL kolesterool 2.79 mmol/l Tri</text:p>
          </table:table-cell>
          <table:table-cell office:value-type="string">
            <text:p>HDL kolesterool</text:p>
          </table:table-cell>
          <table:table-cell office:value-type="float" office:value="1.94">
            <text:p>1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07836">
            <text:p>4607836</text:p>
          </table:table-cell>
          <table:table-cell office:value-type="float" office:value="84724431">
            <text:p>84724431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42362556293">
            <text:p>423625562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94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94">
            <text:p>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698">
            <text:p>543698</text:p>
          </table:table-cell>
          <table:table-cell office:value-type="float" office:value="141703388">
            <text:p>141703388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22829027511">
            <text:p>228290275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1.94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1.94">
            <text:p>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3699">
            <text:p>15953699</text:p>
          </table:table-cell>
          <table:table-cell office:value-type="float" office:value="198936843">
            <text:p>198936843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06</text:p>
          </table:table-cell>
          <table:table-cell office:value-type="float" office:value="673046090525">
            <text:p>6730460905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97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97">
            <text:p>1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7019">
            <text:p>21537019</text:p>
          </table:table-cell>
          <table:table-cell office:value-type="float" office:value="180126876">
            <text:p>180126876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21292765133">
            <text:p>21292765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97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97">
            <text:p>1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3667">
            <text:p>18583667</text:p>
          </table:table-cell>
          <table:table-cell office:value-type="float" office:value="201205042">
            <text:p>201205042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29204048404">
            <text:p>29204048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1.10.201310 : 35 : HDL 1.98 mmol/l</text:p>
          </table:table-cell>
          <table:table-cell office:value-type="string">
            <text:p>HDL 1.98 mmol/l</text:p>
          </table:table-cell>
          <table:table-cell/>
          <table:table-cell office:value-type="string">
            <text:p>HDL</text:p>
          </table:table-cell>
          <table:table-cell office:value-type="float" office:value="1.98">
            <text:p>1,9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79519">
            <text:p>13579519</text:p>
          </table:table-cell>
          <table:table-cell office:value-type="float" office:value="160264801">
            <text:p>160264801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0-09-10</text:p>
          </table:table-cell>
          <table:table-cell office:value-type="float" office:value="33921842223">
            <text:p>339218422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6,5 , HDL 1,98 </text:p>
          </table:table-cell>
          <table:table-cell office:value-type="string">
            <text:p>HDL 1,98 </text:p>
          </table:table-cell>
          <table:table-cell office:value-type="string">
            <text:p>, LDL 4,15 ; TG 1,37 .</text:p>
          </table:table-cell>
          <table:table-cell office:value-type="string">
            <text:p>HDL</text:p>
          </table:table-cell>
          <table:table-cell office:value-type="float" office:value="1.98">
            <text:p>1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9475">
            <text:p>2079475</text:p>
          </table:table-cell>
          <table:table-cell office:value-type="float" office:value="91314744">
            <text:p>91314744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231041547">
            <text:p>782310415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office:value-type="string">
            <text:p>s 4.8 , koles 5.1 , trig 0.88 , HDL 1.98</text:p>
          </table:table-cell>
          <table:table-cell office:value-type="string">
            <text:p>HDL 1.98</text:p>
          </table:table-cell>
          <table:table-cell/>
          <table:table-cell office:value-type="string">
            <text:p>HDL</text:p>
          </table:table-cell>
          <table:table-cell office:value-type="float" office:value="1.98">
            <text:p>1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6554">
            <text:p>24656554</text:p>
          </table:table-cell>
          <table:table-cell office:value-type="float" office:value="186731011">
            <text:p>186731011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47338254517">
            <text:p>47338254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98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98">
            <text:p>1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0237">
            <text:p>14310237</text:p>
          </table:table-cell>
          <table:table-cell office:value-type="float" office:value="195257806">
            <text:p>195257806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13663589363">
            <text:p>136635893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1.99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1.99">
            <text:p>1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1545">
            <text:p>19671545</text:p>
          </table:table-cell>
          <table:table-cell office:value-type="float" office:value="219000082">
            <text:p>219000082</text:p>
          </table:table-cell>
          <table:table-cell office:value-type="string">
            <text:p>2013-12-29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36715898088">
            <text:p>367158980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des KOL 5,6 ; LDL 3,4;TG 0,53 ; HDL 2,0 mmol/l</text:p>
          </table:table-cell>
          <table:table-cell office:value-type="string">
            <text:p>HDL 2,0 mmol/l</text:p>
          </table:table-cell>
          <table:table-cell office:value-type="string">
            <text:p><text:s/>, HbA1c 5,5 % 10/2013 UROLOOG (</text:p>
          </table:table-cell>
          <table:table-cell office:value-type="string">
            <text:p>HD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4612">
            <text:p>19884612</text:p>
          </table:table-cell>
          <table:table-cell office:value-type="float" office:value="172900448">
            <text:p>17290044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313230879">
            <text:p>47313230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Samas HDL-Chol 2,0 </text:p>
          </table:table-cell>
          <table:table-cell office:value-type="string">
            <text:p>s HDL-Chol 2,0 </text:p>
          </table:table-cell>
          <table:table-cell office:value-type="string">
            <text:p>ja veresuhkur korras</text:p>
          </table:table-cell>
          <table:table-cell office:value-type="string">
            <text:p>s HDL-Cho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3648">
            <text:p>19863648</text:p>
          </table:table-cell>
          <table:table-cell office:value-type="float" office:value="198598146">
            <text:p>198598146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892352">
            <text:p>673039892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013 : 02.09.201315 : 55 : 08 : HDL kolesterool 2.0 mmol/l</text:p>
          </table:table-cell>
          <table:table-cell office:value-type="string">
            <text:p>HDL kolesterool 2.0 mmol/l</text:p>
          </table:table-cell>
          <table:table-cell/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1414">
            <text:p>19351414</text:p>
          </table:table-cell>
          <table:table-cell office:value-type="float" office:value="170854497">
            <text:p>170854497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23761728046">
            <text:p>237617280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04.201316 : 36 : HDL kolesterool 2.0 mmol/l</text:p>
          </table:table-cell>
          <table:table-cell office:value-type="string">
            <text:p>HDL kolesterool 2.0 mmol/l</text:p>
          </table:table-cell>
          <table:table-cell/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68990">
            <text:p>2568990</text:p>
          </table:table-cell>
          <table:table-cell office:value-type="float" office:value="138949675">
            <text:p>138949675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22947561388">
            <text:p>229475613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8.09.201214 : 45 : HDL kolesterool 2.0 mmol/l</text:p>
          </table:table-cell>
          <table:table-cell office:value-type="string">
            <text:p>HDL kolesterool 2.0 mmol/l</text:p>
          </table:table-cell>
          <table:table-cell/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5422">
            <text:p>23945422</text:p>
          </table:table-cell>
          <table:table-cell office:value-type="float" office:value="182190608">
            <text:p>182190608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52564190854">
            <text:p>525641908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ÜK 5,9 ; HDL 2,0 </text:p>
          </table:table-cell>
          <table:table-cell office:value-type="string">
            <text:p>HDL 2,0 </text:p>
          </table:table-cell>
          <table:table-cell office:value-type="string">
            <text:p>; LDL 3,4 ; TG 1,49 .</text:p>
          </table:table-cell>
          <table:table-cell office:value-type="string">
            <text:p>HD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9629">
            <text:p>18239629</text:p>
          </table:table-cell>
          <table:table-cell office:value-type="float" office:value="207434528">
            <text:p>207434528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25559713243">
            <text:p>25559713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4.11.201316 : 43 : HDL kolesterool 2.0 mmol/l</text:p>
          </table:table-cell>
          <table:table-cell office:value-type="string">
            <text:p>HDL kolesterool 2.0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03002">
            <text:p>17903002</text:p>
          </table:table-cell>
          <table:table-cell office:value-type="float" office:value="203867996">
            <text:p>203867996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81285616451">
            <text:p>81285616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10.201316 : 32 : HDL kolesterool 2.0 mmol/l</text:p>
          </table:table-cell>
          <table:table-cell office:value-type="string">
            <text:p>HDL kolesterool 2.0 mmol/l</text:p>
          </table:table-cell>
          <table:table-cell/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5794">
            <text:p>18665794</text:p>
          </table:table-cell>
          <table:table-cell office:value-type="float" office:value="167211215">
            <text:p>167211215</text:p>
          </table:table-cell>
          <table:table-cell office:value-type="string">
            <text:p>2013-03-17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673032913148">
            <text:p>673032913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kolesterool 2.0 mmol/l</text:p>
          </table:table-cell>
          <table:table-cell/>
          <table:table-cell office:value-type="string">
            <text:p>HDL kolesteroo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8699">
            <text:p>19538699</text:p>
          </table:table-cell>
          <table:table-cell office:value-type="float" office:value="158380150">
            <text:p>158380150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1-09-19</text:p>
          </table:table-cell>
          <table:table-cell office:value-type="float" office:value="33581783735">
            <text:p>335817837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sterool - 8,08 , LDL-C - 5,44 , HDL - 2.03 </text:p>
          </table:table-cell>
          <table:table-cell office:value-type="string">
            <text:p>HDL - 2.03 </text:p>
          </table:table-cell>
          <table:table-cell office:value-type="string">
            <text:p>; TG-1.09 ; ASO - 503,2 ( Strept</text:p>
          </table:table-cell>
          <table:table-cell office:value-type="string">
            <text:p>HDL</text:p>
          </table:table-cell>
          <table:table-cell table:style-name="ce1" office:value-type="float" office:value="2.03">
            <text:p>2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4664">
            <text:p>24604664</text:p>
          </table:table-cell>
          <table:table-cell office:value-type="float" office:value="175866146">
            <text:p>175866146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0098230122">
            <text:p>90098230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03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2.03">
            <text:p>2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3134">
            <text:p>3923134</text:p>
          </table:table-cell>
          <table:table-cell office:value-type="float" office:value="133185745">
            <text:p>133185745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066998419">
            <text:p>650669984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,027miu/l ; kol - 6,23mmol/l , HDL-2,03 </text:p>
          </table:table-cell>
          <table:table-cell office:value-type="string">
            <text:p>HDL-2,03 </text:p>
          </table:table-cell>
          <table:table-cell office:value-type="string">
            <text:p>, LDL - 3,97mmol/l , trg - 0,77m</text:p>
          </table:table-cell>
          <table:table-cell office:value-type="string">
            <text:p>HDL</text:p>
          </table:table-cell>
          <table:table-cell table:style-name="ce1" office:value-type="float" office:value="2.03">
            <text:p>2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4465">
            <text:p>16454465</text:p>
          </table:table-cell>
          <table:table-cell office:value-type="float" office:value="175774912">
            <text:p>175774912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69530063138">
            <text:p>695300631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0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2.04">
            <text:p>2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6350">
            <text:p>4456350</text:p>
          </table:table-cell>
          <table:table-cell office:value-type="float" office:value="87179583">
            <text:p>87179583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74223423665">
            <text:p>742234236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05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table:style-name="ce1" office:value-type="float" office:value="2.05">
            <text:p>2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405">
            <text:p>2308405</text:p>
          </table:table-cell>
          <table:table-cell office:value-type="float" office:value="86627445">
            <text:p>86627445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800723208">
            <text:p>168007232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Kolesterool 7.7 mmol/L HDL kolesterool 2.06 mmol/l</text:p>
          </table:table-cell>
          <table:table-cell office:value-type="string">
            <text:p>HDL kolesterool 2.06 mmol/l</text:p>
          </table:table-cell>
          <table:table-cell office:value-type="string">
            <text:p><text:s/>LDL kolesterool 4.75 mmol/l Tri</text:p>
          </table:table-cell>
          <table:table-cell office:value-type="string">
            <text:p>HDL kolesterool</text:p>
          </table:table-cell>
          <table:table-cell table:style-name="ce1" office:value-type="float" office:value="2.06">
            <text:p>2,0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9479">
            <text:p>2339479</text:p>
          </table:table-cell>
          <table:table-cell office:value-type="float" office:value="84951924">
            <text:p>84951924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80576693867">
            <text:p>805766938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5.02.201215 : 07 : 09 : HDL kolesterool 2.07 mmol/l</text:p>
          </table:table-cell>
          <table:table-cell office:value-type="string">
            <text:p>HDL kolesterool 2.07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07">
            <text:p>2,0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8571">
            <text:p>19698571</text:p>
          </table:table-cell>
          <table:table-cell office:value-type="float" office:value="179150934">
            <text:p>179150934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18702849572">
            <text:p>18702849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2.05.201320 : 29 : HDL kolesterool 2.1 mmol/l</text:p>
          </table:table-cell>
          <table:table-cell office:value-type="string">
            <text:p>HDL kolesterool 2.1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71128">
            <text:p>8171128</text:p>
          </table:table-cell>
          <table:table-cell office:value-type="float" office:value="147392191">
            <text:p>147392191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72062372672">
            <text:p>720623726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1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5733">
            <text:p>17825733</text:p>
          </table:table-cell>
          <table:table-cell office:value-type="float" office:value="195303277">
            <text:p>195303277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673030535763">
            <text:p>673030535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8.201310 : 57 : 29 : HDL kolesterool 2.1 mmol/l</text:p>
          </table:table-cell>
          <table:table-cell office:value-type="string">
            <text:p>HDL kolesterool 2.1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2.1">
            <text:p>2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965">
            <text:p>2198965</text:p>
          </table:table-cell>
          <table:table-cell office:value-type="float" office:value="89713479">
            <text:p>89713479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027025151">
            <text:p>360270251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table:number-columns-repeated="2" office:value-type="string">
            <text:p>HDL - 2,10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1227">
            <text:p>16821227</text:p>
          </table:table-cell>
          <table:table-cell office:value-type="float" office:value="201813918">
            <text:p>201813918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104996">
            <text:p>6730381049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1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table:style-name="ce1" office:value-type="float" office:value="2.12">
            <text:p>2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17268">
            <text:p>4817268</text:p>
          </table:table-cell>
          <table:table-cell office:value-type="float" office:value="131803189">
            <text:p>131803189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71697871563">
            <text:p>716978715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6.6 ( 3.9 . 7.8 mmol/L ) S , P-HDL-Chol 2.13 ( </text:p>
          </table:table-cell>
          <table:table-cell office:value-type="string">
            <text:p>S , P-HDL-Chol 2.13 ( </text:p>
          </table:table-cell>
          <table:table-cell office:value-type="string">
            <text:p>1.00 . 2.70 mmol/L ) S , P-LDL-C</text:p>
          </table:table-cell>
          <table:table-cell office:value-type="string">
            <text:p>S , P-HDL-Chol</text:p>
          </table:table-cell>
          <table:table-cell office:value-type="float" office:value="2.13">
            <text:p>2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7990">
            <text:p>19357990</text:p>
          </table:table-cell>
          <table:table-cell office:value-type="float" office:value="164044614">
            <text:p>164044614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673030508405">
            <text:p>673030508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9.02.201212 : 38 : HDL kolesterool 2.13 mmol/l</text:p>
          </table:table-cell>
          <table:table-cell office:value-type="string">
            <text:p>HDL kolesterool 2.13 mmol/l</text:p>
          </table:table-cell>
          <table:table-cell/>
          <table:table-cell office:value-type="string">
            <text:p>HDL kolesterool</text:p>
          </table:table-cell>
          <table:table-cell office:value-type="float" office:value="2.13">
            <text:p>2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7351">
            <text:p>16667351</text:p>
          </table:table-cell>
          <table:table-cell office:value-type="float" office:value="182013166">
            <text:p>182013166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31587044257">
            <text:p>315870442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14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2.14">
            <text:p>2,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76196">
            <text:p>3976196</text:p>
          </table:table-cell>
          <table:table-cell office:value-type="float" office:value="92019297">
            <text:p>92019297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851544977">
            <text:p>258515449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HDL|hdl|Hdl|HDl)(\s*\-?((K|k)olesteroo?l|KOLESTEROOL|(K|k)olester|Chol|(K|k)olest?|kol|chol|CHol|CHL|KOL|Kol|cHOL|CHOL|ÜK|ük|Ük))?)\s*-?\s*(?P&lt;value&gt;[0-9]+([ ,.]+[0-9]{2}))</text:p>
          </table:table-cell>
          <table:table-cell office:value-type="string">
            <text:p>NULL</text:p>
          </table:table-cell>
          <table:table-cell office:value-type="string">
            <text:p>dest kolesterool 5,7 LDL3.04 ja HDL 2.15</text:p>
          </table:table-cell>
          <table:table-cell office:value-type="string">
            <text:p>HDL 2.15</text:p>
          </table:table-cell>
          <table:table-cell/>
          <table:table-cell office:value-type="string">
            <text:p>HDL</text:p>
          </table:table-cell>
          <table:table-cell office:value-type="float" office:value="2.15">
            <text:p>2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9167">
            <text:p>18309167</text:p>
          </table:table-cell>
          <table:table-cell office:value-type="float" office:value="156481586">
            <text:p>156481586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11666863866">
            <text:p>116668638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Analüüsides kol 6,8 mmol/l , HDL 2,16 mmol/l</text:p>
          </table:table-cell>
          <table:table-cell office:value-type="string">
            <text:p>HDL 2,16 mmol/l</text:p>
          </table:table-cell>
          <table:table-cell office:value-type="string">
            <text:p><text:s/>, LDL kol 4,18 mmol/l , TG 2,4 </text:p>
          </table:table-cell>
          <table:table-cell office:value-type="string">
            <text:p>HDL</text:p>
          </table:table-cell>
          <table:table-cell office:value-type="float" office:value="2.16">
            <text:p>2,1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0877">
            <text:p>450877</text:p>
          </table:table-cell>
          <table:table-cell office:value-type="float" office:value="140846204">
            <text:p>140846204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90663797544">
            <text:p>906637975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16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2.16">
            <text:p>2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13215">
            <text:p>4713215</text:p>
          </table:table-cell>
          <table:table-cell office:value-type="float" office:value="133344375">
            <text:p>133344375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90592046864">
            <text:p>905920468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18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2.18">
            <text:p>2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68331">
            <text:p>13268331</text:p>
          </table:table-cell>
          <table:table-cell office:value-type="float" office:value="176710037">
            <text:p>176710037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34813053294">
            <text:p>348130532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terool 3.7 ( 3.3 . 6.9 mmol/L ) HDL 2.18 ( </text:p>
          </table:table-cell>
          <table:table-cell office:value-type="string">
            <text:p>HDL 2.18 ( </text:p>
          </table:table-cell>
          <table:table-cell office:value-type="string">
            <text:p>1.00 . 2.70 mmol/L ) LDL 1.25 ( </text:p>
          </table:table-cell>
          <table:table-cell office:value-type="string">
            <text:p>HDL</text:p>
          </table:table-cell>
          <table:table-cell office:value-type="float" office:value="2.18">
            <text:p>2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86919">
            <text:p>17786919</text:p>
          </table:table-cell>
          <table:table-cell office:value-type="float" office:value="205774199">
            <text:p>205774199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176335839">
            <text:p>86176335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ol/L ; Kolesterool 5.3 mmol/L ; HDL kolesterool 2.2 mmol/l</text:p>
          </table:table-cell>
          <table:table-cell office:value-type="string">
            <text:p>HDL kolesterool 2.2 mmol/l</text:p>
          </table:table-cell>
          <table:table-cell office:value-type="string">
            <text:p><text:s/>; LDL kolesterool 2.3 mmol/l ; </text:p>
          </table:table-cell>
          <table:table-cell office:value-type="string">
            <text:p>H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19500">
            <text:p>17019500</text:p>
          </table:table-cell>
          <table:table-cell office:value-type="float" office:value="202408841">
            <text:p>202408841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673030417130">
            <text:p>6730304171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3.201318 : 24 : HDL kolesterool 2.2 mmol/l</text:p>
          </table:table-cell>
          <table:table-cell office:value-type="string">
            <text:p>HDL kolesterool 2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3886">
            <text:p>19903886</text:p>
          </table:table-cell>
          <table:table-cell office:value-type="float" office:value="214679404">
            <text:p>21467940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8830182529">
            <text:p>688301825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11.201311 : 03 : HDL kolesterool 2.2 mmol/l</text:p>
          </table:table-cell>
          <table:table-cell office:value-type="string">
            <text:p>HDL kolesterool 2.2 mmol/l</text:p>
          </table:table-cell>
          <table:table-cell office:value-type="string">
            <text:p><text:s/>[ norm 1.0 - ...]</text:p>
          </table:table-cell>
          <table:table-cell office:value-type="string">
            <text:p>H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0528">
            <text:p>19100528</text:p>
          </table:table-cell>
          <table:table-cell office:value-type="float" office:value="176837278">
            <text:p>176837278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673030543604">
            <text:p>673030543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7.05.201318 : 55 : HDL kolesterool 2.2 mmol/l</text:p>
          </table:table-cell>
          <table:table-cell office:value-type="string">
            <text:p>HDL kolesterool 2.2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9680">
            <text:p>4429680</text:p>
          </table:table-cell>
          <table:table-cell office:value-type="float" office:value="81681809">
            <text:p>81681809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69619435450">
            <text:p>696194354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2.23 ( </text:p>
          </table:table-cell>
          <table:table-cell office:value-type="string">
            <text:p>0.80 . 2.10 mmol/L )</text:p>
          </table:table-cell>
          <table:table-cell office:value-type="string">
            <text:p>fS , fP-HDL-Chol</text:p>
          </table:table-cell>
          <table:table-cell office:value-type="float" office:value="2.23">
            <text:p>2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94950">
            <text:p>18994950</text:p>
          </table:table-cell>
          <table:table-cell office:value-type="float" office:value="173112221">
            <text:p>173112221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55601066708">
            <text:p>556010667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5.03.201313 : 36 : 39 : HDL-Kolesterool 2.24 mmol/l</text:p>
          </table:table-cell>
          <table:table-cell office:value-type="string">
            <text:p>HDL-Kolesterool 2.24 mmol/l</text:p>
          </table:table-cell>
          <table:table-cell/>
          <table:table-cell office:value-type="string">
            <text:p>HDL-Kolesterool</text:p>
          </table:table-cell>
          <table:table-cell office:value-type="float" office:value="2.24">
            <text:p>2,2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07154">
            <text:p>18007154</text:p>
          </table:table-cell>
          <table:table-cell office:value-type="float" office:value="169020049">
            <text:p>169020049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816849352">
            <text:p>748168493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<text:s/>; LDL kolesterool 4.2 mmol/l ; HDL kolesterool 2.3 mmol/l</text:p>
          </table:table-cell>
          <table:table-cell office:value-type="string">
            <text:p>HDL kolesterool 2.3 mmol/l</text:p>
          </table:table-cell>
          <table:table-cell office:value-type="string">
            <text:p><text:s/>; Triglütseriidid 1.01 mmol/L ;</text:p>
          </table:table-cell>
          <table:table-cell office:value-type="string">
            <text:p>HDL kolesterool</text:p>
          </table:table-cell>
          <table:table-cell table:style-name="ce1" office:value-type="float" office:value="2.3">
            <text:p>2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23600">
            <text:p>10623600</text:p>
          </table:table-cell>
          <table:table-cell office:value-type="float" office:value="208339606">
            <text:p>208339606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673037484060">
            <text:p>6730374840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31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2.31">
            <text:p>2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50558">
            <text:p>8750558</text:p>
          </table:table-cell>
          <table:table-cell office:value-type="float" office:value="152531082">
            <text:p>152531082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60839651326">
            <text:p>608396513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33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office:value-type="float" office:value="2.33">
            <text:p>2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97244">
            <text:p>22797244</text:p>
          </table:table-cell>
          <table:table-cell office:value-type="float" office:value="198956232">
            <text:p>19895623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48676369132">
            <text:p>48676369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Glükoos 5,4 ; ÜK 8,45 ; HDL 2,34 </text:p>
          </table:table-cell>
          <table:table-cell office:value-type="string">
            <text:p>HDL 2,34 </text:p>
          </table:table-cell>
          <table:table-cell office:value-type="string">
            <text:p>; LDL 5,42 ; TG 2,79 ; kreatinii</text:p>
          </table:table-cell>
          <table:table-cell office:value-type="string">
            <text:p>HDL</text:p>
          </table:table-cell>
          <table:table-cell office:value-type="float" office:value="2.34">
            <text:p>2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1186">
            <text:p>18081186</text:p>
          </table:table-cell>
          <table:table-cell office:value-type="float" office:value="185259214">
            <text:p>18525921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37585565083">
            <text:p>375855650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1.06.201315 : 05 : HDL kolesterool 2.4 mmol/l</text:p>
          </table:table-cell>
          <table:table-cell office:value-type="string">
            <text:p>HDL kolesterool 2.4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4">
            <text:p>2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2844">
            <text:p>18422844</text:p>
          </table:table-cell>
          <table:table-cell office:value-type="float" office:value="195289544">
            <text:p>195289544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83854610032">
            <text:p>838546100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2.08.201314 : 20 : HDL-kolesterool 2.44 mmol/l</text:p>
          </table:table-cell>
          <table:table-cell office:value-type="string">
            <text:p>HDL-kolesterool 2.44 mmol/l</text:p>
          </table:table-cell>
          <table:table-cell/>
          <table:table-cell office:value-type="string">
            <text:p>HDL-kolesterool</text:p>
          </table:table-cell>
          <table:table-cell office:value-type="float" office:value="2.44">
            <text:p>2,4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7360">
            <text:p>18897360</text:p>
          </table:table-cell>
          <table:table-cell office:value-type="float" office:value="213438837">
            <text:p>213438837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9589">
            <text:p>673030529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analüüsis TSH 1.24 , LDL 2.33 , HDL 2.47 </text:p>
          </table:table-cell>
          <table:table-cell office:value-type="string">
            <text:p>HDL 2.47 </text:p>
          </table:table-cell>
          <table:table-cell office:value-type="string">
            <text:p>, ALT 9.5 , AST 16.6 , kolest 4.</text:p>
          </table:table-cell>
          <table:table-cell office:value-type="string">
            <text:p>HDL</text:p>
          </table:table-cell>
          <table:table-cell office:value-type="float" office:value="2.47">
            <text:p>2,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5456">
            <text:p>18115456</text:p>
          </table:table-cell>
          <table:table-cell office:value-type="float" office:value="191999996">
            <text:p>191999996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56711327819">
            <text:p>56711327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05.08.201310 : 36 : HDL kolesterool 2.5 mmol/l</text:p>
          </table:table-cell>
          <table:table-cell office:value-type="string">
            <text:p>HDL kolesterool 2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60506">
            <text:p>20760506</text:p>
          </table:table-cell>
          <table:table-cell office:value-type="float" office:value="214669973">
            <text:p>21466997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0385582">
            <text:p>673030385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-2.5</text:p>
          </table:table-cell>
          <table:table-cell/>
          <table:table-cell office:value-type="string">
            <text:p>HDL</text:p>
          </table:table-cell>
          <table:table-cell table:style-name="ce1" office:value-type="float" office:value="2.5">
            <text:p>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5128">
            <text:p>2525128</text:p>
          </table:table-cell>
          <table:table-cell office:value-type="float" office:value="153580514">
            <text:p>153580514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94952541221">
            <text:p>949525412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9.12.201216 : 38 : HDL kolesterool 2.5 mmol/l</text:p>
          </table:table-cell>
          <table:table-cell office:value-type="string">
            <text:p>HDL kolesterool 2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82842">
            <text:p>19282842</text:p>
          </table:table-cell>
          <table:table-cell office:value-type="float" office:value="194407640">
            <text:p>194407640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73565433093">
            <text:p>735654330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1.08.201311 : 52 : 42 : HDL kolesterool 2.5 mmol/l</text:p>
          </table:table-cell>
          <table:table-cell office:value-type="string">
            <text:p>HDL kolesterool 2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3672">
            <text:p>19693672</text:p>
          </table:table-cell>
          <table:table-cell office:value-type="float" office:value="186753796">
            <text:p>186753796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673047521497">
            <text:p>673047521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4.10.201217 : 28 : HDL kolesterool 2.5 mmol/l</text:p>
          </table:table-cell>
          <table:table-cell office:value-type="string">
            <text:p>HDL kolesterool 2.5 mmol/l</text:p>
          </table:table-cell>
          <table:table-cell/>
          <table:table-cell office:value-type="string">
            <text:p>HDL kolesteroo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5570">
            <text:p>21995570</text:p>
          </table:table-cell>
          <table:table-cell office:value-type="float" office:value="184087574">
            <text:p>18408757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24315267664">
            <text:p>24315267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52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2.52">
            <text:p>2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5153">
            <text:p>19705153</text:p>
          </table:table-cell>
          <table:table-cell office:value-type="float" office:value="173439496">
            <text:p>173439496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4223">
            <text:p>673030414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7,2 , HDL 2,52 </text:p>
          </table:table-cell>
          <table:table-cell office:value-type="string">
            <text:p>HDL 2,52 </text:p>
          </table:table-cell>
          <table:table-cell office:value-type="string">
            <text:p>, lDL 4,2 .</text:p>
          </table:table-cell>
          <table:table-cell office:value-type="string">
            <text:p>HDL</text:p>
          </table:table-cell>
          <table:table-cell office:value-type="float" office:value="2.52">
            <text:p>2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3380">
            <text:p>763380</text:p>
          </table:table-cell>
          <table:table-cell office:value-type="float" office:value="137439811">
            <text:p>137439811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077791805">
            <text:p>320777918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2.65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2.65">
            <text:p>2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19738">
            <text:p>7619738</text:p>
          </table:table-cell>
          <table:table-cell office:value-type="float" office:value="80995557">
            <text:p>80995557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83519887503">
            <text:p>835198875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fS , fP-HDL-Chol 2.66 ( </text:p>
          </table:table-cell>
          <table:table-cell office:value-type="string">
            <text:p>1.00 . 2.70 mmol/L )</text:p>
          </table:table-cell>
          <table:table-cell office:value-type="string">
            <text:p>fS , fP-HDL-Chol</text:p>
          </table:table-cell>
          <table:table-cell office:value-type="float" office:value="2.66">
            <text:p>2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7096">
            <text:p>19517096</text:p>
          </table:table-cell>
          <table:table-cell office:value-type="float" office:value="210941255">
            <text:p>21094125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8108">
            <text:p>6730304281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eatiniin 70 , kolesterool 6,7 , HDL2,68 </text:p>
          </table:table-cell>
          <table:table-cell office:value-type="string">
            <text:p>HDL2,68 </text:p>
          </table:table-cell>
          <table:table-cell office:value-type="string">
            <text:p>, LDL 3,8 , trigl 1,03 , kusihap</text:p>
          </table:table-cell>
          <table:table-cell office:value-type="string">
            <text:p>HDL</text:p>
          </table:table-cell>
          <table:table-cell office:value-type="float" office:value="2.68">
            <text:p>2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7247">
            <text:p>21747247</text:p>
          </table:table-cell>
          <table:table-cell office:value-type="float" office:value="174280675">
            <text:p>174280675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9558829999">
            <text:p>195588299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HDL 2.75 ( </text:p>
          </table:table-cell>
          <table:table-cell office:value-type="string">
            <text:p>1.00 . 2.70 mmol/L )</text:p>
          </table:table-cell>
          <table:table-cell office:value-type="string">
            <text:p>HDL</text:p>
          </table:table-cell>
          <table:table-cell office:value-type="float" office:value="2.75">
            <text:p>2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1234">
            <text:p>2221234</text:p>
          </table:table-cell>
          <table:table-cell office:value-type="float" office:value="88315103">
            <text:p>88315103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56028059085">
            <text:p>560280590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14.03.201217 : 52 : HDL kolesterool 2.96 mmol/l</text:p>
          </table:table-cell>
          <table:table-cell office:value-type="string">
            <text:p>HDL kolesterool 2.96 mmol/l</text:p>
          </table:table-cell>
          <table:table-cell/>
          <table:table-cell office:value-type="string">
            <text:p>HDL kolesterool</text:p>
          </table:table-cell>
          <table:table-cell office:value-type="float" office:value="2.96">
            <text:p>2,9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3271">
            <text:p>19763271</text:p>
          </table:table-cell>
          <table:table-cell office:value-type="float" office:value="181817981">
            <text:p>181817981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1849123937">
            <text:p>61849123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27.05.201316 : 10 : HDL kolesterool 3.0 mmol/l</text:p>
          </table:table-cell>
          <table:table-cell office:value-type="string">
            <text:p>HDL kolesterool 3.0 mmol/l</text:p>
          </table:table-cell>
          <table:table-cell/>
          <table:table-cell office:value-type="string">
            <text:p>HDL kolesteroo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3213">
            <text:p>21963213</text:p>
          </table:table-cell>
          <table:table-cell office:value-type="float" office:value="193485527">
            <text:p>193485527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52390041009">
            <text:p>523900410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3.48 ( </text:p>
          </table:table-cell>
          <table:table-cell office:value-type="string">
            <text:p>0.80 . 2.10 mmol/L )</text:p>
          </table:table-cell>
          <table:table-cell office:value-type="string">
            <text:p>S , P-HDL-Chol</text:p>
          </table:table-cell>
          <table:table-cell office:value-type="float" office:value="3.48">
            <text:p>3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18085">
            <text:p>12118085</text:p>
          </table:table-cell>
          <table:table-cell office:value-type="float" office:value="157074082">
            <text:p>157074082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40590763034">
            <text:p>405907630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table:number-columns-repeated="2" office:value-type="string">
            <text:p>S , P-HDL-Chol 3.80 ( </text:p>
          </table:table-cell>
          <table:table-cell office:value-type="string">
            <text:p>1.00 . 2.70 mmol/L )</text:p>
          </table:table-cell>
          <table:table-cell office:value-type="string">
            <text:p>S , P-HDL-Chol</text:p>
          </table:table-cell>
          <table:table-cell table:style-name="ce1"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15951">
            <text:p>17615951</text:p>
          </table:table-cell>
          <table:table-cell office:value-type="float" office:value="164873362">
            <text:p>164873362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37072524203">
            <text:p>37072524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30.01.201313 : 32 : 48 : HDL-Kolesterool 4.21 mmol/l</text:p>
          </table:table-cell>
          <table:table-cell office:value-type="string">
            <text:p>HDL-Kolesterool 4.21 mmol/l</text:p>
          </table:table-cell>
          <table:table-cell/>
          <table:table-cell office:value-type="string">
            <text:p>HDL-Kolesterool</text:p>
          </table:table-cell>
          <table:table-cell office:value-type="float" office:value="4.21">
            <text:p>4,2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18341">
            <text:p>8318341</text:p>
          </table:table-cell>
          <table:table-cell office:value-type="float" office:value="135524415">
            <text:p>135524415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721790051">
            <text:p>367217900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DL-KOLESTEROOL</text:p>
          </table:table-cell>
          <table:table-cell office:value-type="string">
            <text:p>(?P&lt;key&gt;((f)?[Ss]\s*(,\s*(f)?P\s*)?\-?)?(KOL\s*)?(HDL|hdl|Hdl|HDl)(\s*\-?\=?\s?((K|k)olesteroo?l|KOLESTEROOL|(K|k)olester|Chol|(K|k)olest?|kol|chol|CHol|CHL|KOL|Kol|cHOL|CHOL|ÜK|ük|Ük))?)\s*-?=?\.?\s*(?P&lt;value&gt;([0-9])+(\s?[,.]\s?[0-9]+)?)\s*\(?\s*(?P&lt;unit</text:p>
          </table:table-cell>
          <table:table-cell office:value-type="string">
            <text:p>NULL</text:p>
          </table:table-cell>
          <table:table-cell office:value-type="string">
            <text:p>Chol/HDL 5,6 </text:p>
          </table:table-cell>
          <table:table-cell office:value-type="string">
            <text:p>HDL 5,6 </text:p>
          </table:table-cell>
          <table:table-cell office:value-type="string">
            <text:p>- vestlus toitumisest</text:p>
          </table:table-cell>
          <table:table-cell office:value-type="string">
            <text:p>HDL</text:p>
          </table:table-cell>
          <table:table-cell table:style-name="ce1" office:value-type="float" office:value="5.6">
            <text:p>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0T16:14:47.95</dc:date>
    <meta:document-statistic meta:table-count="1" meta:cell-count="14862" meta:object-count="0"/>
    <meta:generator>LibreOffice/4.0.0.3$Windows_x86 LibreOffice_project/7545bee9c2a0782548772a21bc84a9dcc583b89</meta:generator>
  </office:meta>
</office:document-meta>
</file>